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6BF19C15FBAB7402.png" manifest:media-type="image/png"/>
  <manifest:file-entry manifest:full-path="Pictures/2000000E0000634100004A4C8B8C0B6EC20B2683.svm" manifest:media-type="image/x-svm"/>
  <manifest:file-entry manifest:full-path="Pictures/100002010000033100000264A56CC42B2F5D2BEF.png" manifest:media-type="image/png"/>
  <manifest:file-entry manifest:full-path="Pictures/10000201000000070000015A4A0D726AE44800EE.png" manifest:media-type="image/png"/>
  <manifest:file-entry manifest:full-path="Pictures/100002010000000700000155724A0222F4CA8E67.png" manifest:media-type="image/png"/>
  <manifest:file-entry manifest:full-path="Pictures/1000000000000123000000AD7C38329C9317F9E1.jpg" manifest:media-type="image/jpeg"/>
  <manifest:file-entry manifest:full-path="Pictures/1000020100000007000000E6FC01DD62C9F51442.png" manifest:media-type="image/png"/>
  <manifest:file-entry manifest:full-path="Pictures/10000000000000B2000000B2B137B89AD138DCA2.png" manifest:media-type="image/png"/>
  <manifest:file-entry manifest:full-path="Pictures/100002010000006E0000002F3222DB9FD0B62F91.png" manifest:media-type="image/png"/>
  <manifest:file-entry manifest:full-path="Pictures/100002010000001F000000438C54D1D5AE6CC03E.png" manifest:media-type="image/png"/>
  <manifest:file-entry manifest:full-path="Pictures/100000000000030800000316B32296B04460B84F.jpg" manifest:media-type="image/jpeg"/>
  <manifest:file-entry manifest:full-path="Pictures/100002010000003900000043BAE652D3DCDF4610.png" manifest:media-type="image/png"/>
  <manifest:file-entry manifest:full-path="Pictures/10000201000000BD000000958390239F1B789798.png" manifest:media-type="image/png"/>
  <manifest:file-entry manifest:full-path="Pictures/100002010000010C000000A49BF7AB4B9F7ACCC7.png" manifest:media-type="image/png"/>
  <manifest:file-entry manifest:full-path="Pictures/100002010000010E000000A471C73E4C6BD7608C.png" manifest:media-type="image/png"/>
  <manifest:file-entry manifest:full-path="Pictures/100002010000007D0000007DBD398A6EB9BBD350.png" manifest:media-type="image/png"/>
  <manifest:file-entry manifest:full-path="Pictures/100000000000006B000000596A805957B5D33D4C.jpg" manifest:media-type="image/jpeg"/>
  <manifest:file-entry manifest:full-path="Pictures/10000000000002400000017653DE9A896F7E72CF.jpg" manifest:media-type="image/jpeg"/>
  <manifest:file-entry manifest:full-path="Pictures/10000201000001AE0000008B505F7F9A6545739C.png" manifest:media-type="image/png"/>
  <manifest:file-entry manifest:full-path="Pictures/10000201000000F0000000F0DD1F13E9DAABC5B7.png" manifest:media-type="image/png"/>
  <manifest:file-entry manifest:full-path="Pictures/10000201000000390000004309EA038394741B67.png" manifest:media-type="image/png"/>
  <manifest:file-entry manifest:full-path="Pictures/100002010000007B0000006A053453DB9E772E0F.png" manifest:media-type="image/png"/>
  <manifest:file-entry manifest:full-path="Pictures/100002010000002C00000070511E3470481B6BA7.png" manifest:media-type="image/png"/>
  <manifest:file-entry manifest:full-path="Pictures/1000020100000080000000803AA538311AF4EEF1.png" manifest:media-type="image/png"/>
  <manifest:file-entry manifest:full-path="Pictures/1000020100000088000000883E2C98C214A57C89.png" manifest:media-type="image/png"/>
  <manifest:file-entry manifest:full-path="Pictures/10000000000002600000023F6D8B8C2712C30C72.jpg" manifest:media-type="image/jpeg"/>
  <manifest:file-entry manifest:full-path="Pictures/100002010000027D00000159198434E179B42719.png" manifest:media-type="image/png"/>
  <manifest:file-entry manifest:full-path="Pictures/1000020100000110000000A373B52A3DFB3A4DA0.png" manifest:media-type="image/png"/>
  <manifest:file-entry manifest:full-path="Pictures/10000201000000B20000004B7EE45484B8F5F3F2.png" manifest:media-type="image/png"/>
  <manifest:file-entry manifest:full-path="Pictures/10000201000001730000008BB5E455E03677CD7B.png" manifest:media-type="image/png"/>
  <manifest:file-entry manifest:full-path="Pictures/1000020100000043000000E0E992F284078C90AB.png" manifest:media-type="image/png"/>
  <manifest:file-entry manifest:full-path="Pictures/100002010000010D000000A42CCDF5BF1C77183C.png" manifest:media-type="image/png"/>
  <manifest:file-entry manifest:full-path="Pictures/10000201000001860000008B2C6DFDEEE30B2216.png" manifest:media-type="image/png"/>
  <manifest:file-entry manifest:full-path="Pictures/100002010000027700000078964F354EF717CF9F.png" manifest:media-type="image/png"/>
  <manifest:file-entry manifest:full-path="Pictures/100002010000015D000000A3C9C0133E2299ECDD.png" manifest:media-type="image/png"/>
  <manifest:file-entry manifest:full-path="Pictures/100002010000003A000000439E4CD67B80C844B7.png" manifest:media-type="image/png"/>
  <manifest:file-entry manifest:full-path="Pictures/100002010000003900000043253240738AC6D4D9.png" manifest:media-type="image/png"/>
  <manifest:file-entry manifest:full-path="Pictures/100002010000008C000000860D8C71553E56C577.png" manifest:media-type="image/png"/>
  <manifest:file-entry manifest:full-path="Pictures/100002010000002A0000001FA727E322A9101524.png" manifest:media-type="image/png"/>
  <manifest:file-entry manifest:full-path="Pictures/1000020100000044000000213C3ABDE9A9EFE008.png" manifest:media-type="image/png"/>
  <manifest:file-entry manifest:full-path="Pictures/100002010000008E0000008E9204478EF6AAC1F4.png" manifest:media-type="image/png"/>
  <manifest:file-entry manifest:full-path="Pictures/100002010000010C000000A33FE86ACCCDA75EE5.png" manifest:media-type="image/png"/>
  <manifest:file-entry manifest:full-path="Pictures/100002010000003A0000004340305FE8781BA786.png" manifest:media-type="image/png"/>
  <manifest:file-entry manifest:full-path="Pictures/1000020100000006000000748507B4EF5AFF36AF.png" manifest:media-type="image/png"/>
  <manifest:file-entry manifest:full-path="Pictures/100006E80000634100004A4C58D45B9BA5612718.emf" manifest:media-type="image/x-emf"/>
  <manifest:file-entry manifest:full-path="Pictures/100000000000003200000070E82508E261023915.png" manifest:media-type="image/png"/>
  <manifest:file-entry manifest:full-path="Pictures/100002010000002C0000006DE2F95DA58BABACDC.png" manifest:media-type="image/png"/>
  <manifest:file-entry manifest:full-path="Pictures/10000201000000420000001DE4E53217F3FFE7B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2" svg:font-family="'DejaVu Sans'"/>
    <style:font-face style:name="Times New Roman" svg:font-family="'Times New Roman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524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58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solid" draw:fill-color="#ffb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35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solid" draw:fill-color="#b8cce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37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standard">
      <style:graphic-properties draw:stroke="none" svg:stroke-width="0cm" draw:fill="solid" draw:fill-color="#e8f0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solid" draw:fill-color="#e8f0f4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09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7" style:family="graphic" style:parent-style-name="standard">
      <style:graphic-properties draw:stroke="solid" svg:stroke-width="0.053cm" svg:stroke-color="#bebeb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1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2" style:family="graphic" style:parent-style-name="standard">
      <style:graphic-properties draw:stroke="none" svg:stroke-width="0cm" draw:fill="solid" draw:fill-color="#30849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solid" draw:fill-color="#ea752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solid" draw:fill-color="#7ba76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solid" draw:fill-color="#ffc61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solid" draw:fill-color="#94b2d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8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9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0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1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2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3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4" style:family="graphic" style:parent-style-name="standard">
      <style:graphic-properties draw:stroke="none" svg:stroke-width="0cm" draw:fill="solid" draw:fill-color="#1e487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bitmap" draw:fill-image-name="msFillBitmap_20_1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6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7" style:family="graphic" style:parent-style-name="standard">
      <style:graphic-properties draw:stroke="none" svg:stroke-width="0cm" draw:fill="solid" draw:fill-color="#4aabc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08cm" fo:padding-bottom="0cm" fo:padding-left="0cm" fo:padding-right="0cm" fo:wrap-option="wrap"/>
    </style:style>
    <style:style style:name="gr39" style:family="graphic" style:parent-style-name="standard">
      <style:graphic-properties draw:stroke="none" svg:stroke-width="0cm" draw:fill="solid" draw:fill-color="#e8f0f4" draw:textarea-vertical-align="top" draw:auto-grow-height="false" draw:fit-to-size="false" style:shrink-to-fit="false" fo:min-height="0cm" fo:min-width="0cm" fo:padding-top="0.049cm" fo:padding-bottom="0cm" fo:padding-left="0cm" fo:padding-right="0cm" fo:wrap-option="wrap"/>
    </style:style>
    <style:style style:name="gr40" style:family="graphic" style:parent-style-name="standard">
      <style:graphic-properties draw:stroke="none" svg:stroke-width="0cm" draw:fill="bitmap" draw:fill-image-name="msFillBitmap_20_1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1" style:family="graphic" style:parent-style-name="standard">
      <style:graphic-properties draw:stroke="none" svg:stroke-width="0cm" draw:fill="bitmap" draw:fill-image-name="msFillBitmap_20_2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2" style:family="graphic" style:parent-style-name="standard">
      <style:graphic-properties draw:stroke="none" svg:stroke-width="0cm" draw:fill="bitmap" draw:fill-image-name="msFillBitmap_20_2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3" style:family="graphic" style:parent-style-name="standard">
      <style:graphic-properties draw:stroke="none" svg:stroke-width="0cm" draw:fill="bitmap" draw:fill-image-name="msFillBitmap_20_2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4" style:family="graphic" style:parent-style-name="standard">
      <style:graphic-properties draw:stroke="none" svg:stroke-width="0cm" draw:fill="bitmap" draw:fill-image-name="msFillBitmap_20_2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5" style:family="graphic" style:parent-style-name="standard">
      <style:graphic-properties draw:stroke="none" svg:stroke-width="0cm" draw:fill="bitmap" draw:fill-image-name="msFillBitmap_20_2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6" style:family="graphic" style:parent-style-name="standard">
      <style:graphic-properties draw:stroke="none" svg:stroke-width="0cm" draw:fill="bitmap" draw:fill-image-name="msFillBitmap_20_2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7" style:family="graphic" style:parent-style-name="standard">
      <style:graphic-properties draw:stroke="none" svg:stroke-width="0cm" draw:fill="bitmap" draw:fill-image-name="msFillBitmap_20_2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8" style:family="graphic" style:parent-style-name="standard">
      <style:graphic-properties draw:stroke="none" svg:stroke-width="0cm" draw:fill="bitmap" draw:fill-image-name="msFillBitmap_20_2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9" style:family="graphic" style:parent-style-name="standard">
      <style:graphic-properties draw:stroke="none" svg:stroke-width="0cm" draw:fill="bitmap" draw:fill-image-name="msFillBitmap_20_2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0" style:family="graphic" style:parent-style-name="standard">
      <style:graphic-properties draw:stroke="none" svg:stroke-width="0cm" draw:fill="bitmap" draw:fill-image-name="msFillBitmap_20_2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1" style:family="graphic" style:parent-style-name="standard">
      <style:graphic-properties draw:stroke="none" svg:stroke-width="0cm" draw:fill="bitmap" draw:fill-image-name="msFillBitmap_20_3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2" style:family="graphic" style:parent-style-name="standard">
      <style:graphic-properties draw:stroke="none" svg:stroke-width="0cm" draw:fill="bitmap" draw:fill-image-name="msFillBitmap_20_3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3" style:family="graphic" style:parent-style-name="standard">
      <style:graphic-properties draw:stroke="none" svg:stroke-width="0cm" draw:fill="solid" draw:fill-color="#00af4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width="0cm" draw:fill="bitmap" draw:fill-image-name="msFillBitmap_20_3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5" style:family="graphic" style:parent-style-name="standard">
      <style:graphic-properties draw:stroke="none" svg:stroke-width="0cm" draw:fill="bitmap" draw:fill-image-name="msFillBitmap_20_3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6" style:family="graphic" style:parent-style-name="standard">
      <style:graphic-properties draw:stroke="none" svg:stroke-width="0cm" draw:fill="bitmap" draw:fill-image-name="msFillBitmap_20_3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7" style:family="graphic" style:parent-style-name="standard">
      <style:graphic-properties draw:stroke="none" svg:stroke-width="0cm" draw:fill="bitmap" draw:fill-image-name="msFillBitmap_20_3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8" style:family="graphic" style:parent-style-name="standard">
      <style:graphic-properties draw:stroke="none" svg:stroke-width="0cm" draw:fill="bitmap" draw:fill-image-name="msFillBitmap_20_3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9" style:family="graphic" style:parent-style-name="standard">
      <style:graphic-properties draw:stroke="none" svg:stroke-width="0cm" draw:fill="bitmap" draw:fill-image-name="msFillBitmap_20_3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0" style:family="graphic" style:parent-style-name="standard">
      <style:graphic-properties draw:stroke="none" svg:stroke-width="0cm" draw:fill="bitmap" draw:fill-image-name="msFillBitmap_20_3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1" style:family="graphic" style:parent-style-name="standard">
      <style:graphic-properties draw:stroke="none" svg:stroke-width="0cm" draw:fill="bitmap" draw:fill-image-name="msFillBitmap_20_3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2" style:family="graphic" style:parent-style-name="standard">
      <style:graphic-properties draw:stroke="none" svg:stroke-width="0cm" draw:fill="bitmap" draw:fill-image-name="msFillBitmap_20_4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3" style:family="graphic" style:parent-style-name="standard">
      <style:graphic-properties draw:stroke="none" svg:stroke-width="0cm" draw:fill="bitmap" draw:fill-image-name="msFillBitmap_20_5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8cm" fo:padding-bottom="0cm" fo:padding-left="0cm" fo:padding-right="0cm" fo:wrap-option="wrap"/>
    </style:style>
    <style:style style:name="gr65" style:family="graphic" style:parent-style-name="standard">
      <style:graphic-properties draw:stroke="none" svg:stroke-width="0cm" draw:fill="bitmap" draw:fill-image-name="msFillBitmap_20_5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6" style:family="graphic" style:parent-style-name="standard">
      <style:graphic-properties draw:stroke="none" svg:stroke-width="0cm" draw:fill="bitmap" draw:fill-image-name="msFillBitmap_20_5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28cm" fo:padding-bottom="0cm" fo:padding-left="0cm" fo:padding-right="0cm" fo:wrap-option="wrap"/>
    </style:style>
    <style:style style:name="gr68" style:family="graphic" style:parent-style-name="standard">
      <style:graphic-properties draw:stroke="none" svg:stroke-width="0cm" draw:fill="bitmap" draw:fill-image-name="msFillBitmap_20_5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9" style:family="graphic" style:parent-style-name="standard">
      <style:graphic-properties draw:stroke="none" svg:stroke-width="0cm" draw:fill="bitmap" draw:fill-image-name="msFillBitmap_20_5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33cm" fo:padding-bottom="0cm" fo:padding-left="0cm" fo:padding-right="0cm" fo:wrap-option="wrap"/>
    </style:style>
    <style:style style:name="gr71" style:family="graphic" style:parent-style-name="standard">
      <style:graphic-properties draw:stroke="none" svg:stroke-width="0cm" draw:fill="bitmap" draw:fill-image-name="msFillBitmap_20_5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2" style:family="graphic" style:parent-style-name="standard">
      <style:graphic-properties draw:stroke="none" svg:stroke-width="0cm" draw:fill="bitmap" draw:fill-image-name="msFillBitmap_20_5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3" style:family="graphic" style:parent-style-name="standard">
      <style:graphic-properties draw:stroke="none" svg:stroke-width="0cm" draw:fill="bitmap" draw:fill-image-name="msFillBitmap_20_5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05cm" fo:padding-bottom="0cm" fo:padding-left="0cm" fo:padding-right="0cm" fo:wrap-option="wrap"/>
    </style:style>
    <style:style style:name="gr75" style:family="graphic" style:parent-style-name="standard">
      <style:graphic-properties draw:stroke="none" svg:stroke-width="0cm" draw:fill="bitmap" draw:fill-image-name="msFillBitmap_20_6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6" style:family="graphic" style:parent-style-name="standard">
      <style:graphic-properties draw:stroke="none" svg:stroke-width="0cm" draw:fill="bitmap" draw:fill-image-name="msFillBitmap_20_6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7" style:family="graphic" style:parent-style-name="standard">
      <style:graphic-properties draw:stroke="none" svg:stroke-width="0cm" draw:fill="bitmap" draw:fill-image-name="msFillBitmap_20_6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8" style:family="graphic" style:parent-style-name="standard">
      <style:graphic-properties draw:stroke="none" svg:stroke-width="0cm" draw:fill="bitmap" draw:fill-image-name="msFillBitmap_20_6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9" style:family="graphic" style:parent-style-name="standard">
      <style:graphic-properties draw:stroke="none" svg:stroke-width="0cm" draw:fill="bitmap" draw:fill-image-name="msFillBitmap_20_6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3cm" fo:padding-bottom="0cm" fo:padding-left="0cm" fo:padding-right="0cm" fo:wrap-option="wrap"/>
    </style:style>
    <style:style style:name="gr81" style:family="graphic" style:parent-style-name="standard">
      <style:graphic-properties draw:stroke="none" svg:stroke-width="0cm" draw:fill="bitmap" draw:fill-image-name="msFillBitmap_20_6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2" style:family="graphic" style:parent-style-name="standard">
      <style:graphic-properties draw:stroke="none" svg:stroke-width="0cm" draw:fill="bitmap" draw:fill-image-name="msFillBitmap_20_6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3" style:family="graphic" style:parent-style-name="standard">
      <style:graphic-properties draw:stroke="none" svg:stroke-width="0cm" draw:fill="bitmap" draw:fill-image-name="msFillBitmap_20_6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4" style:family="graphic" style:parent-style-name="standard">
      <style:graphic-properties draw:stroke="none" svg:stroke-width="0cm" draw:fill="bitmap" draw:fill-image-name="msFillBitmap_20_6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5" style:family="graphic" style:parent-style-name="standard">
      <style:graphic-properties draw:stroke="none" svg:stroke-width="0cm" draw:fill="bitmap" draw:fill-image-name="msFillBitmap_20_6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6" style:family="graphic" style:parent-style-name="standard">
      <style:graphic-properties draw:stroke="none" svg:stroke-width="0cm" draw:fill="bitmap" draw:fill-image-name="msFillBitmap_20_7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7" style:family="graphic" style:parent-style-name="standard">
      <style:graphic-properties draw:stroke="none" svg:stroke-width="0cm" draw:fill="bitmap" draw:fill-image-name="msFillBitmap_20_7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8" style:family="graphic" style:parent-style-name="standard">
      <style:graphic-properties draw:stroke="none" svg:stroke-width="0cm" draw:fill="bitmap" draw:fill-image-name="msFillBitmap_20_7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9" style:family="graphic" style:parent-style-name="standard">
      <style:graphic-properties draw:stroke="none" svg:stroke-width="0cm" draw:fill="bitmap" draw:fill-image-name="msFillBitmap_20_7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0" style:family="graphic" style:parent-style-name="standard">
      <style:graphic-properties draw:stroke="none" svg:stroke-width="0cm" draw:fill="bitmap" draw:fill-image-name="msFillBitmap_20_7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1" style:family="graphic" style:parent-style-name="standard">
      <style:graphic-properties draw:stroke="none" svg:stroke-width="0cm" draw:fill="bitmap" draw:fill-image-name="msFillBitmap_20_7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2" style:family="graphic" style:parent-style-name="standard">
      <style:graphic-properties draw:stroke="none" svg:stroke-width="0cm" draw:fill="bitmap" draw:fill-image-name="msFillBitmap_20_7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3" style:family="graphic" style:parent-style-name="standard">
      <style:graphic-properties draw:stroke="none" svg:stroke-width="0cm" draw:fill="bitmap" draw:fill-image-name="msFillBitmap_20_7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4" style:family="graphic" style:parent-style-name="standard">
      <style:graphic-properties draw:stroke="none" svg:stroke-width="0cm" draw:fill="bitmap" draw:fill-image-name="msFillBitmap_20_7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5" style:family="graphic" style:parent-style-name="standard">
      <style:graphic-properties draw:stroke="none" svg:stroke-width="0cm" draw:fill="bitmap" draw:fill-image-name="msFillBitmap_20_7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6" style:family="graphic" style:parent-style-name="standard">
      <style:graphic-properties draw:stroke="none" svg:stroke-width="0cm" draw:fill="bitmap" draw:fill-image-name="msFillBitmap_20_8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7" style:family="graphic" style:parent-style-name="standard">
      <style:graphic-properties draw:stroke="none" svg:stroke-width="0cm" draw:fill="bitmap" draw:fill-image-name="msFillBitmap_20_8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8" style:family="graphic" style:parent-style-name="standard">
      <style:graphic-properties draw:stroke="none" svg:stroke-width="0cm" draw:fill="bitmap" draw:fill-image-name="msFillBitmap_20_8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Focus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r4" style:family="presentation" style:parent-style-name="Default_20_2-notes">
      <style:graphic-properties draw:fill-color="#ffffff" fo:min-height="13.364cm"/>
    </style:style>
    <style:style style:name="P1" style:family="paragraph">
      <style:paragraph-properties fo:margin-left="1.378cm" fo:margin-right="0cm" fo:margin-top="0.524cm" fo:margin-bottom="0cm" fo:line-height="100%" fo:text-align="start" fo:text-indent="0cm"/>
      <style:text-properties style:text-outline="true"/>
    </style:style>
    <style:style style:name="P2" style:family="paragraph">
      <style:paragraph-properties fo:margin-left="1.653cm" fo:margin-right="0cm" fo:margin-top="0.183cm" fo:margin-bottom="0cm" fo:line-height="100%" fo:text-align="start" fo:text-indent="0cm"/>
      <style:text-properties style:text-outline="true"/>
    </style:style>
    <style:style style:name="P3" style:family="paragraph">
      <loext:graphic-properties draw:fill="none"/>
      <style:paragraph-properties fo:text-align="start" style:font-independent-line-spacing="true"/>
      <style:text-properties style:text-outline="true" fo:font-size="18pt"/>
    </style:style>
    <style:style style:name="P4" style:family="paragraph">
      <style:paragraph-properties fo:margin-left="0.035cm" fo:margin-right="0cm" fo:margin-top="0.058cm" fo:margin-bottom="0cm" fo:line-height="0.589cm" fo:text-align="start" fo:text-indent="0cm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ffbf00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.035cm" fo:margin-right="0cm" fo:margin-top="0.035cm" fo:margin-bottom="0cm" fo:line-height="100%" fo:text-align="start" fo:text-indent="0cm"/>
    </style:style>
    <style:style style:name="P10" style:family="paragraph">
      <loext:graphic-properties draw:fill="solid" draw:fill-color="#b8cce4"/>
      <style:paragraph-properties fo:text-align="start"/>
      <style:text-properties fo:font-size="18pt"/>
    </style:style>
    <style:style style:name="P11" style:family="paragraph">
      <style:paragraph-properties fo:margin-left="0.034cm" fo:margin-right="0cm" fo:margin-top="0.037cm" fo:margin-bottom="0cm" fo:line-height="106%" fo:text-align="center" fo:text-indent="0.004cm">
        <style:tab-stops>
          <style:tab-stop style:position="0cm"/>
        </style:tab-stops>
      </style:paragraph-properties>
    </style:style>
    <style:style style:name="P12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13" style:family="paragraph">
      <loext:graphic-properties draw:fill="solid" draw:fill-color="#e8f0f4"/>
      <style:paragraph-properties fo:text-align="start"/>
      <style:text-properties fo:font-size="18pt"/>
    </style:style>
    <style:style style:name="P14" style:family="paragraph">
      <style:paragraph-properties fo:margin-left="4.184cm" fo:margin-right="0cm" fo:margin-top="0.035cm" fo:margin-bottom="0cm" fo:line-height="100%" fo:text-align="start" fo:text-indent="0cm"/>
    </style:style>
    <style:style style:name="P15" style:family="paragraph">
      <style:paragraph-properties fo:margin-left="4.184cm" fo:margin-right="0cm" fo:margin-top="0.004cm" fo:margin-bottom="0cm" fo:line-height="100%" fo:text-align="start" fo:text-indent="0cm"/>
    </style:style>
    <style:style style:name="P16" style:family="paragraph">
      <style:paragraph-properties fo:margin-left="0.035cm" fo:margin-right="0cm" fo:margin-top="0cm" fo:margin-bottom="0cm" fo:line-height="0.476cm" fo:text-align="start" fo:text-indent="0cm"/>
    </style:style>
    <style:style style:name="P17" style:family="paragraph">
      <style:paragraph-properties fo:margin-left="0.035cm" fo:margin-right="0cm" fo:margin-top="0.113cm" fo:margin-bottom="0cm" fo:line-height="0.476cm" fo:text-align="start" fo:text-indent="0cm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P19" style:family="paragraph">
      <style:paragraph-properties fo:margin-left="0.18cm" fo:margin-right="0cm" fo:margin-top="0cm" fo:margin-bottom="0cm" fo:line-height="0.497cm" fo:text-align="start" fo:text-indent="0cm"/>
    </style:style>
    <style:style style:name="P20" style:family="paragraph">
      <loext:graphic-properties draw:fill="solid" draw:fill-color="#e8f0f4"/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.109cm" fo:margin-bottom="0cm" fo:line-height="0.48cm" fo:text-align="start"/>
    </style:style>
    <style:style style:name="P22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23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24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25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P26" style:family="paragraph">
      <loext:graphic-properties draw:fill="bitmap" draw:fill-image-name="msFillBitmap_20_8" style:repeat="stretch"/>
      <style:paragraph-properties fo:text-align="start"/>
      <style:text-properties fo:font-size="18pt"/>
    </style:style>
    <style:style style:name="P27" style:family="paragraph">
      <loext:graphic-properties draw:fill="bitmap" draw:fill-image-name="msFillBitmap_20_9" style:repeat="stretch"/>
      <style:paragraph-properties fo:text-align="start"/>
      <style:text-properties fo:font-size="18pt"/>
    </style:style>
    <style:style style:name="P28" style:family="paragraph">
      <loext:graphic-properties draw:fill="solid" draw:fill-color="#30849b"/>
      <style:paragraph-properties fo:text-align="start"/>
      <style:text-properties fo:font-size="18pt"/>
    </style:style>
    <style:style style:name="P29" style:family="paragraph">
      <loext:graphic-properties draw:fill="solid" draw:fill-color="#ea7523"/>
      <style:paragraph-properties fo:text-align="start"/>
      <style:text-properties fo:font-size="18pt"/>
    </style:style>
    <style:style style:name="P30" style:family="paragraph">
      <loext:graphic-properties draw:fill="solid" draw:fill-color="#7ba76f"/>
      <style:paragraph-properties fo:text-align="start"/>
      <style:text-properties fo:font-size="18pt"/>
    </style:style>
    <style:style style:name="P31" style:family="paragraph">
      <loext:graphic-properties draw:fill="solid" draw:fill-color="#ffc614"/>
      <style:paragraph-properties fo:text-align="start"/>
      <style:text-properties fo:font-size="18pt"/>
    </style:style>
    <style:style style:name="P32" style:family="paragraph">
      <loext:graphic-properties draw:fill="solid" draw:fill-color="#94b2d6"/>
      <style:paragraph-properties fo:text-align="start"/>
      <style:text-properties fo:font-size="18pt"/>
    </style:style>
    <style:style style:name="P33" style:family="paragraph">
      <style:paragraph-properties fo:margin-left="0.194cm" fo:margin-right="0cm" fo:margin-top="0.035cm" fo:margin-bottom="0cm" fo:line-height="100%" fo:text-align="start" fo:text-indent="-0.156cm">
        <style:tab-stops>
          <style:tab-stop style:position="0cm"/>
        </style:tab-stops>
      </style:paragraph-properties>
    </style:style>
    <style:style style:name="P34" style:family="paragraph">
      <style:paragraph-properties fo:margin-left="0.393cm" fo:margin-right="0cm" fo:margin-top="0.035cm" fo:margin-bottom="0cm" fo:line-height="100%" fo:text-align="center" fo:text-indent="0cm"/>
    </style:style>
    <style:style style:name="P35" style:family="paragraph">
      <style:paragraph-properties fo:margin-left="0.034cm" fo:margin-right="0cm" fo:margin-top="0cm" fo:margin-bottom="0cm" fo:line-height="100%" fo:text-align="center" fo:text-indent="0cm"/>
    </style:style>
    <style:style style:name="P36" style:family="paragraph">
      <style:paragraph-properties fo:margin-left="0.035cm" fo:margin-right="0cm" fo:margin-top="0.035cm" fo:margin-bottom="0cm" fo:line-height="100%" fo:text-align="start" fo:text-indent="1.319cm">
        <style:tab-stops>
          <style:tab-stop style:position="0cm"/>
        </style:tab-stops>
      </style:paragraph-properties>
    </style:style>
    <style:style style:name="P37" style:family="paragraph">
      <style:paragraph-properties fo:margin-left="0.035cm" fo:margin-right="0cm" fo:margin-top="0.035cm" fo:margin-bottom="0cm" fo:line-height="100%" fo:text-align="start" fo:text-indent="1.27cm">
        <style:tab-stops>
          <style:tab-stop style:position="0cm"/>
        </style:tab-stops>
      </style:paragraph-properties>
    </style:style>
    <style:style style:name="P38" style:family="paragraph">
      <style:paragraph-properties fo:margin-left="0.035cm" fo:margin-right="0cm" fo:margin-top="0.035cm" fo:margin-bottom="0cm" fo:line-height="100%" fo:text-align="center" fo:text-indent="-0.12cm">
        <style:tab-stops>
          <style:tab-stop style:position="0cm"/>
        </style:tab-stops>
      </style:paragraph-properties>
    </style:style>
    <style:style style:name="P39" style:family="paragraph">
      <style:paragraph-properties fo:margin-left="0.035cm" fo:margin-right="0cm" fo:margin-top="0.035cm" fo:margin-bottom="0cm" fo:line-height="100%" fo:text-align="start" fo:text-indent="0.568cm">
        <style:tab-stops>
          <style:tab-stop style:position="0cm"/>
        </style:tab-stops>
      </style:paragraph-properties>
    </style:style>
    <style:style style:name="P40" style:family="paragraph">
      <style:paragraph-properties fo:margin-left="0.035cm" fo:margin-right="0cm" fo:margin-top="0.035cm" fo:margin-bottom="0cm" fo:line-height="100%" fo:text-align="start" fo:text-indent="0.547cm">
        <style:tab-stops>
          <style:tab-stop style:position="0cm"/>
        </style:tab-stops>
      </style:paragraph-properties>
    </style:style>
    <style:style style:name="P41" style:family="paragraph">
      <style:paragraph-properties fo:margin-left="1.305cm" fo:margin-right="0cm" fo:margin-top="0cm" fo:margin-bottom="0cm" fo:line-height="0.589cm" fo:text-align="start" fo:text-indent="0.547cm">
        <style:tab-stops>
          <style:tab-stop style:position="0cm"/>
        </style:tab-stops>
      </style:paragraph-properties>
    </style:style>
    <style:style style:name="P42" style:family="paragraph">
      <style:paragraph-properties fo:margin-left="0.529cm" fo:margin-right="0cm" fo:margin-top="0.127cm" fo:margin-bottom="0cm" fo:line-height="100%" fo:text-align="start" fo:text-indent="0.547cm">
        <style:tab-stops>
          <style:tab-stop style:position="0cm"/>
        </style:tab-stops>
      </style:paragraph-properties>
    </style:style>
    <style:style style:name="P43" style:family="paragraph">
      <loext:graphic-properties draw:fill="bitmap" draw:fill-image-name="msFillBitmap_20_10" style:repeat="stretch"/>
      <style:paragraph-properties fo:text-align="start"/>
      <style:text-properties fo:font-size="18pt"/>
    </style:style>
    <style:style style:name="P44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45" style:family="paragraph">
      <loext:graphic-properties draw:fill="bitmap" draw:fill-image-name="msFillBitmap_20_12" style:repeat="stretch"/>
      <style:paragraph-properties fo:text-align="start"/>
      <style:text-properties fo:font-size="18pt"/>
    </style:style>
    <style:style style:name="P46" style:family="paragraph">
      <loext:graphic-properties draw:fill="bitmap" draw:fill-image-name="msFillBitmap_20_13" style:repeat="stretch"/>
      <style:paragraph-properties fo:text-align="start"/>
      <style:text-properties fo:font-size="18pt"/>
    </style:style>
    <style:style style:name="P47" style:family="paragraph">
      <loext:graphic-properties draw:fill="bitmap" draw:fill-image-name="msFillBitmap_20_14" style:repeat="stretch"/>
      <style:paragraph-properties fo:text-align="start"/>
      <style:text-properties fo:font-size="18pt"/>
    </style:style>
    <style:style style:name="P48" style:family="paragraph">
      <loext:graphic-properties draw:fill="bitmap" draw:fill-image-name="msFillBitmap_20_15" style:repeat="stretch"/>
      <style:paragraph-properties fo:text-align="start"/>
      <style:text-properties fo:font-size="18pt"/>
    </style:style>
    <style:style style:name="P49" style:family="paragraph">
      <loext:graphic-properties draw:fill="bitmap" draw:fill-image-name="msFillBitmap_20_16" style:repeat="stretch"/>
      <style:paragraph-properties fo:text-align="start"/>
      <style:text-properties fo:font-size="18pt"/>
    </style:style>
    <style:style style:name="P50" style:family="paragraph">
      <loext:graphic-properties draw:fill="solid" draw:fill-color="#1e487c"/>
      <style:paragraph-properties fo:text-align="start"/>
      <style:text-properties fo:font-size="18pt"/>
    </style:style>
    <style:style style:name="P51" style:family="paragraph">
      <loext:graphic-properties draw:fill="bitmap" draw:fill-image-name="msFillBitmap_20_17" style:repeat="stretch"/>
      <style:paragraph-properties fo:text-align="start"/>
      <style:text-properties fo:font-size="18pt"/>
    </style:style>
    <style:style style:name="P52" style:family="paragraph">
      <loext:graphic-properties draw:fill="bitmap" draw:fill-image-name="msFillBitmap_20_18" style:repeat="stretch"/>
      <style:paragraph-properties fo:text-align="start"/>
      <style:text-properties fo:font-size="18pt"/>
    </style:style>
    <style:style style:name="P53" style:family="paragraph">
      <loext:graphic-properties draw:fill="solid" draw:fill-color="#4aabc5"/>
      <style:paragraph-properties fo:text-align="start"/>
      <style:text-properties fo:font-size="18pt"/>
    </style:style>
    <style:style style:name="P54" style:family="paragraph">
      <style:paragraph-properties fo:margin-left="0.035cm" fo:margin-right="0cm" fo:margin-top="0.109cm" fo:margin-bottom="0cm" fo:line-height="0.48cm" fo:text-align="start" fo:text-indent="0cm"/>
    </style:style>
    <style:style style:name="P55" style:family="paragraph">
      <style:paragraph-properties fo:margin-left="0.035cm" fo:margin-right="0cm" fo:margin-top="0.108cm" fo:margin-bottom="0cm" fo:line-height="86%" fo:text-align="start" fo:text-indent="0cm"/>
    </style:style>
    <style:style style:name="P56" style:family="paragraph">
      <style:paragraph-properties fo:margin-left="0.035cm" fo:margin-right="0cm" fo:margin-top="0cm" fo:margin-bottom="0cm" fo:line-height="0.48cm" fo:text-align="start" fo:text-indent="0cm"/>
    </style:style>
    <style:style style:name="P57" style:family="paragraph">
      <style:paragraph-properties fo:margin-left="0.178cm" fo:margin-right="0cm" fo:margin-top="0.049cm" fo:margin-bottom="0cm" fo:line-height="0.476cm" fo:text-align="start" fo:text-indent="0cm"/>
    </style:style>
    <style:style style:name="P58" style:family="paragraph">
      <loext:graphic-properties draw:fill="bitmap" draw:fill-image-name="msFillBitmap_20_19" style:repeat="stretch"/>
      <style:paragraph-properties fo:text-align="start"/>
      <style:text-properties fo:font-size="18pt"/>
    </style:style>
    <style:style style:name="P59" style:family="paragraph">
      <loext:graphic-properties draw:fill="bitmap" draw:fill-image-name="msFillBitmap_20_20" style:repeat="stretch"/>
      <style:paragraph-properties fo:text-align="start"/>
      <style:text-properties fo:font-size="18pt"/>
    </style:style>
    <style:style style:name="P60" style:family="paragraph">
      <loext:graphic-properties draw:fill="bitmap" draw:fill-image-name="msFillBitmap_20_21" style:repeat="stretch"/>
      <style:paragraph-properties fo:text-align="start"/>
      <style:text-properties fo:font-size="18pt"/>
    </style:style>
    <style:style style:name="P61" style:family="paragraph">
      <loext:graphic-properties draw:fill="bitmap" draw:fill-image-name="msFillBitmap_20_22" style:repeat="stretch"/>
      <style:paragraph-properties fo:text-align="start"/>
      <style:text-properties fo:font-size="18pt"/>
    </style:style>
    <style:style style:name="P62" style:family="paragraph">
      <loext:graphic-properties draw:fill="bitmap" draw:fill-image-name="msFillBitmap_20_23" style:repeat="stretch"/>
      <style:paragraph-properties fo:text-align="start"/>
      <style:text-properties fo:font-size="18pt"/>
    </style:style>
    <style:style style:name="P63" style:family="paragraph">
      <loext:graphic-properties draw:fill="bitmap" draw:fill-image-name="msFillBitmap_20_24" style:repeat="stretch"/>
      <style:paragraph-properties fo:text-align="start"/>
      <style:text-properties fo:font-size="18pt"/>
    </style:style>
    <style:style style:name="P64" style:family="paragraph">
      <loext:graphic-properties draw:fill="bitmap" draw:fill-image-name="msFillBitmap_20_25" style:repeat="stretch"/>
      <style:paragraph-properties fo:text-align="start"/>
      <style:text-properties fo:font-size="18pt"/>
    </style:style>
    <style:style style:name="P65" style:family="paragraph">
      <loext:graphic-properties draw:fill="bitmap" draw:fill-image-name="msFillBitmap_20_26" style:repeat="stretch"/>
      <style:paragraph-properties fo:text-align="start"/>
      <style:text-properties fo:font-size="18pt"/>
    </style:style>
    <style:style style:name="P66" style:family="paragraph">
      <loext:graphic-properties draw:fill="bitmap" draw:fill-image-name="msFillBitmap_20_27" style:repeat="stretch"/>
      <style:paragraph-properties fo:text-align="start"/>
      <style:text-properties fo:font-size="18pt"/>
    </style:style>
    <style:style style:name="P67" style:family="paragraph">
      <loext:graphic-properties draw:fill="bitmap" draw:fill-image-name="msFillBitmap_20_28" style:repeat="stretch"/>
      <style:paragraph-properties fo:text-align="start"/>
      <style:text-properties fo:font-size="18pt"/>
    </style:style>
    <style:style style:name="P68" style:family="paragraph">
      <loext:graphic-properties draw:fill="bitmap" draw:fill-image-name="msFillBitmap_20_29" style:repeat="stretch"/>
      <style:paragraph-properties fo:text-align="start"/>
      <style:text-properties fo:font-size="18pt"/>
    </style:style>
    <style:style style:name="P69" style:family="paragraph">
      <loext:graphic-properties draw:fill="bitmap" draw:fill-image-name="msFillBitmap_20_30" style:repeat="stretch"/>
      <style:paragraph-properties fo:text-align="start"/>
      <style:text-properties fo:font-size="18pt"/>
    </style:style>
    <style:style style:name="P70" style:family="paragraph">
      <loext:graphic-properties draw:fill="bitmap" draw:fill-image-name="msFillBitmap_20_31" style:repeat="stretch"/>
      <style:paragraph-properties fo:text-align="start"/>
      <style:text-properties fo:font-size="18pt"/>
    </style:style>
    <style:style style:name="P71" style:family="paragraph">
      <loext:graphic-properties draw:fill="solid" draw:fill-color="#00af4f"/>
      <style:paragraph-properties fo:text-align="start"/>
      <style:text-properties fo:font-size="18pt"/>
    </style:style>
    <style:style style:name="P72" style:family="paragraph">
      <loext:graphic-properties draw:fill="bitmap" draw:fill-image-name="msFillBitmap_20_32" style:repeat="stretch"/>
      <style:paragraph-properties fo:text-align="start"/>
      <style:text-properties fo:font-size="18pt"/>
    </style:style>
    <style:style style:name="P73" style:family="paragraph">
      <style:paragraph-properties fo:margin-left="0.035cm" fo:margin-right="0cm" fo:margin-top="0.035cm" fo:margin-bottom="0cm" fo:line-height="100%" fo:text-align="start" fo:text-indent="0.434cm">
        <style:tab-stops>
          <style:tab-stop style:position="0cm"/>
        </style:tab-stops>
      </style:paragraph-properties>
    </style:style>
    <style:style style:name="P74" style:family="paragraph">
      <style:paragraph-properties fo:margin-top="0.035cm" fo:margin-bottom="0cm" fo:line-height="100%" fo:text-align="center"/>
    </style:style>
    <style:style style:name="P75" style:family="paragraph">
      <style:paragraph-properties fo:margin-top="0cm" fo:margin-bottom="0cm" fo:line-height="100%" fo:text-align="center"/>
    </style:style>
    <style:style style:name="P76" style:family="paragraph">
      <loext:graphic-properties draw:fill="bitmap" draw:fill-image-name="msFillBitmap_20_33" style:repeat="stretch"/>
      <style:paragraph-properties fo:text-align="start"/>
      <style:text-properties fo:font-size="18pt"/>
    </style:style>
    <style:style style:name="P77" style:family="paragraph">
      <style:paragraph-properties fo:margin-left="0.035cm" fo:margin-right="0cm" fo:margin-top="0cm" fo:margin-bottom="0cm" fo:line-height="100%" fo:text-align="start" fo:text-indent="0cm"/>
    </style:style>
    <style:style style:name="P78" style:family="paragraph">
      <loext:graphic-properties draw:fill="bitmap" draw:fill-image-name="msFillBitmap_20_34" style:repeat="stretch"/>
      <style:paragraph-properties fo:text-align="start"/>
      <style:text-properties fo:font-size="18pt"/>
    </style:style>
    <style:style style:name="P79" style:family="paragraph">
      <loext:graphic-properties draw:fill="bitmap" draw:fill-image-name="msFillBitmap_20_35" style:repeat="stretch"/>
      <style:paragraph-properties fo:text-align="start"/>
      <style:text-properties fo:font-size="18pt"/>
    </style:style>
    <style:style style:name="P80" style:family="paragraph">
      <loext:graphic-properties draw:fill="bitmap" draw:fill-image-name="msFillBitmap_20_36" style:repeat="stretch"/>
      <style:paragraph-properties fo:text-align="start"/>
      <style:text-properties fo:font-size="18pt"/>
    </style:style>
    <style:style style:name="P81" style:family="paragraph">
      <loext:graphic-properties draw:fill="bitmap" draw:fill-image-name="msFillBitmap_20_37" style:repeat="stretch"/>
      <style:paragraph-properties fo:text-align="start"/>
      <style:text-properties fo:font-size="18pt"/>
    </style:style>
    <style:style style:name="P82" style:family="paragraph">
      <loext:graphic-properties draw:fill="bitmap" draw:fill-image-name="msFillBitmap_20_38" style:repeat="stretch"/>
      <style:paragraph-properties fo:text-align="start"/>
      <style:text-properties fo:font-size="18pt"/>
    </style:style>
    <style:style style:name="P83" style:family="paragraph">
      <loext:graphic-properties draw:fill="bitmap" draw:fill-image-name="msFillBitmap_20_39" style:repeat="stretch"/>
      <style:paragraph-properties fo:text-align="start"/>
      <style:text-properties fo:font-size="18pt"/>
    </style:style>
    <style:style style:name="P84" style:family="paragraph">
      <loext:graphic-properties draw:fill="bitmap" draw:fill-image-name="msFillBitmap_20_40" style:repeat="stretch"/>
      <style:paragraph-properties fo:text-align="start"/>
      <style:text-properties fo:font-size="18pt"/>
    </style:style>
    <style:style style:name="P85" style:family="paragraph">
      <style:paragraph-properties fo:margin-left="0.601cm" fo:margin-right="0cm" fo:margin-top="0.04cm" fo:margin-bottom="0cm" fo:line-height="0.504cm" fo:text-align="start" fo:text-indent="-0.103cm">
        <style:tab-stops>
          <style:tab-stop style:position="0cm"/>
        </style:tab-stops>
      </style:paragraph-properties>
    </style:style>
    <style:style style:name="P86" style:family="paragraph">
      <style:paragraph-properties fo:margin-left="0.496cm" fo:margin-right="0cm" fo:margin-top="0cm" fo:margin-bottom="0cm" fo:line-height="0.508cm" fo:text-align="start" fo:text-indent="-0.103cm">
        <style:tab-stops>
          <style:tab-stop style:position="0cm"/>
        </style:tab-stops>
      </style:paragraph-properties>
    </style:style>
    <style:style style:name="P87" style:family="paragraph">
      <loext:graphic-properties draw:fill="bitmap" draw:fill-image-name="msFillBitmap_20_52" style:repeat="stretch"/>
      <style:paragraph-properties fo:text-align="start"/>
      <style:text-properties fo:font-size="18pt"/>
    </style:style>
    <style:style style:name="P88" style:family="paragraph">
      <style:paragraph-properties fo:margin-left="0.035cm" fo:margin-right="0cm" fo:margin-top="0.138cm" fo:margin-bottom="0cm" fo:line-height="100%" fo:text-align="start" fo:text-indent="0cm"/>
    </style:style>
    <style:style style:name="P89" style:family="paragraph">
      <style:paragraph-properties fo:margin-left="0.557cm" fo:margin-right="0cm" fo:margin-top="0.078cm" fo:margin-bottom="0cm" fo:line-height="100%" fo:text-align="start" fo:text-indent="0cm"/>
    </style:style>
    <style:style style:name="P90" style:family="paragraph">
      <loext:graphic-properties draw:fill="bitmap" draw:fill-image-name="msFillBitmap_20_53" style:repeat="stretch"/>
      <style:paragraph-properties fo:text-align="start"/>
      <style:text-properties fo:font-size="18pt"/>
    </style:style>
    <style:style style:name="P91" style:family="paragraph">
      <style:paragraph-properties fo:margin-left="0.557cm" fo:margin-right="0cm" fo:margin-top="0.021cm" fo:margin-bottom="0cm" fo:line-height="100%" fo:text-align="start" fo:text-indent="0cm"/>
    </style:style>
    <style:style style:name="P92" style:family="paragraph">
      <loext:graphic-properties draw:fill="bitmap" draw:fill-image-name="msFillBitmap_20_54" style:repeat="stretch"/>
      <style:paragraph-properties fo:text-align="start"/>
      <style:text-properties fo:font-size="18pt"/>
    </style:style>
    <style:style style:name="P93" style:family="paragraph">
      <style:paragraph-properties fo:margin-left="0.035cm" fo:margin-right="0cm" fo:margin-top="0.228cm" fo:margin-bottom="0cm" fo:line-height="100%" fo:text-align="start" fo:text-indent="0cm"/>
    </style:style>
    <style:style style:name="P94" style:family="paragraph">
      <style:paragraph-properties fo:margin-left="0.573cm" fo:margin-right="0cm" fo:margin-top="0.144cm" fo:margin-bottom="0cm" fo:line-height="100%" fo:text-align="start" fo:text-indent="0cm"/>
    </style:style>
    <style:style style:name="P95" style:family="paragraph">
      <loext:graphic-properties draw:fill="bitmap" draw:fill-image-name="msFillBitmap_20_55" style:repeat="stretch"/>
      <style:paragraph-properties fo:text-align="start"/>
      <style:text-properties fo:font-size="18pt"/>
    </style:style>
    <style:style style:name="P96" style:family="paragraph">
      <loext:graphic-properties draw:fill="bitmap" draw:fill-image-name="msFillBitmap_20_56" style:repeat="stretch"/>
      <style:paragraph-properties fo:text-align="start"/>
      <style:text-properties fo:font-size="18pt"/>
    </style:style>
    <style:style style:name="P97" style:family="paragraph">
      <style:paragraph-properties fo:margin-left="0.035cm" fo:margin-right="0cm" fo:margin-top="0.233cm" fo:margin-bottom="0cm" fo:line-height="100%" fo:text-align="start" fo:text-indent="0cm"/>
    </style:style>
    <style:style style:name="P98" style:family="paragraph">
      <style:paragraph-properties fo:margin-left="0.586cm" fo:margin-right="0cm" fo:margin-top="0.148cm" fo:margin-bottom="0cm" fo:line-height="100%" fo:text-align="start" fo:text-indent="0cm"/>
    </style:style>
    <style:style style:name="P99" style:family="paragraph">
      <loext:graphic-properties draw:fill="bitmap" draw:fill-image-name="msFillBitmap_20_57" style:repeat="stretch"/>
      <style:paragraph-properties fo:text-align="start"/>
      <style:text-properties fo:font-size="18pt"/>
    </style:style>
    <style:style style:name="P100" style:family="paragraph">
      <loext:graphic-properties draw:fill="bitmap" draw:fill-image-name="msFillBitmap_20_58" style:repeat="stretch"/>
      <style:paragraph-properties fo:text-align="start"/>
      <style:text-properties fo:font-size="18pt"/>
    </style:style>
    <style:style style:name="P101" style:family="paragraph">
      <loext:graphic-properties draw:fill="bitmap" draw:fill-image-name="msFillBitmap_20_59" style:repeat="stretch"/>
      <style:paragraph-properties fo:text-align="start"/>
      <style:text-properties fo:font-size="18pt"/>
    </style:style>
    <style:style style:name="P102" style:family="paragraph">
      <style:paragraph-properties fo:margin-left="0.035cm" fo:margin-right="0cm" fo:margin-top="0.205cm" fo:margin-bottom="0cm" fo:line-height="100%" fo:text-align="start" fo:text-indent="0cm"/>
    </style:style>
    <style:style style:name="P103" style:family="paragraph">
      <style:paragraph-properties fo:margin-left="0.529cm" fo:margin-right="0cm" fo:margin-top="0.127cm" fo:margin-bottom="0cm" fo:line-height="100%" fo:text-align="start" fo:text-indent="0cm"/>
    </style:style>
    <style:style style:name="P104" style:family="paragraph">
      <style:paragraph-properties fo:margin-left="0.586cm" fo:margin-right="0cm" fo:margin-top="0.102cm" fo:margin-bottom="0cm" fo:line-height="100%" fo:text-align="start" fo:text-indent="0cm"/>
    </style:style>
    <style:style style:name="P105" style:family="paragraph">
      <style:paragraph-properties fo:margin-left="0.035cm" fo:margin-right="0cm" fo:margin-top="0.035cm" fo:margin-bottom="0cm" fo:line-height="0.663cm" fo:text-align="start" fo:text-indent="0cm"/>
    </style:style>
    <style:style style:name="P106" style:family="paragraph">
      <style:paragraph-properties fo:margin-left="0.109cm" fo:margin-right="0cm" fo:margin-top="0cm" fo:margin-bottom="0cm" fo:line-height="0.494cm" fo:text-align="start" fo:text-indent="0cm"/>
    </style:style>
    <style:style style:name="P107" style:family="paragraph">
      <loext:graphic-properties draw:fill="bitmap" draw:fill-image-name="msFillBitmap_20_60" style:repeat="stretch"/>
      <style:paragraph-properties fo:text-align="start"/>
      <style:text-properties fo:font-size="18pt"/>
    </style:style>
    <style:style style:name="P108" style:family="paragraph">
      <style:paragraph-properties fo:margin-top="0.228cm" fo:margin-bottom="0cm" fo:line-height="100%" fo:text-align="center"/>
    </style:style>
    <style:style style:name="P109" style:family="paragraph">
      <style:paragraph-properties fo:margin-left="0.579cm" fo:margin-right="0cm" fo:margin-top="0.144cm" fo:margin-bottom="0cm" fo:line-height="0.506cm" fo:text-align="start" fo:text-indent="0cm"/>
    </style:style>
    <style:style style:name="P110" style:family="paragraph">
      <style:paragraph-properties fo:margin-left="0.579cm" fo:margin-right="0cm" fo:margin-top="0cm" fo:margin-bottom="0cm" fo:line-height="0.506cm" fo:text-align="start" fo:text-indent="0cm"/>
    </style:style>
    <style:style style:name="P111" style:family="paragraph">
      <loext:graphic-properties draw:fill="bitmap" draw:fill-image-name="msFillBitmap_20_61" style:repeat="stretch"/>
      <style:paragraph-properties fo:text-align="start"/>
      <style:text-properties fo:font-size="18pt"/>
    </style:style>
    <style:style style:name="P112" style:family="paragraph">
      <loext:graphic-properties draw:fill="bitmap" draw:fill-image-name="msFillBitmap_20_62" style:repeat="stretch"/>
      <style:paragraph-properties fo:text-align="start"/>
      <style:text-properties fo:font-size="18pt"/>
    </style:style>
    <style:style style:name="P113" style:family="paragraph">
      <loext:graphic-properties draw:fill="bitmap" draw:fill-image-name="msFillBitmap_20_63" style:repeat="stretch"/>
      <style:paragraph-properties fo:text-align="start"/>
      <style:text-properties fo:font-size="18pt"/>
    </style:style>
    <style:style style:name="P114" style:family="paragraph">
      <loext:graphic-properties draw:fill="bitmap" draw:fill-image-name="msFillBitmap_20_64" style:repeat="stretch"/>
      <style:paragraph-properties fo:text-align="start"/>
      <style:text-properties fo:font-size="18pt"/>
    </style:style>
    <style:style style:name="P115" style:family="paragraph">
      <style:paragraph-properties fo:margin-left="0.035cm" fo:margin-right="0cm" fo:margin-top="0.035cm" fo:margin-bottom="0cm" fo:line-height="100%" fo:text-align="start" fo:text-indent="0.074cm">
        <style:tab-stops>
          <style:tab-stop style:position="0cm"/>
        </style:tab-stops>
      </style:paragraph-properties>
    </style:style>
    <style:style style:name="P116" style:family="paragraph">
      <style:paragraph-properties fo:margin-left="0cm" fo:margin-right="0cm" fo:margin-top="0.035cm" fo:margin-bottom="0cm" fo:line-height="100%" fo:text-align="start" fo:text-indent="0cm"/>
    </style:style>
    <style:style style:name="P117" style:family="paragraph">
      <style:paragraph-properties fo:margin-left="0cm" fo:margin-right="0cm" fo:margin-top="0cm" fo:margin-bottom="0cm" fo:line-height="100%" fo:text-align="start" fo:text-indent="0cm"/>
    </style:style>
    <style:style style:name="P118" style:family="paragraph">
      <style:paragraph-properties fo:margin-left="0.115cm" fo:margin-right="0cm" fo:margin-top="0cm" fo:margin-bottom="0cm" fo:line-height="100%" fo:text-align="center" fo:text-indent="0cm"/>
    </style:style>
    <style:style style:name="P119" style:family="paragraph">
      <style:paragraph-properties fo:margin-left="0.035cm" fo:margin-right="0cm" fo:margin-top="0.03cm" fo:margin-bottom="0cm" fo:line-height="100%" fo:text-align="start" fo:text-indent="0.078cm">
        <style:tab-stops>
          <style:tab-stop style:position="0cm"/>
        </style:tab-stops>
      </style:paragraph-properties>
    </style:style>
    <style:style style:name="P120" style:family="paragraph">
      <style:paragraph-properties fo:margin-left="0.062cm" fo:margin-right="0cm" fo:margin-top="0.035cm" fo:margin-bottom="0cm" fo:line-height="99%" fo:text-align="start" fo:text-indent="-0.025cm">
        <style:tab-stops>
          <style:tab-stop style:position="0cm"/>
        </style:tab-stops>
      </style:paragraph-properties>
    </style:style>
    <style:style style:name="P121" style:family="paragraph">
      <loext:graphic-properties draw:fill="bitmap" draw:fill-image-name="msFillBitmap_20_65" style:repeat="stretch"/>
      <style:paragraph-properties fo:text-align="start"/>
      <style:text-properties fo:font-size="18pt"/>
    </style:style>
    <style:style style:name="P122" style:family="paragraph">
      <loext:graphic-properties draw:fill="bitmap" draw:fill-image-name="msFillBitmap_20_66" style:repeat="stretch"/>
      <style:paragraph-properties fo:text-align="start"/>
      <style:text-properties fo:font-size="18pt"/>
    </style:style>
    <style:style style:name="P123" style:family="paragraph">
      <loext:graphic-properties draw:fill="bitmap" draw:fill-image-name="msFillBitmap_20_67" style:repeat="stretch"/>
      <style:paragraph-properties fo:text-align="start"/>
      <style:text-properties fo:font-size="18pt"/>
    </style:style>
    <style:style style:name="P124" style:family="paragraph">
      <loext:graphic-properties draw:fill="bitmap" draw:fill-image-name="msFillBitmap_20_68" style:repeat="stretch"/>
      <style:paragraph-properties fo:text-align="start"/>
      <style:text-properties fo:font-size="18pt"/>
    </style:style>
    <style:style style:name="P125" style:family="paragraph">
      <loext:graphic-properties draw:fill="bitmap" draw:fill-image-name="msFillBitmap_20_69" style:repeat="stretch"/>
      <style:paragraph-properties fo:text-align="start"/>
      <style:text-properties fo:font-size="18pt"/>
    </style:style>
    <style:style style:name="P126" style:family="paragraph">
      <loext:graphic-properties draw:fill="bitmap" draw:fill-image-name="msFillBitmap_20_70" style:repeat="stretch"/>
      <style:paragraph-properties fo:text-align="start"/>
      <style:text-properties fo:font-size="18pt"/>
    </style:style>
    <style:style style:name="P127" style:family="paragraph">
      <loext:graphic-properties draw:fill="bitmap" draw:fill-image-name="msFillBitmap_20_71" style:repeat="stretch"/>
      <style:paragraph-properties fo:text-align="start"/>
      <style:text-properties fo:font-size="18pt"/>
    </style:style>
    <style:style style:name="P128" style:family="paragraph">
      <style:paragraph-properties fo:margin-left="0.109cm" fo:margin-right="0cm" fo:margin-top="0.035cm" fo:margin-bottom="0cm" fo:line-height="100%" fo:text-align="start" fo:text-indent="0cm"/>
    </style:style>
    <style:style style:name="P129" style:family="paragraph">
      <loext:graphic-properties draw:fill="bitmap" draw:fill-image-name="msFillBitmap_20_72" style:repeat="stretch"/>
      <style:paragraph-properties fo:text-align="start"/>
      <style:text-properties fo:font-size="18pt"/>
    </style:style>
    <style:style style:name="P130" style:family="paragraph">
      <style:paragraph-properties fo:margin-left="0.101cm" fo:margin-right="0cm" fo:margin-top="0.035cm" fo:margin-bottom="0cm" fo:line-height="100%" fo:text-align="start" fo:text-indent="-0.064cm">
        <style:tab-stops>
          <style:tab-stop style:position="0cm"/>
        </style:tab-stops>
      </style:paragraph-properties>
    </style:style>
    <style:style style:name="P131" style:family="paragraph">
      <style:paragraph-properties fo:margin-left="0.101cm" fo:margin-right="0cm" fo:margin-top="0cm" fo:margin-bottom="0cm" fo:line-height="100%" fo:text-align="start" fo:text-indent="-0.064cm">
        <style:tab-stops>
          <style:tab-stop style:position="0cm"/>
        </style:tab-stops>
      </style:paragraph-properties>
    </style:style>
    <style:style style:name="P132" style:family="paragraph">
      <loext:graphic-properties draw:fill="bitmap" draw:fill-image-name="msFillBitmap_20_73" style:repeat="stretch"/>
      <style:paragraph-properties fo:text-align="start"/>
      <style:text-properties fo:font-size="18pt"/>
    </style:style>
    <style:style style:name="P133" style:family="paragraph">
      <style:paragraph-properties fo:margin-left="0.035cm" fo:margin-right="0cm" fo:margin-top="0.035cm" fo:margin-bottom="0cm" fo:line-height="130%" fo:text-align="start" fo:text-indent="0.074cm">
        <style:tab-stops>
          <style:tab-stop style:position="0cm"/>
        </style:tab-stops>
      </style:paragraph-properties>
    </style:style>
    <style:style style:name="P134" style:family="paragraph">
      <loext:graphic-properties draw:fill="bitmap" draw:fill-image-name="msFillBitmap_20_74" style:repeat="stretch"/>
      <style:paragraph-properties fo:text-align="start"/>
      <style:text-properties fo:font-size="18pt"/>
    </style:style>
    <style:style style:name="P135" style:family="paragraph">
      <loext:graphic-properties draw:fill="bitmap" draw:fill-image-name="msFillBitmap_20_75" style:repeat="stretch"/>
      <style:paragraph-properties fo:text-align="start"/>
      <style:text-properties fo:font-size="18pt"/>
    </style:style>
    <style:style style:name="P136" style:family="paragraph">
      <loext:graphic-properties draw:fill="bitmap" draw:fill-image-name="msFillBitmap_20_76" style:repeat="stretch"/>
      <style:paragraph-properties fo:text-align="start"/>
      <style:text-properties fo:font-size="18pt"/>
    </style:style>
    <style:style style:name="P137" style:family="paragraph">
      <loext:graphic-properties draw:fill="bitmap" draw:fill-image-name="msFillBitmap_20_77" style:repeat="stretch"/>
      <style:paragraph-properties fo:text-align="start"/>
      <style:text-properties fo:font-size="18pt"/>
    </style:style>
    <style:style style:name="P138" style:family="paragraph">
      <loext:graphic-properties draw:fill="bitmap" draw:fill-image-name="msFillBitmap_20_78" style:repeat="stretch"/>
      <style:paragraph-properties fo:text-align="start"/>
      <style:text-properties fo:font-size="18pt"/>
    </style:style>
    <style:style style:name="P139" style:family="paragraph">
      <loext:graphic-properties draw:fill="bitmap" draw:fill-image-name="msFillBitmap_20_79" style:repeat="stretch"/>
      <style:paragraph-properties fo:text-align="start"/>
      <style:text-properties fo:font-size="18pt"/>
    </style:style>
    <style:style style:name="P140" style:family="paragraph">
      <loext:graphic-properties draw:fill="bitmap" draw:fill-image-name="msFillBitmap_20_80" style:repeat="stretch"/>
      <style:paragraph-properties fo:text-align="start"/>
      <style:text-properties fo:font-size="18pt"/>
    </style:style>
    <style:style style:name="P141" style:family="paragraph">
      <loext:graphic-properties draw:fill="bitmap" draw:fill-image-name="msFillBitmap_20_81" style:repeat="stretch"/>
      <style:paragraph-properties fo:text-align="start"/>
      <style:text-properties fo:font-size="18pt"/>
    </style:style>
    <style:style style:name="P142" style:family="paragraph">
      <loext:graphic-properties draw:fill="bitmap" draw:fill-image-name="msFillBitmap_20_82" style:repeat="stretch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outline="true" style:text-line-through-style="none" style:text-line-through-type="none" style:text-position="0% 100%" style:font-name="Arial" fo:font-size="48pt" fo:letter-spacing="-0.089cm" fo:font-style="normal" style:text-underline-style="none" fo:font-weight="bold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outline="true" style:text-line-through-style="none" style:text-line-through-type="none" style:text-position="0% 100%" style:font-name="Arial" fo:font-size="48pt" fo:letter-spacing="-0.085cm" fo:font-style="normal" style:text-underline-style="none" fo:font-weight="bold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outline="tru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-0.022cm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-0.016cm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-0.002cm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-0.006cm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-0.001cm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27% 58%" style:font-name="Times New Roman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2" style:family="text">
      <style:text-properties fo:font-variant="normal" fo:text-transform="none" fo:color="#ccccff" style:text-line-through-style="none" style:text-line-through-type="none" style:text-position="0% 100%" style:font-name="Times New Roman" fo:font-size="12pt" fo:letter-spacing="normal" fo:font-style="normal" style:text-underline-style="solid" style:text-underline-width="auto" style:text-underline-color="font-color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3" style:family="text">
      <style:text-properties fo:font-variant="normal" fo:text-transform="none" fo:color="#ccccff" style:text-line-through-style="none" style:text-line-through-type="none" style:text-position="0% 100%" style:font-name="Times New Roman" fo:font-size="12pt" fo:letter-spacing="-0.004cm" fo:font-style="normal" style:text-underline-style="solid" style:text-underline-width="auto" style:text-underline-color="font-color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4" style:family="text">
      <style:text-properties fo:font-variant="normal" fo:text-transform="none" fo:color="#ccccff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5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52cm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6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113cm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7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63cm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8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76cm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9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156cm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0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34cm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22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45cm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3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75cm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4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5cm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5" style:family="text">
      <style:text-properties fo:font-variant="normal" fo:text-transform="none" fo:color="#3852a3" style:text-line-through-style="none" style:text-line-through-type="none" style:text-position="0% 100%" style:font-name="Arial" fo:font-size="26pt" fo:letter-spacing="-0.064cm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6" style:family="text">
      <style:text-properties fo:font-variant="normal" fo:text-transform="none" fo:color="#3852a3" style:text-line-through-style="none" style:text-line-through-type="none" style:text-position="0% 100%" style:font-name="Arial" fo:font-size="26pt" fo:letter-spacing="-0.073cm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7" style:family="text">
      <style:text-properties fo:font-variant="normal" fo:text-transform="none" fo:color="#3852a3" style:text-line-through-style="none" style:text-line-through-type="none" style:text-position="0% 100%" style:font-name="Arial" fo:font-size="26pt" fo:letter-spacing="-0.052cm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0.024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0.002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-0.001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-0.002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-0.016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-0.013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37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36cm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8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27cm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9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96cm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40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64cm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41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105cm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42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71cm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43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06cm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-0.009cm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-0.001cm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0.002cm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-0.022cm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-0.027cm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-0.016cm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0.003cm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-0.018cm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-0.031cm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3" style:family="text">
      <style:text-properties fo:font-variant="normal" fo:text-transform="none" fo:color="#3852a3" style:text-line-through-style="none" style:text-line-through-type="none" style:text-position="0% 100%" style:font-name="Arial" fo:font-size="24pt" fo:letter-spacing="-0.089cm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4" style:family="text">
      <style:text-properties fo:font-variant="normal" fo:text-transform="none" fo:color="#3852a3" style:text-line-through-style="none" style:text-line-through-type="none" style:text-position="0% 100%" style:font-name="Arial" fo:font-size="24pt" fo:letter-spacing="-0.052cm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5" style:family="text">
      <style:text-properties fo:font-variant="normal" fo:text-transform="none" fo:color="#3852a3" style:text-line-through-style="none" style:text-line-through-type="none" style:text-position="0% 100%" style:font-name="Arial" fo:font-size="24pt" fo:letter-spacing="-0.055cm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6" style:family="text">
      <style:text-properties fo:font-variant="normal" fo:text-transform="none" fo:color="#3852a3" style:text-line-through-style="none" style:text-line-through-type="none" style:text-position="0% 100%" style:font-name="Arial" fo:font-size="24pt" fo:letter-spacing="-0.045cm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7" style:family="text">
      <style:text-properties fo:font-variant="normal" fo:text-transform="none" fo:color="#3852a3" style:text-line-through-style="none" style:text-line-through-type="none" style:text-position="0% 100%" style:font-name="Arial" fo:font-size="24pt" fo:letter-spacing="-0.029cm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8" style:family="text">
      <style:text-properties fo:font-variant="normal" fo:text-transform="none" fo:color="#3852a3" style:text-line-through-style="none" style:text-line-through-type="none" style:text-position="0% 100%" style:font-name="Arial" fo:font-size="24pt" fo:letter-spacing="-0.063cm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9" style:family="text">
      <style:text-properties fo:font-variant="normal" fo:text-transform="none" fo:color="#3852a3" style:text-line-through-style="none" style:text-line-through-type="none" style:text-position="0% 100%" style:font-name="Arial" fo:font-size="24pt" fo:letter-spacing="-0.023cm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60" style:family="text">
      <style:text-properties fo:font-variant="normal" fo:text-transform="none" fo:color="#3852a3" style:text-line-through-style="none" style:text-line-through-type="none" style:text-position="0% 100%" style:font-name="Arial" fo:font-size="24pt" fo:letter-spacing="-0.053cm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61" style:family="text">
      <style:text-properties fo:font-variant="normal" fo:text-transform="none" fo:color="#ffffff" style:text-line-through-style="none" style:text-line-through-type="none" style:text-position="0% 100%" style:font-name="Times New Roman" fo:font-size="14pt" fo:letter-spacing="0.003cm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62" style:family="text">
      <style:text-properties fo:font-variant="normal" fo:text-transform="none" fo:color="#ffffff" style:text-line-through-style="none" style:text-line-through-type="none" style:text-position="0% 100%" style:font-name="Times New Roman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63" style:family="text">
      <style:text-properties fo:font-variant="normal" fo:text-transform="none" fo:color="#ffffff" style:text-line-through-style="none" style:text-line-through-type="none" style:text-position="0% 100%" style:font-name="Times New Roman" fo:font-size="14pt" fo:letter-spacing="-0.001cm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-0.004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-0.006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0.005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-0.015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68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48cm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9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29cm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70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52cm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71" style:family="text">
      <style:text-properties fo:font-variant="normal" fo:text-transform="none" fo:color="#3852a3" style:text-line-through-style="none" style:text-line-through-type="none" style:text-position="0% 100%" style:font-name="Arial" fo:font-size="26pt" fo:letter-spacing="-0.05cm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72" style:family="text">
      <style:text-properties fo:font-variant="normal" fo:text-transform="none" fo:color="#3852a3" style:text-line-through-style="none" style:text-line-through-type="none" style:text-position="0% 100%" style:font-name="Arial" fo:font-size="26pt" fo:letter-spacing="-0.055cm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73" style:family="text">
      <style:text-properties fo:font-variant="normal" fo:text-transform="none" fo:color="#3852a3" style:text-line-through-style="none" style:text-line-through-type="none" style:text-position="0% 100%" style:font-name="Arial" fo:font-size="26pt" fo:letter-spacing="-0.063cm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74" style:family="text">
      <style:text-properties fo:font-variant="normal" fo:text-transform="none" fo:color="#3852a3" style:text-line-through-style="none" style:text-line-through-type="none" style:text-position="0% 100%" style:font-name="Arial" fo:font-size="26pt" fo:letter-spacing="-0.068cm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-0.022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-0.023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-0.039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-0.009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-0.025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-0.036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-0.001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3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43cm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84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01cm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85" style:family="text">
      <style:text-properties fo:font-variant="normal" fo:text-transform="none" fo:color="#3852a3" style:text-line-through-style="none" style:text-line-through-type="none" style:text-position="0% 100%" style:font-name="Arial" fo:font-size="28pt" fo:letter-spacing="-0.036cm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-0.08cm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-0.048cm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-0.05cm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-0.039cm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-0.036cm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66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34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01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22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85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76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71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18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117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105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16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32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63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8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27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64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48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34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39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89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46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11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71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31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37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75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43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-0.008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-0.032cm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-0.016cm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-0.002cm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-0.015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-0.004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-0.002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0.102cm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-0.011cm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-0.009cm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-0.057cm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-0.055cm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68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3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98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3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09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55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83cm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3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48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13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39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25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101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29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31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23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-0.015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-0.031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-0.025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-0.023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-0.039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-0.018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-0.037cm" fo:font-style="normal" style:text-underline-style="none" fo:font-weight="bold" style:font-name-asian="DejaVu Sans2" style:font-size-asian="13pt" style:font-style-asian="normal" style:font-weight-asian="bold" style:font-name-complex="DejaVu Sans2" style:font-size-complex="13pt" style:font-style-complex="normal" style:font-weight-complex="bold"/>
    </style:style>
    <style:style style:name="T15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-0.043cm" fo:font-style="normal" style:text-underline-style="none" fo:font-weight="bold" style:font-name-asian="DejaVu Sans2" style:font-size-asian="13pt" style:font-style-asian="normal" style:font-weight-asian="bold" style:font-name-complex="DejaVu Sans2" style:font-size-complex="13pt" style:font-style-complex="normal" style:font-weight-complex="bold"/>
    </style:style>
    <style:style style:name="T153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-0.032cm" fo:font-style="normal" style:text-underline-style="none" fo:font-weight="bold" style:font-name-asian="DejaVu Sans2" style:font-size-asian="13pt" style:font-style-asian="normal" style:font-weight-asian="bold" style:font-name-complex="DejaVu Sans2" style:font-size-complex="13pt" style:font-style-complex="normal" style:font-weight-complex="bold"/>
    </style:style>
    <style:style style:name="T15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-0.036cm" fo:font-style="normal" style:text-underline-style="none" fo:font-weight="bold" style:font-name-asian="DejaVu Sans2" style:font-size-asian="13pt" style:font-style-asian="normal" style:font-weight-asian="bold" style:font-name-complex="DejaVu Sans2" style:font-size-complex="13pt" style:font-style-complex="normal" style:font-weight-complex="bold"/>
    </style:style>
    <style:style style:name="T155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-0.029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-0.034cm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18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5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13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5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2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83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36cm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6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36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22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04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6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16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6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45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6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94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6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55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6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57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7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27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7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37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7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32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7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15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7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66cm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7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71cm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7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34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7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5cm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7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78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7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96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8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15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8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9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8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115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8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99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8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98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8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73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8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52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8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89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8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45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8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129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9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94cm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9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-0.009cm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9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-0.057cm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9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-0.055cm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9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-0.018cm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9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-0.016cm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9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-0.052cm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9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0.009cm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9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0.005cm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9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-0.02cm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0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36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0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45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0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31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0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29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0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37cm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0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41cm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0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52cm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0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15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0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37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0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41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32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13cm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99cm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31cm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1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48cm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1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29cm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1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39cm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52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1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27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1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43cm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20" style:family="text">
      <style:text-properties fo:font-variant="normal" fo:text-transform="none" fo:color="#1b75bc" style:text-line-through-style="none" style:text-line-through-type="none" style:text-position="0% 100%" style:font-name="Calibri" fo:font-size="60pt" fo:letter-spacing="normal" fo:font-style="normal" style:text-underline-style="none" fo:font-weight="bold" style:font-name-asian="DejaVu Sans2" style:font-size-asian="60pt" style:font-style-asian="normal" style:font-weight-asian="bold" style:font-name-complex="DejaVu Sans2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852a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">
        <style:list-level-properties text:space-before="0.039cm" text:min-label-width="0.787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39cm" text:min-label-width="0.78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>
        <draw:custom-shape draw:name="CustomShape 1" draw:style-name="gr1" draw:text-style-name="P3" draw:layer="layout" svg:width="25.274cm" svg:height="8.558cm" svg:x="0.062cm" svg:y="3.081cm">
          <text:p text:style-name="P1"><text:span text:style-name="T1"><text:s/></text:span><text:span text:style-name="T2">GeM </text:span></text:p>
          <text:p text:style-name="P2"><text:span text:style-name="T3">Government e-marketpl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5" draw:layer="layout" svg:width="7.508cm" svg:height="0.646cm" svg:x="1.803cm" svg:y="12.319cm">
          <text:p text:style-name="P4"><text:span text:style-name="T4">Presented </text:span><text:span text:style-name="T5">by </text:span><text:span text:style-name="T6">: Anant J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0.632cm" svg:height="3.172cm" svg:x="0cm" svg:y="3.785cm">
          <text:p/>
          <draw:enhanced-geometry draw:mirror-horizontal="false" draw:mirror-vertical="false" drawooo:sub-view-size="228600 1143000" draw:text-areas="0 0 ?f0 ?f1" svg:viewBox="0 0 0 0" draw:type="ooxml-non-primitive" draw:enhanced-path="M 228600 0 L 0 0 0 1143000 228600 1143000 22860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586cm" svg:height="11.136cm" svg:x="3.705cm" svg:y="2.256cm" draw:page-number="1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5" draw:text-style-name="P8" draw:layer="layout" svg:width="0.004cm" svg:height="0.791cm" svg:x="24.38cm" svg:y="13.494cm">
          <text:p/>
          <draw:enhanced-geometry draw:mirror-horizontal="false" draw:mirror-vertical="false" drawooo:sub-view-size="2540 285750" draw:text-areas="0 0 ?f0 ?f1" svg:viewBox="0 0 0 0" draw:type="ooxml-non-primitive" draw:enhanced-path="M 0 0 L 2539 28575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6" draw:text-style-name="P5" draw:layer="layout" svg:width="0.217cm" svg:height="0.541cm" svg:x="1.528cm" svg:y="3.828cm">
          <text:p text:style-name="P9"><text:span text:style-name="T7">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5" draw:layer="layout" svg:width="10.097cm" svg:height="0.541cm" svg:x="2.476cm" svg:y="3.849cm">
          <text:p text:style-name="P9"><text:span text:style-name="T8">GeM to facilitate online procurement of Goods &amp;</text:span><text:span text:style-name="T9"> </text:span><text:span text:style-name="T8">Servic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5" draw:layer="layout" svg:width="0.217cm" svg:height="0.541cm" svg:x="1.528cm" svg:y="5.662cm">
          <text:p text:style-name="P9"><text:span text:style-name="T7">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5" draw:layer="layout" svg:width="9.847cm" svg:height="0.541cm" svg:x="2.476cm" svg:y="5.687cm">
          <text:p text:style-name="P9"><text:span text:style-name="T10">Launched </text:span><text:span text:style-name="T8">on 9</text:span><text:span text:style-name="T11">th </text:span><text:span text:style-name="T8">August 2016. (</text:span><text:span text:style-name="T12"><text:a xlink:href="https://www.gem.gov.in/" xlink:type="simple">https://www.gem.gov.in/</text:a></text:span><text:span text:style-name="T13"><text:a xlink:href="https://www.gem.gov.in/" xlink:type="simple"> </text:a></text:span><text:span text:style-name="T14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5" draw:layer="layout" svg:width="0.217cm" svg:height="0.541cm" svg:x="1.528cm" svg:y="7.5cm">
          <text:p text:style-name="P9"><text:span text:style-name="T7">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5" draw:layer="layout" svg:width="12.275cm" svg:height="1.555cm" svg:x="2.476cm" svg:y="7.521cm">
          <text:p text:style-name="P9"><text:span text:style-name="T8">Rule 149 of GFR amended to “.. Procurement of Goods and Services by <text:s/>Ministries or Department will be mandatory for Goods or Services <text:s/>available on G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6" draw:layer="layout" svg:width="0.632cm" svg:height="3.172cm" svg:x="0cm" svg:y="3.969cm">
          <text:p/>
          <draw:enhanced-geometry draw:mirror-horizontal="false" draw:mirror-vertical="false" drawooo:sub-view-size="228600 1143000" draw:text-areas="0 0 ?f0 ?f1" svg:viewBox="0 0 0 0" draw:type="ooxml-non-primitive" draw:enhanced-path="M 228600 0 L 0 0 0 1143000 228600 1143000 228600 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6" draw:text-style-name="P5" draw:layer="layout" svg:width="13.164cm" svg:height="2.419cm" svg:x="1.528cm" svg:y="1.341cm">
          <text:p text:style-name="P9"><text:span text:style-name="T15">GeM– </text:span><text:span text:style-name="T16">A </text:span><text:span text:style-name="T17">Path </text:span><text:span text:style-name="T18">Breaking</text:span><text:span text:style-name="T19"> </text:span><text:span text:style-name="T20">Initia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10" draw:layer="layout" svg:width="8.982cm" svg:height="2.978cm" svg:x="14.848cm" svg:y="9.899cm">
          <text:p/>
          <draw:enhanced-geometry draw:mirror-horizontal="false" draw:mirror-vertical="false" drawooo:sub-view-size="3234690 1073150" draw:text-areas="0 0 ?f0 ?f1" svg:viewBox="0 0 0 0" draw:type="ooxml-non-primitive" draw:enhanced-path="M 0 0 L 3234690 0 3234690 1073149 0 1073149 0 0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8" draw:text-style-name="P5" draw:layer="layout" svg:width="7.749cm" svg:height="3.624cm" svg:x="15.459cm" svg:y="9.994cm">
          <text:p text:style-name="P11"><text:span text:style-name="T21">Winner of the South Asia <text:s/>Procurement Innovation <text:s/>Awards of the World Bank, <text:s/>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12" draw:layer="layout" svg:width="9.984cm" svg:height="6.485cm" svg:x="15.014cm" svg:y="2.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draw:custom-shape draw:name="CustomShape 1" draw:style-name="gr6" draw:text-style-name="P5" draw:layer="layout" svg:width="4.114cm" svg:height="2.419cm" svg:x="1.485cm" svg:y="4.279cm">
          <text:p text:style-name="P9"><text:span text:style-name="T22">Why</text:span><text:span text:style-name="T23"> </text:span><text:span text:style-name="T24">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6" draw:layer="layout" svg:width="0.632cm" svg:height="3.172cm" svg:x="0cm" svg:y="3.969cm">
          <text:p/>
          <draw:enhanced-geometry draw:mirror-horizontal="false" draw:mirror-vertical="false" drawooo:sub-view-size="228600 1143000" draw:text-areas="0 0 ?f0 ?f1" svg:viewBox="0 0 0 0" draw:type="ooxml-non-primitive" draw:enhanced-path="M 228600 0 L 0 0 0 1143000 228600 1143000 22860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5" draw:text-style-name="P8" draw:layer="layout" svg:width="0.004cm" svg:height="0.791cm" svg:x="24.38cm" svg:y="13.494cm">
          <text:p/>
          <draw:enhanced-geometry draw:mirror-horizontal="false" draw:mirror-vertical="false" drawooo:sub-view-size="2540 285750" draw:text-areas="0 0 ?f0 ?f1" svg:viewBox="0 0 0 0" draw:type="ooxml-non-primitive" draw:enhanced-path="M 0 0 L 2539 28575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3" draw:text-style-name="P6" draw:layer="layout" svg:width="0.632cm" svg:height="3.172cm" svg:x="0cm" svg:y="3.969cm">
          <text:p/>
          <draw:enhanced-geometry draw:mirror-horizontal="false" draw:mirror-vertical="false" drawooo:sub-view-size="228600 1143000" draw:text-areas="0 0 ?f0 ?f1" svg:viewBox="0 0 0 0" draw:type="ooxml-non-primitive" draw:enhanced-path="M 228600 0 L 0 0 0 1143000 228600 1143000 22860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6" draw:text-style-name="P5" draw:layer="layout" svg:width="4.165cm" svg:height="2.419cm" svg:x="1.528cm" svg:y="0.49cm">
          <text:p text:style-name="P9"><text:span text:style-name="T25">Why</text:span><text:span text:style-name="T26"> </text:span><text:span text:style-name="T27">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3" draw:layer="layout" svg:width="10.633cm" svg:height="2.445cm" svg:x="1.192cm" svg:y="3.56cm">
          <text:p/>
          <draw:enhanced-geometry draw:mirror-horizontal="false" draw:mirror-vertical="false" drawooo:sub-view-size="3829050 881380" draw:text-areas="0 0 ?f0 ?f1" svg:viewBox="0 0 0 0" draw:type="ooxml-non-primitive" draw:enhanced-path="M 0 0 L 3829050 0 3829050 881380 0 881380 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0" draw:text-style-name="P13" draw:layer="layout" svg:width="12.439cm" svg:height="2.445cm" svg:x="11.829cm" svg:y="3.56cm">
          <text:p/>
          <draw:enhanced-geometry draw:mirror-horizontal="false" draw:mirror-vertical="false" drawooo:sub-view-size="4479290 881380" draw:text-areas="0 0 ?f0 ?f1" svg:viewBox="0 0 0 0" draw:type="ooxml-non-primitive" draw:enhanced-path="M 0 0 L 4479290 0 4479290 881380 0 881380 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gr6" draw:text-style-name="P5" draw:layer="layout" svg:width="21.77cm" svg:height="2.511cm" svg:x="1.337cm" svg:y="2.06cm">
          <text:p text:style-name="P14"><text:span text:style-name="T28">Pre-GeM</text:span><text:span text:style-name="T28"><text:tab/></text:span><text:span text:style-name="T28">GeM</text:span></text:p>
          <text:p text:style-name="P15"><text:span text:style-name="T29"/></text:p>
          <text:p text:style-name="P16"><text:span text:style-name="T30">Tender based specific requirements of general</text:span><text:span text:style-name="T31"> </text:span><text:span text:style-name="T30">good</text:span><text:span text:style-name="T32"> </text:span><text:span text:style-name="T30">and</text:span><text:span text:style-name="T30"><text:tab/></text:span><text:span text:style-name="T30">Market Based generic requirements across all govt. agencies <text:s/>services even with in </text:span><text:span text:style-name="T33">same buyer</text:span><text:span text:style-name="T34"> </text:span><text:span text:style-name="T30">ag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" draw:text-style-name="P5" draw:layer="layout" svg:width="10.333cm" svg:height="1.064cm" svg:x="1.337cm" svg:y="5.92cm">
          <text:p text:style-name="P17"><text:span text:style-name="T30">Absence of standardisation leading to incomparable <text:s/>data relating to prices of</text:span><text:span text:style-name="T33"> </text:span><text:span text:style-name="T30">procur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18" draw:layer="layout" svg:width="12.439cm" svg:height="2.449cm" svg:x="11.829cm" svg:y="6.008cm">
          <text:p/>
          <draw:enhanced-geometry draw:mirror-horizontal="false" draw:mirror-vertical="false" drawooo:sub-view-size="4479290 882650" draw:text-areas="0 0 ?f0 ?f1" svg:viewBox="0 0 0 0" draw:type="ooxml-non-primitive" draw:enhanced-path="M 0 0 L 4479290 0 4479290 882650 0 882650 0 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1" draw:text-style-name="P5" draw:layer="layout" svg:width="12.136cm" svg:height="1.064cm" svg:x="11.977cm" svg:y="5.92cm">
          <text:p text:style-name="P17"><text:span text:style-name="T30">Standardization of specifications of both products and services <text:s/>enabling </text:span><text:span text:style-name="T33">empirical </text:span><text:span text:style-name="T30">price</text:span><text:span text:style-name="T34"> </text:span><text:span text:style-name="T30">compara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0" draw:layer="layout" svg:width="23.076cm" svg:height="0.496cm" svg:x="1.192cm" svg:y="8.46cm">
          <text:p text:style-name="P19"><text:span text:style-name="T30">Opacity </text:span><text:span text:style-name="T33">of </text:span><text:span text:style-name="T30">procurements based on quotations</text:span><text:span text:style-name="T30"><text:tab/></text:span><text:span text:style-name="T33">Completely </text:span><text:span text:style-name="T30">transparent transactions across all</text:span><text:span text:style-name="T35"> </text:span><text:span text:style-name="T30">ran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" draw:text-style-name="P5" draw:layer="layout" svg:width="10.335cm" svg:height="1.064cm" svg:x="1.337cm" svg:y="9.299cm">
          <text:p text:style-name="P17"><text:span text:style-name="T30">Services entirely non standardized both cost wise and <text:s/>performance</text:span><text:span text:style-name="T33"> </text:span><text:span text:style-name="T30">w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" draw:text-style-name="P18" draw:layer="layout" svg:width="12.439cm" svg:height="1.853cm" svg:x="11.829cm" svg:y="9.387cm">
          <text:p/>
          <draw:enhanced-geometry draw:mirror-horizontal="false" draw:mirror-vertical="false" drawooo:sub-view-size="4479290 668020" draw:text-areas="0 0 ?f0 ?f1" svg:viewBox="0 0 0 0" draw:type="ooxml-non-primitive" draw:enhanced-path="M 0 0 L 4479290 0 4479290 668019 0 668019 0 0 Z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11" draw:text-style-name="P5" draw:layer="layout" svg:width="12.136cm" svg:height="1.064cm" svg:x="11.977cm" svg:y="9.299cm">
          <text:p text:style-name="P17"><text:span text:style-name="T30">Generic standards established through universal service levels <text:s/>and cost </text:span><text:span text:style-name="T33">comparison</text:span><text:span text:style-name="T34"> </text:span><text:span text:style-name="T30">enab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" draw:text-style-name="P13" draw:layer="layout" svg:width="10.633cm" svg:height="1.853cm" svg:x="1.192cm" svg:y="11.243cm">
          <text:p/>
          <draw:enhanced-geometry draw:mirror-horizontal="false" draw:mirror-vertical="false" drawooo:sub-view-size="3829050 668020" draw:text-areas="0 0 ?f0 ?f1" svg:viewBox="0 0 0 0" draw:type="ooxml-non-primitive" draw:enhanced-path="M 0 0 L 3829050 0 3829050 668020 0 668020 0 0 Z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14" draw:text-style-name="P5" draw:layer="layout" svg:width="9.564cm" svg:height="1.068cm" svg:x="1.372cm" svg:y="11.155cm">
          <text:p text:style-name="P21"><text:span text:style-name="T30">Lack of </text:span><text:span text:style-name="T33">dynamicity </text:span><text:span text:style-name="T30">in both vendor participation and <text:s/>product </text:span><text:span text:style-name="T33">li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" draw:text-style-name="P13" draw:layer="layout" svg:width="12.439cm" svg:height="1.853cm" svg:x="11.829cm" svg:y="11.243cm">
          <text:p/>
          <draw:enhanced-geometry draw:mirror-horizontal="false" draw:mirror-vertical="false" drawooo:sub-view-size="4479290 668020" draw:text-areas="0 0 ?f0 ?f1" svg:viewBox="0 0 0 0" draw:type="ooxml-non-primitive" draw:enhanced-path="M 0 0 L 4479290 0 4479290 668020 0 668020 0 0 Z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4" draw:text-style-name="P5" draw:layer="layout" svg:width="12.101cm" svg:height="1.068cm" svg:x="12.012cm" svg:y="11.155cm">
          <text:p text:style-name="P21"><text:span text:style-name="T33">O</text:span><text:span text:style-name="T30">pen</text:span><text:span text:style-name="T30"><text:tab/></text:span><text:span text:style-name="T30">and</text:span><text:span text:style-name="T30"><text:tab/></text:span><text:span text:style-name="T30">d</text:span><text:span text:style-name="T36">y</text:span><text:span text:style-name="T30">n</text:span><text:span text:style-name="T33">a</text:span><text:span text:style-name="T34">m</text:span><text:span text:style-name="T30">ic</text:span><text:span text:style-name="T30"><text:tab/></text:span><text:span text:style-name="T34">m</text:span><text:span text:style-name="T33">a</text:span><text:span text:style-name="T30">rket</text:span><text:span text:style-name="T30"><text:tab/></text:span><text:span text:style-name="T30">pla</text:span><text:span text:style-name="T33">c</text:span><text:span text:style-name="T30">e</text:span><text:span text:style-name="T30"><text:tab/></text:span><text:span text:style-name="T30">with</text:span><text:span text:style-name="T30"><text:tab/></text:span><text:span text:style-name="T30">rating</text:span><text:span text:style-name="T30"><text:tab/></text:span><text:span text:style-name="T30">b</text:span><text:span text:style-name="T33">a</text:span><text:span text:style-name="T30">s</text:span><text:span text:style-name="T33">e</text:span><text:span text:style-name="T30">d</text:span><text:span text:style-name="T30"><text:tab/></text:span><text:span text:style-name="T34">o</text:span><text:span text:style-name="T30">n <text:s/>performance of user on</text:span><text:span text:style-name="T33"> </text:span><text:span text:style-name="T30">webs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>
        <draw:custom-shape draw:name="CustomShape 1" draw:style-name="gr6" draw:text-style-name="P5" draw:layer="layout" svg:width="7.077cm" svg:height="2.419cm" svg:x="1.485cm" svg:y="4.279cm">
          <text:p text:style-name="P9"><text:span text:style-name="T22">Why </text:span><text:span text:style-name="T37">buy </text:span><text:span text:style-name="T38">on</text:span><text:span text:style-name="T39"> </text:span><text:span text:style-name="T24">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6" draw:layer="layout" svg:width="0.632cm" svg:height="3.172cm" svg:x="0cm" svg:y="3.969cm">
          <text:p/>
          <draw:enhanced-geometry draw:mirror-horizontal="false" draw:mirror-vertical="false" drawooo:sub-view-size="228600 1143000" draw:text-areas="0 0 ?f0 ?f1" svg:viewBox="0 0 0 0" draw:type="ooxml-non-primitive" draw:enhanced-path="M 228600 0 L 0 0 0 1143000 228600 1143000 22860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3" draw:text-style-name="P6" draw:layer="layout" svg:width="0.632cm" svg:height="3.172cm" svg:x="0cm" svg:y="3.969cm">
          <text:p/>
          <draw:enhanced-geometry draw:mirror-horizontal="false" draw:mirror-vertical="false" drawooo:sub-view-size="228600 1143000" draw:text-areas="0 0 ?f0 ?f1" svg:viewBox="0 0 0 0" draw:type="ooxml-non-primitive" draw:enhanced-path="M 228600 0 L 0 0 0 1143000 228600 1143000 228600 0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5" draw:text-style-name="P8" draw:layer="layout" svg:width="0.002cm" svg:height="0.593cm" svg:x="24.38cm" svg:y="13.691cm">
          <text:p/>
          <draw:enhanced-geometry draw:mirror-horizontal="false" draw:mirror-vertical="false" drawooo:sub-view-size="1904 214629" draw:text-areas="0 0 ?f0 ?f1" svg:viewBox="0 0 0 0" draw:type="ooxml-non-primitive" draw:enhanced-path="M 0 0 L 1907 214629 N">
            <draw:equation draw:name="f0" draw:formula="logwidth"/>
            <draw:equation draw:name="f1" draw:formula="logheight"/>
          </draw:enhanced-geometry>
        </draw:custom-shape>
        <draw:custom-shape draw:name="CustomShape 3" draw:style-name="gr6" draw:text-style-name="P5" draw:layer="layout" svg:width="7.22cm" svg:height="2.419cm" svg:x="1.538cm" svg:y="0.279cm">
          <text:p text:style-name="P9"><text:span text:style-name="T40">Why </text:span><text:span text:style-name="T41">Buy </text:span><text:span text:style-name="T42">on</text:span><text:span text:style-name="T43"> </text:span><text:span text:style-name="T24">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2" draw:layer="layout" svg:width="0.103cm" svg:height="2.72cm" svg:x="12.605cm" svg:y="1.9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23" draw:layer="layout" svg:width="11.127cm" svg:height="2.819cm" svg:x="11.546cm" svg:y="2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8" draw:layer="layout" svg:width="0.078cm" svg:height="0.001cm" svg:x="12.619cm" svg:y="2.752cm">
          <text:p/>
          <draw:enhanced-geometry draw:mirror-horizontal="false" draw:mirror-vertical="false" drawooo:sub-view-size="29210 0" draw:text-areas="0 0 ?f0 ?f1" svg:viewBox="0 0 0 0" draw:type="ooxml-non-primitive" draw:enhanced-path="M 29210 0 L 19050 0 0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7" draw:text-style-name="P8" draw:layer="layout" svg:width="0.05cm" svg:height="0.001cm" svg:x="12.513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7" draw:text-style-name="P8" draw:layer="layout" svg:width="0.05cm" svg:height="0.001cm" svg:x="12.407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7" draw:text-style-name="P8" draw:layer="layout" svg:width="0.05cm" svg:height="0.001cm" svg:x="12.301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7" draw:text-style-name="P8" draw:layer="layout" svg:width="0.05cm" svg:height="0.001cm" svg:x="12.196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7" draw:text-style-name="P8" draw:layer="layout" svg:width="0.05cm" svg:height="0.001cm" svg:x="12.09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7" draw:text-style-name="P8" draw:layer="layout" svg:width="0.05cm" svg:height="0.001cm" svg:x="11.98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17" draw:text-style-name="P8" draw:layer="layout" svg:width="0.05cm" svg:height="0.001cm" svg:x="11.875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17" draw:text-style-name="P8" draw:layer="layout" svg:width="0.05cm" svg:height="0.001cm" svg:x="11.769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17" draw:text-style-name="P8" draw:layer="layout" svg:width="0.05cm" svg:height="0.001cm" svg:x="11.663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7" draw:text-style-name="P8" draw:layer="layout" svg:width="0.05cm" svg:height="0.001cm" svg:x="11.557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7" draw:text-style-name="P8" draw:layer="layout" svg:width="0.05cm" svg:height="0.001cm" svg:x="11.451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7" draw:text-style-name="P8" draw:layer="layout" svg:width="0.05cm" svg:height="0.001cm" svg:x="11.345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7" draw:text-style-name="P8" draw:layer="layout" svg:width="0.05cm" svg:height="0.001cm" svg:x="11.24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7" draw:text-style-name="P8" draw:layer="layout" svg:width="0.05cm" svg:height="0.001cm" svg:x="11.134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7" draw:text-style-name="P8" draw:layer="layout" svg:width="0.05cm" svg:height="0.001cm" svg:x="11.028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7" draw:text-style-name="P8" draw:layer="layout" svg:width="0.05cm" svg:height="0.001cm" svg:x="10.922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7" draw:text-style-name="P8" draw:layer="layout" svg:width="0.05cm" svg:height="0.001cm" svg:x="10.816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17" draw:text-style-name="P8" draw:layer="layout" svg:width="0.05cm" svg:height="0.001cm" svg:x="10.71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17" draw:text-style-name="P8" draw:layer="layout" svg:width="0.05cm" svg:height="0.001cm" svg:x="10.605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17" draw:text-style-name="P8" draw:layer="layout" svg:width="0.05cm" svg:height="0.001cm" svg:x="10.499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17" draw:text-style-name="P8" draw:layer="layout" svg:width="0.05cm" svg:height="0.001cm" svg:x="10.393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17" draw:text-style-name="P8" draw:layer="layout" svg:width="0.05cm" svg:height="0.001cm" svg:x="10.287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17" draw:text-style-name="P8" draw:layer="layout" svg:width="0.05cm" svg:height="0.001cm" svg:x="10.181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17" draw:text-style-name="P8" draw:layer="layout" svg:width="0.05cm" svg:height="0.001cm" svg:x="10.075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7" draw:text-style-name="P8" draw:layer="layout" svg:width="0.05cm" svg:height="0.001cm" svg:x="9.97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17" draw:text-style-name="P8" draw:layer="layout" svg:width="0.05cm" svg:height="0.001cm" svg:x="9.864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17" draw:text-style-name="P8" draw:layer="layout" svg:width="0.001cm" svg:height="0.046cm" svg:x="9.807cm" svg:y="2.702cm">
          <text:p/>
          <draw:enhanced-geometry draw:mirror-horizontal="false" draw:mirror-vertical="false" drawooo:sub-view-size="1270 17780" draw:text-areas="0 0 ?f0 ?f1" svg:viewBox="0 0 0 0" draw:type="ooxml-non-primitive" draw:enhanced-path="M 1270 17779 L 0 17779 0 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17" draw:text-style-name="P8" draw:layer="layout" svg:width="0.001cm" svg:height="0.05cm" svg:x="9.807cm" svg:y="2.596cm">
          <text:p/>
          <draw:enhanced-geometry draw:mirror-horizontal="false" draw:mirror-vertical="false" drawooo:sub-view-size="0 19050" draw:text-areas="0 0 ?f0 ?f1" svg:viewBox="0 0 0 0" draw:type="ooxml-non-primitive" draw:enhanced-path="M -9525 9525 L 9525 9525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17" draw:text-style-name="P8" draw:layer="layout" svg:width="0.05cm" svg:height="0.001cm" svg:x="9.846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7" draw:text-style-name="P8" draw:layer="layout" svg:width="0.05cm" svg:height="0.001cm" svg:x="9.952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7" draw:text-style-name="P8" draw:layer="layout" svg:width="0.05cm" svg:height="0.001cm" svg:x="10.058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7" draw:text-style-name="P8" draw:layer="layout" svg:width="0.05cm" svg:height="0.001cm" svg:x="10.164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7" draw:text-style-name="P8" draw:layer="layout" svg:width="0.05cm" svg:height="0.001cm" svg:x="10.269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17" draw:text-style-name="P8" draw:layer="layout" svg:width="0.05cm" svg:height="0.001cm" svg:x="10.379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17" draw:text-style-name="P8" draw:layer="layout" svg:width="0.05cm" svg:height="0.001cm" svg:x="10.59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17" draw:text-style-name="P8" draw:layer="layout" svg:width="0.05cm" svg:height="0.001cm" svg:x="10.696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17" draw:text-style-name="P8" draw:layer="layout" svg:width="0.05cm" svg:height="0.001cm" svg:x="10.908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17" draw:text-style-name="P8" draw:layer="layout" svg:width="0.05cm" svg:height="0.001cm" svg:x="11.014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45" draw:style-name="gr17" draw:text-style-name="P8" draw:layer="layout" svg:width="0.05cm" svg:height="0.001cm" svg:x="11.12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17" draw:text-style-name="P8" draw:layer="layout" svg:width="0.05cm" svg:height="0.001cm" svg:x="11.225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17" draw:text-style-name="P8" draw:layer="layout" svg:width="0.05cm" svg:height="0.001cm" svg:x="11.331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17" draw:text-style-name="P8" draw:layer="layout" svg:width="0.05cm" svg:height="0.001cm" svg:x="11.437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17" draw:text-style-name="P8" draw:layer="layout" svg:width="0.05cm" svg:height="0.001cm" svg:x="11.543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17" draw:text-style-name="P8" draw:layer="layout" svg:width="0.05cm" svg:height="0.001cm" svg:x="11.649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17" draw:text-style-name="P8" draw:layer="layout" svg:width="0.05cm" svg:height="0.001cm" svg:x="11.755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17" draw:text-style-name="P8" draw:layer="layout" svg:width="0.05cm" svg:height="0.001cm" svg:x="11.86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53" draw:style-name="gr17" draw:text-style-name="P8" draw:layer="layout" svg:width="0.05cm" svg:height="0.001cm" svg:x="11.966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54" draw:style-name="gr17" draw:text-style-name="P8" draw:layer="layout" svg:width="0.05cm" svg:height="0.001cm" svg:x="12.072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17" draw:text-style-name="P8" draw:layer="layout" svg:width="0.05cm" svg:height="0.001cm" svg:x="12.178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56" draw:style-name="gr17" draw:text-style-name="P8" draw:layer="layout" svg:width="0.05cm" svg:height="0.001cm" svg:x="12.284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57" draw:style-name="gr17" draw:text-style-name="P8" draw:layer="layout" svg:width="0.05cm" svg:height="0.001cm" svg:x="12.39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17" draw:text-style-name="P8" draw:layer="layout" svg:width="0.05cm" svg:height="0.001cm" svg:x="12.495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17" draw:text-style-name="P8" draw:layer="layout" svg:width="0.05cm" svg:height="0.001cm" svg:x="12.605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17" draw:text-style-name="P8" draw:layer="layout" svg:width="0.05cm" svg:height="0.001cm" svg:x="12.711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17" draw:text-style-name="P8" draw:layer="layout" svg:width="0.05cm" svg:height="0.001cm" svg:x="12.816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17" draw:text-style-name="P8" draw:layer="layout" svg:width="0.05cm" svg:height="0.001cm" svg:x="12.922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17" draw:text-style-name="P8" draw:layer="layout" svg:width="0.05cm" svg:height="0.001cm" svg:x="13.028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64" draw:style-name="gr17" draw:text-style-name="P8" draw:layer="layout" svg:width="0.05cm" svg:height="0.001cm" svg:x="13.134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17" draw:text-style-name="P8" draw:layer="layout" svg:width="0.05cm" svg:height="0.001cm" svg:x="13.24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66" draw:style-name="gr17" draw:text-style-name="P8" draw:layer="layout" svg:width="0.05cm" svg:height="0.001cm" svg:x="13.346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17" draw:text-style-name="P8" draw:layer="layout" svg:width="0.05cm" svg:height="0.001cm" svg:x="13.451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68" draw:style-name="gr17" draw:text-style-name="P8" draw:layer="layout" svg:width="0.05cm" svg:height="0.001cm" svg:x="13.557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69" draw:style-name="gr17" draw:text-style-name="P8" draw:layer="layout" svg:width="0.05cm" svg:height="0.001cm" svg:x="13.663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70" draw:style-name="gr17" draw:text-style-name="P8" draw:layer="layout" svg:width="0.05cm" svg:height="0.001cm" svg:x="13.769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71" draw:style-name="gr17" draw:text-style-name="P8" draw:layer="layout" svg:width="0.05cm" svg:height="0.001cm" svg:x="13.875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17" draw:text-style-name="P8" draw:layer="layout" svg:width="0.05cm" svg:height="0.001cm" svg:x="13.981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73" draw:style-name="gr17" draw:text-style-name="P8" draw:layer="layout" svg:width="0.05cm" svg:height="0.001cm" svg:x="14.086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74" draw:style-name="gr17" draw:text-style-name="P8" draw:layer="layout" svg:width="0.05cm" svg:height="0.001cm" svg:x="14.192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75" draw:style-name="gr17" draw:text-style-name="P8" draw:layer="layout" svg:width="0.05cm" svg:height="0.001cm" svg:x="14.298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17" draw:text-style-name="P8" draw:layer="layout" svg:width="0.05cm" svg:height="0.001cm" svg:x="14.404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77" draw:style-name="gr17" draw:text-style-name="P8" draw:layer="layout" svg:width="0.05cm" svg:height="0.001cm" svg:x="14.51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17" draw:text-style-name="P8" draw:layer="layout" svg:width="0.05cm" svg:height="0.001cm" svg:x="14.616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79" draw:style-name="gr17" draw:text-style-name="P8" draw:layer="layout" svg:width="0.05cm" svg:height="0.001cm" svg:x="14.721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17" draw:text-style-name="P8" draw:layer="layout" svg:width="0.053cm" svg:height="0.001cm" svg:x="14.827cm" svg:y="0.991cm">
          <text:p/>
          <draw:enhanced-geometry draw:mirror-horizontal="false" draw:mirror-vertical="false" drawooo:sub-view-size="20320 0" draw:text-areas="0 0 ?f0 ?f1" svg:viewBox="0 0 0 0" draw:type="ooxml-non-primitive" draw:enhanced-path="M 0 0 L 20319 0 N">
            <draw:equation draw:name="f0" draw:formula="logwidth"/>
            <draw:equation draw:name="f1" draw:formula="logheight"/>
          </draw:enhanced-geometry>
        </draw:custom-shape>
        <draw:custom-shape draw:name="CustomShape 81" draw:style-name="gr17" draw:text-style-name="P8" draw:layer="layout" svg:width="0.05cm" svg:height="0.001cm" svg:x="14.937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82" draw:style-name="gr17" draw:text-style-name="P8" draw:layer="layout" svg:width="0.05cm" svg:height="0.001cm" svg:x="15.042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83" draw:style-name="gr17" draw:text-style-name="P8" draw:layer="layout" svg:width="0.05cm" svg:height="0.001cm" svg:x="15.148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84" draw:style-name="gr17" draw:text-style-name="P8" draw:layer="layout" svg:width="0.05cm" svg:height="0.001cm" svg:x="15.254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85" draw:style-name="gr17" draw:text-style-name="P8" draw:layer="layout" svg:width="0.05cm" svg:height="0.001cm" svg:x="15.36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86" draw:style-name="gr17" draw:text-style-name="P8" draw:layer="layout" svg:width="0.05cm" svg:height="0.001cm" svg:x="15.466cm" svg:y="0.991cm">
          <text:p/>
          <draw:enhanced-geometry draw:mirror-horizontal="false" draw:mirror-vertical="false" drawooo:sub-view-size="19050 0" draw:text-areas="0 0 ?f0 ?f1" svg:viewBox="0 0 0 0" draw:type="ooxml-non-primitive" draw:enhanced-path="M 0 0 L 19050 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17" draw:text-style-name="P8" draw:layer="layout" svg:width="0.001cm" svg:height="0.05cm" svg:x="15.536cm" svg:y="2.618cm">
          <text:p/>
          <draw:enhanced-geometry draw:mirror-horizontal="false" draw:mirror-vertical="false" drawooo:sub-view-size="0 19050" draw:text-areas="0 0 ?f0 ?f1" svg:viewBox="0 0 0 0" draw:type="ooxml-non-primitive" draw:enhanced-path="M -9525 9525 L 9525 9525 N">
            <draw:equation draw:name="f0" draw:formula="logwidth"/>
            <draw:equation draw:name="f1" draw:formula="logheight"/>
          </draw:enhanced-geometry>
        </draw:custom-shape>
        <draw:custom-shape draw:name="CustomShape 88" draw:style-name="gr17" draw:text-style-name="P8" draw:layer="layout" svg:width="0.022cm" svg:height="0.025cm" svg:x="15.512cm" svg:y="2.723cm">
          <text:p/>
          <draw:enhanced-geometry draw:mirror-horizontal="false" draw:mirror-vertical="false" drawooo:sub-view-size="8889 10159" draw:text-areas="0 0 ?f0 ?f1" svg:viewBox="0 0 0 0" draw:type="ooxml-non-primitive" draw:enhanced-path="M 8889 0 L 8889 10160 0 10160 N">
            <draw:equation draw:name="f0" draw:formula="logwidth"/>
            <draw:equation draw:name="f1" draw:formula="logheight"/>
          </draw:enhanced-geometry>
        </draw:custom-shape>
        <draw:custom-shape draw:name="CustomShape 89" draw:style-name="gr17" draw:text-style-name="P8" draw:layer="layout" svg:width="0.053cm" svg:height="0.001cm" svg:x="15.402cm" svg:y="2.752cm">
          <text:p/>
          <draw:enhanced-geometry draw:mirror-horizontal="false" draw:mirror-vertical="false" drawooo:sub-view-size="20320 0" draw:text-areas="0 0 ?f0 ?f1" svg:viewBox="0 0 0 0" draw:type="ooxml-non-primitive" draw:enhanced-path="M 20319 0 L 0 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17" draw:text-style-name="P8" draw:layer="layout" svg:width="0.05cm" svg:height="0.001cm" svg:x="15.296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91" draw:style-name="gr17" draw:text-style-name="P8" draw:layer="layout" svg:width="0.05cm" svg:height="0.001cm" svg:x="15.191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92" draw:style-name="gr17" draw:text-style-name="P8" draw:layer="layout" svg:width="0.05cm" svg:height="0.001cm" svg:x="15.085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17" draw:text-style-name="P8" draw:layer="layout" svg:width="0.05cm" svg:height="0.001cm" svg:x="14.979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94" draw:style-name="gr17" draw:text-style-name="P8" draw:layer="layout" svg:width="0.05cm" svg:height="0.001cm" svg:x="14.873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95" draw:style-name="gr17" draw:text-style-name="P8" draw:layer="layout" svg:width="0.05cm" svg:height="0.001cm" svg:x="14.767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17" draw:text-style-name="P8" draw:layer="layout" svg:width="0.05cm" svg:height="0.001cm" svg:x="14.661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97" draw:style-name="gr17" draw:text-style-name="P8" draw:layer="layout" svg:width="0.05cm" svg:height="0.001cm" svg:x="14.556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98" draw:style-name="gr17" draw:text-style-name="P8" draw:layer="layout" svg:width="0.05cm" svg:height="0.001cm" svg:x="14.45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99" draw:style-name="gr17" draw:text-style-name="P8" draw:layer="layout" svg:width="0.05cm" svg:height="0.001cm" svg:x="14.344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00" draw:style-name="gr17" draw:text-style-name="P8" draw:layer="layout" svg:width="0.05cm" svg:height="0.001cm" svg:x="14.238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01" draw:style-name="gr17" draw:text-style-name="P8" draw:layer="layout" svg:width="0.05cm" svg:height="0.001cm" svg:x="14.132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02" draw:style-name="gr17" draw:text-style-name="P8" draw:layer="layout" svg:width="0.05cm" svg:height="0.001cm" svg:x="14.026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17" draw:text-style-name="P8" draw:layer="layout" svg:width="0.05cm" svg:height="0.001cm" svg:x="13.921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04" draw:style-name="gr17" draw:text-style-name="P8" draw:layer="layout" svg:width="0.05cm" svg:height="0.001cm" svg:x="13.815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05" draw:style-name="gr17" draw:text-style-name="P8" draw:layer="layout" svg:width="0.05cm" svg:height="0.001cm" svg:x="13.709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06" draw:style-name="gr17" draw:text-style-name="P8" draw:layer="layout" svg:width="0.05cm" svg:height="0.001cm" svg:x="13.603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07" draw:style-name="gr17" draw:text-style-name="P8" draw:layer="layout" svg:width="0.05cm" svg:height="0.001cm" svg:x="13.497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17" draw:text-style-name="P8" draw:layer="layout" svg:width="0.05cm" svg:height="0.001cm" svg:x="13.391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09" draw:style-name="gr17" draw:text-style-name="P8" draw:layer="layout" svg:width="0.05cm" svg:height="0.001cm" svg:x="13.286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10" draw:style-name="gr17" draw:text-style-name="P8" draw:layer="layout" svg:width="0.053cm" svg:height="0.001cm" svg:x="13.176cm" svg:y="2.752cm">
          <text:p/>
          <draw:enhanced-geometry draw:mirror-horizontal="false" draw:mirror-vertical="false" drawooo:sub-view-size="20320 0" draw:text-areas="0 0 ?f0 ?f1" svg:viewBox="0 0 0 0" draw:type="ooxml-non-primitive" draw:enhanced-path="M 20320 0 L 0 0 N">
            <draw:equation draw:name="f0" draw:formula="logwidth"/>
            <draw:equation draw:name="f1" draw:formula="logheight"/>
          </draw:enhanced-geometry>
        </draw:custom-shape>
        <draw:custom-shape draw:name="CustomShape 111" draw:style-name="gr17" draw:text-style-name="P8" draw:layer="layout" svg:width="0.05cm" svg:height="0.001cm" svg:x="13.07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12" draw:style-name="gr17" draw:text-style-name="P8" draw:layer="layout" svg:width="0.05cm" svg:height="0.001cm" svg:x="12.965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13" draw:style-name="gr17" draw:text-style-name="P8" draw:layer="layout" svg:width="0.05cm" svg:height="0.001cm" svg:x="12.859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14" draw:style-name="gr17" draw:text-style-name="P8" draw:layer="layout" svg:width="0.05cm" svg:height="0.001cm" svg:x="12.753cm" svg:y="2.752cm">
          <text:p/>
          <draw:enhanced-geometry draw:mirror-horizontal="false" draw:mirror-vertical="false" drawooo:sub-view-size="19050 0" draw:text-areas="0 0 ?f0 ?f1" svg:viewBox="0 0 0 0" draw:type="ooxml-non-primitive" draw:enhanced-path="M 19050 0 L 0 0 N">
            <draw:equation draw:name="f0" draw:formula="logwidth"/>
            <draw:equation draw:name="f1" draw:formula="logheight"/>
          </draw:enhanced-geometry>
        </draw:custom-shape>
        <draw:custom-shape draw:name="CustomShape 115" draw:style-name="gr18" draw:text-style-name="P24" draw:layer="layout" svg:width="0.117cm" svg:height="5.402cm" svg:x="22.475cm" svg:y="4.6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19" draw:text-style-name="P25" draw:layer="layout" svg:width="0.103cm" svg:height="2.044cm" svg:x="19.202cm" svg:y="2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20" draw:text-style-name="P26" draw:layer="layout" svg:width="0.12cm" svg:height="7.416cm" svg:x="15.91cm" svg:y="2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21" draw:text-style-name="P27" draw:layer="layout" svg:width="0.117cm" svg:height="7.399cm" svg:x="9.137cm" svg:y="2.5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22" draw:text-style-name="P28" draw:layer="layout" svg:width="2.318cm" svg:height="2.406cm" svg:x="4.787cm" svg:y="4.681cm">
          <text:p/>
          <draw:enhanced-geometry draw:mirror-horizontal="false" draw:mirror-vertical="false" drawooo:sub-view-size="835660 867410" draw:text-areas="0 0 ?f0 ?f1" svg:viewBox="0 0 0 0" draw:type="ooxml-non-primitive" draw:enhanced-path="M 427990 0 L 407670 0 386080 5080 52070 181610 20320 208280 2540 245110 0 265430 0 601980 8890 642620 34290 674370 365760 854710 407670 867410 427990 867410 468630 854710 783590 685800 815340 659130 831850 622300 835660 601980 835660 265430 825500 226060 801370 194310 468630 12700 427990 0 Z N">
            <draw:equation draw:name="f0" draw:formula="logwidth"/>
            <draw:equation draw:name="f1" draw:formula="logheight"/>
          </draw:enhanced-geometry>
        </draw:custom-shape>
        <draw:custom-shape draw:name="CustomShape 120" draw:style-name="gr23" draw:text-style-name="P29" draw:layer="layout" svg:width="2.318cm" svg:height="2.41cm" svg:x="8.05cm" svg:y="9.26cm">
          <text:p/>
          <draw:enhanced-geometry draw:mirror-horizontal="false" draw:mirror-vertical="false" drawooo:sub-view-size="835660 868679" draw:text-areas="0 0 ?f0 ?f1" svg:viewBox="0 0 0 0" draw:type="ooxml-non-primitive" draw:enhanced-path="M 429260 0 L 407670 0 386080 3810 52070 181610 20320 207009 2540 245109 0 265430 0 601980 10160 642619 34290 674369 365760 855980 407670 868680 429260 868680 469900 855980 783589 685800 816610 659130 833120 623569 835660 601980 835660 265430 826770 224790 801370 193040 469900 11430 429260 0 Z N">
            <draw:equation draw:name="f0" draw:formula="logwidth"/>
            <draw:equation draw:name="f1" draw:formula="logheight"/>
          </draw:enhanced-geometry>
        </draw:custom-shape>
        <draw:custom-shape draw:name="CustomShape 121" draw:style-name="gr24" draw:text-style-name="P30" draw:layer="layout" svg:width="2.315cm" svg:height="2.406cm" svg:x="11.546cm" svg:y="4.681cm">
          <text:p/>
          <draw:enhanced-geometry draw:mirror-horizontal="false" draw:mirror-vertical="false" drawooo:sub-view-size="834389 867410" draw:text-areas="0 0 ?f0 ?f1" svg:viewBox="0 0 0 0" draw:type="ooxml-non-primitive" draw:enhanced-path="M 427989 0 L 407669 0 384810 5080 52069 181610 20319 208280 2539 245110 0 265430 0 601980 10160 642620 34289 674370 365760 854710 407669 867410 427989 867410 468629 854710 782319 685800 814069 659130 830579 622300 834389 601980 834389 265430 825500 226060 800100 194310 468629 12700 427989 0 Z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25" draw:text-style-name="P31" draw:layer="layout" svg:width="2.315cm" svg:height="2.41cm" svg:x="14.838cm" svg:y="9.26cm">
          <text:p/>
          <draw:enhanced-geometry draw:mirror-horizontal="false" draw:mirror-vertical="false" drawooo:sub-view-size="834389 868679" draw:text-areas="0 0 ?f0 ?f1" svg:viewBox="0 0 0 0" draw:type="ooxml-non-primitive" draw:enhanced-path="M 427989 0 L 407669 0 386079 3810 52069 181610 19050 207009 1269 245109 0 265430 0 601980 8889 642619 34289 674369 365759 855980 407669 868680 427989 868680 468629 855980 783589 685800 815339 659130 831850 623569 834389 601980 834389 265430 825500 224790 801369 193040 468629 11430 427989 0 Z N">
            <draw:equation draw:name="f0" draw:formula="logwidth"/>
            <draw:equation draw:name="f1" draw:formula="logheight"/>
          </draw:enhanced-geometry>
        </draw:custom-shape>
        <draw:custom-shape draw:name="CustomShape 123" draw:style-name="gr26" draw:text-style-name="P32" draw:layer="layout" svg:width="2.406cm" svg:height="2.406cm" svg:x="18.073cm" svg:y="4.681cm">
          <text:p/>
          <draw:enhanced-geometry draw:mirror-horizontal="false" draw:mirror-vertical="false" drawooo:sub-view-size="867409 867410" draw:text-areas="0 0 ?f0 ?f1" svg:viewBox="0 0 0 0" draw:type="ooxml-non-primitive" draw:enhanced-path="M 445770 0 L 424180 0 401320 5080 54610 181610 20320 208280 2540 245110 0 265430 0 601980 10160 642620 35560 674370 379730 854710 424180 867410 445770 867410 487680 854710 814070 685800 847090 659130 864870 622300 867410 601980 867410 265430 858520 226060 831850 194310 487680 12700 445770 0 Z N">
            <draw:equation draw:name="f0" draw:formula="logwidth"/>
            <draw:equation draw:name="f1" draw:formula="logheight"/>
          </draw:enhanced-geometry>
        </draw:custom-shape>
        <draw:custom-shape draw:name="CustomShape 124" draw:style-name="gr3" draw:text-style-name="P6" draw:layer="layout" svg:width="2.406cm" svg:height="2.41cm" svg:x="21.332cm" svg:y="9.26cm">
          <text:p/>
          <draw:enhanced-geometry draw:mirror-horizontal="false" draw:mirror-vertical="false" drawooo:sub-view-size="867409 868679" draw:text-areas="0 0 ?f0 ?f1" svg:viewBox="0 0 0 0" draw:type="ooxml-non-primitive" draw:enhanced-path="M 445769 0 L 424179 0 401319 3810 54609 181610 20319 207009 2539 245109 0 265430 0 601980 10159 642619 35559 674369 379729 855980 424179 868680 445769 868680 486409 855980 814069 685800 847089 659130 864869 623569 867409 601980 867409 265430 858519 224790 831850 193040 486409 11430 445769 0 Z N">
            <draw:equation draw:name="f0" draw:formula="logwidth"/>
            <draw:equation draw:name="f1" draw:formula="logheight"/>
          </draw:enhanced-geometry>
        </draw:custom-shape>
        <draw:custom-shape draw:name="CustomShape 125" draw:style-name="gr6" draw:text-style-name="P5" draw:layer="layout" svg:width="5.001cm" svg:height="1.218cm" svg:x="0.335cm" svg:y="11.913cm">
          <text:p text:style-name="P33"><text:span text:style-name="T28">Buyer/Supplier/Service <text:s/>Provider</text:span><text:span text:style-name="T44"> </text:span><text:span text:style-name="T28">Regist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6" draw:text-style-name="P5" draw:layer="layout" svg:width="4.682cm" svg:height="2.402cm" svg:x="3.683cm" svg:y="7.313cm">
          <text:p text:style-name="P34"><text:span text:style-name="T28">Various <text:s/></text:span><text:span text:style-name="T45">P</text:span><text:span text:style-name="T28">roduc</text:span><text:span text:style-name="T45">t</text:span><text:span text:style-name="T46">s</text:span><text:span text:style-name="T28">/Services</text:span></text:p>
          <text:p text:style-name="P35"><text:span text:style-name="T28">on offer with</text:span><text:span text:style-name="T47"> </text:span><text:span text:style-name="T28">multiple <text:s/>sell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6" draw:text-style-name="P5" draw:layer="layout" svg:width="4.408cm" svg:height="1.218cm" svg:x="6.932cm" svg:y="11.913cm">
          <text:p text:style-name="P36"><text:span text:style-name="T45">Market <text:s/></text:span><text:span text:style-name="T28">Search/</text:span><text:span text:style-name="T48"> </text:span><text:span text:style-name="T28">Compari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6" draw:text-style-name="P5" draw:layer="layout" svg:width="4.047cm" svg:height="1.218cm" svg:x="10.537cm" svg:y="7.313cm">
          <text:p text:style-name="P37"><text:span text:style-name="T28">Direct <text:s/>Purchase/e</text:span><text:span text:style-name="T49"> </text:span><text:span text:style-name="T28">bid/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6" draw:text-style-name="P5" draw:layer="layout" svg:width="4.095cm" svg:height="1.81cm" svg:x="14.005cm" svg:y="11.913cm">
          <text:p text:style-name="P38"><text:span text:style-name="T28">Online <text:s/>Ordering/</text:span><text:span text:style-name="T50">C</text:span><text:span text:style-name="T28">ontract <text:s/>Gene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6" draw:text-style-name="P5" draw:layer="layout" svg:width="3.571cm" svg:height="1.218cm" svg:x="17.526cm" svg:y="7.313cm">
          <text:p text:style-name="P39"><text:span text:style-name="T28">Integrated <text:s/>Payment</text:span><text:span text:style-name="T51"> </text:span><text:span text:style-name="T28">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6" draw:text-style-name="P5" draw:layer="layout" svg:width="4.862cm" svg:height="2.441cm" svg:x="20.334cm" svg:y="11.913cm">
          <text:p text:style-name="P40"><text:span text:style-name="T28">Contact Centre <text:s/>and Online</text:span><text:span text:style-name="T52"> </text:span><text:span text:style-name="T28">Training</text:span></text:p>
          <text:p text:style-name="P41"><text:span text:style-name="T28">Modules</text:span></text:p>
          <text:p text:style-name="P4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27" draw:text-style-name="P43" draw:layer="layout" svg:width="1.51cm" svg:height="1.514cm" svg:x="5.232cm" svg:y="5.1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28" draw:text-style-name="P44" draw:layer="layout" svg:width="1.581cm" svg:height="1.316cm" svg:x="8.4cm" svg:y="9.7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29" draw:text-style-name="P45" draw:layer="layout" svg:width="1.475cm" svg:height="1.479cm" svg:x="11.98cm" svg:y="5.0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30" draw:text-style-name="P46" draw:layer="layout" svg:width="1.503cm" svg:height="1.503cm" svg:x="15.423cm" svg:y="9.6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31" draw:text-style-name="P47" draw:layer="layout" svg:width="1.57cm" svg:height="1.577cm" svg:x="18.489cm" svg:y="5.0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32" draw:text-style-name="P48" draw:layer="layout" svg:width="1.419cm" svg:height="1.228cm" svg:x="21.869cm" svg:y="9.8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33" draw:text-style-name="P49" draw:layer="layout" svg:width="7.088cm" svg:height="8.09cm" svg:x="2.685cm" svg:y="2.5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34" draw:text-style-name="P50" draw:layer="layout" svg:width="2.315cm" svg:height="2.399cm" svg:x="1.616cm" svg:y="8.964cm">
          <text:p/>
          <draw:enhanced-geometry draw:mirror-horizontal="false" draw:mirror-vertical="false" drawooo:sub-view-size="834390 864870" draw:text-areas="0 0 ?f0 ?f1" svg:viewBox="0 0 0 0" draw:type="ooxml-non-primitive" draw:enhanced-path="M 427990 0 L 407670 0 384809 3810 52070 181610 20320 207010 2540 243840 0 264160 0 600710 8890 640080 34290 673100 365759 853440 407670 864870 427990 864870 468630 853440 782320 684530 814070 657860 830580 621030 834390 600710 834390 264160 824230 224790 800100 193040 468630 11430 427990 0 Z N">
            <draw:equation draw:name="f0" draw:formula="logwidth"/>
            <draw:equation draw:name="f1" draw:formula="logheight"/>
          </draw:enhanced-geometry>
        </draw:custom-shape>
        <draw:custom-shape draw:name="CustomShape 140" draw:style-name="gr35" draw:text-style-name="P51" draw:layer="layout" svg:width="1.436cm" svg:height="1.433cm" svg:x="2.036cm" svg:y="9.4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36" draw:text-style-name="P52" draw:layer="layout" svg:width="2.181cm" svg:height="1.712cm" svg:x="11.31cm" svg:y="1.0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5" draw:text-style-name="P8" draw:layer="layout" svg:width="0.004cm" svg:height="0.791cm" svg:x="24.38cm" svg:y="13.494cm">
          <text:p/>
          <draw:enhanced-geometry draw:mirror-horizontal="false" draw:mirror-vertical="false" drawooo:sub-view-size="2540 285750" draw:text-areas="0 0 ?f0 ?f1" svg:viewBox="0 0 0 0" draw:type="ooxml-non-primitive" draw:enhanced-path="M 0 0 L 2539 28575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3" draw:text-style-name="P6" draw:layer="layout" svg:width="0.632cm" svg:height="3.172cm" svg:x="0cm" svg:y="3.969cm">
          <text:p/>
          <draw:enhanced-geometry draw:mirror-horizontal="false" draw:mirror-vertical="false" drawooo:sub-view-size="228600 1143000" draw:text-areas="0 0 ?f0 ?f1" svg:viewBox="0 0 0 0" draw:type="ooxml-non-primitive" draw:enhanced-path="M 228600 0 L 0 0 0 1143000 228600 1143000 22860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6" draw:text-style-name="P5" draw:layer="layout" svg:width="20.151cm" svg:height="2.419cm" svg:x="0.413cm" svg:y="0.677cm">
          <text:p text:style-name="P9"><text:span text:style-name="T53">Purchase </text:span><text:span text:style-name="T54">redefined </text:span><text:span text:style-name="T55">– </text:span><text:span text:style-name="T56">Offline </text:span><text:span text:style-name="T57">to </text:span><text:span text:style-name="T58">Online</text:span><text:span text:style-name="T59"> </text:span><text:span text:style-name="T60">dif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53" draw:layer="layout" svg:width="11.092cm" svg:height="0.886cm" svg:x="0.54cm" svg:y="2.215cm">
          <text:p/>
          <draw:enhanced-geometry draw:mirror-horizontal="false" draw:mirror-vertical="false" drawooo:sub-view-size="3994150 320040" draw:text-areas="0 0 ?f0 ?f1" svg:viewBox="0 0 0 0" draw:type="ooxml-non-primitive" draw:enhanced-path="M 0 0 L 3994150 0 3994150 320039 0 320039 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gr37" draw:text-style-name="P53" draw:layer="layout" svg:width="12.972cm" svg:height="0.886cm" svg:x="11.635cm" svg:y="2.215cm">
          <text:p/>
          <draw:enhanced-geometry draw:mirror-horizontal="false" draw:mirror-vertical="false" drawooo:sub-view-size="4671059 320040" draw:text-areas="0 0 ?f0 ?f1" svg:viewBox="0 0 0 0" draw:type="ooxml-non-primitive" draw:enhanced-path="M 0 0 L 4671060 0 4671060 320039 0 320039 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gr6" draw:text-style-name="P5" draw:layer="layout" svg:width="13.537cm" svg:height="0.626cm" svg:x="5.154cm" svg:y="2.124cm">
          <text:p text:style-name="P9"><text:span text:style-name="T61">D</text:span><text:span text:style-name="T62">GS</text:span><text:span text:style-name="T63">&amp;</text:span><text:span text:style-name="T62">D</text:span><text:span text:style-name="T62"><text:tab/></text:span><text:span text:style-name="T62">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13" draw:layer="layout" svg:width="11.092cm" svg:height="2.481cm" svg:x="0.54cm" svg:y="3.104cm">
          <text:p/>
          <draw:enhanced-geometry draw:mirror-horizontal="false" draw:mirror-vertical="false" drawooo:sub-view-size="3994150 894080" draw:text-areas="0 0 ?f0 ?f1" svg:viewBox="0 0 0 0" draw:type="ooxml-non-primitive" draw:enhanced-path="M 0 0 L 3994150 0 3994150 894080 0 894080 0 0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4" draw:text-style-name="P5" draw:layer="layout" svg:width="10.31cm" svg:height="1.068cm" svg:x="0.684cm" svg:y="3.037cm">
          <text:p text:style-name="P54"><text:span text:style-name="T30">Registration very </text:span><text:span text:style-name="T33">cumbersome </text:span><text:span text:style-name="T30">with </text:span><text:span text:style-name="T33">physical inspection, <text:s/></text:span><text:span text:style-name="T30">etc. ; average </text:span><text:span text:style-name="T33">time </text:span><text:span text:style-name="T30">4-6</text:span><text:span text:style-name="T64"> </text:span><text:span text:style-name="T33">month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13" draw:layer="layout" svg:width="12.972cm" svg:height="2.481cm" svg:x="11.635cm" svg:y="3.104cm">
          <text:p/>
          <draw:enhanced-geometry draw:mirror-horizontal="false" draw:mirror-vertical="false" drawooo:sub-view-size="4671059 894080" draw:text-areas="0 0 ?f0 ?f1" svg:viewBox="0 0 0 0" draw:type="ooxml-non-primitive" draw:enhanced-path="M 0 0 L 4671060 0 4671060 894080 0 894080 0 0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38" draw:text-style-name="P5" draw:layer="layout" svg:width="12.367cm" svg:height="2.006cm" svg:x="11.783cm" svg:y="3.037cm">
          <text:p text:style-name="P55"><text:span text:style-name="T30">Registration of vendors and </text:span><text:span text:style-name="T33">buyers </text:span><text:span text:style-name="T30">online and based on trust; </text:span><text:span text:style-name="T33">made <text:s/></text:span><text:span text:style-name="T30">possible through GeM integration with Aadhaar, MCA21, PAN, <text:s/>NIC</text:span></text:p>
          <text:p text:style-name="P56"><text:span text:style-name="T30">Registration </text:span><text:span text:style-name="T33">within 10</text:span><text:span text:style-name="T30"> </text:span><text:span text:style-name="T33">minu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8" draw:text-style-name="P5" draw:layer="layout" svg:width="10.628cm" svg:height="1.526cm" svg:x="0.684cm" svg:y="5.525cm">
          <text:p text:style-name="P55"><text:span text:style-name="T30">Rate Contract restricted to registered vendors. Chances of <text:s/>cartelization. </text:span><text:span text:style-name="T33">Limited </text:span><text:span text:style-name="T30">vendor base: About 2500-3500 <text:s/>suppliers in 250-300 item</text:span><text:span text:style-name="T65"> </text:span><text:span text:style-name="T30">catego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" draw:text-style-name="P18" draw:layer="layout" svg:width="12.972cm" svg:height="2.11cm" svg:x="11.635cm" svg:y="5.588cm">
          <text:p/>
          <draw:enhanced-geometry draw:mirror-horizontal="false" draw:mirror-vertical="false" drawooo:sub-view-size="4671059 760730" draw:text-areas="0 0 ?f0 ?f1" svg:viewBox="0 0 0 0" draw:type="ooxml-non-primitive" draw:enhanced-path="M 0 0 L 4671060 0 4671060 760730 0 760730 0 0 Z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11" draw:text-style-name="P5" draw:layer="layout" svg:width="11.528cm" svg:height="1.064cm" svg:x="11.783cm" svg:y="5.525cm">
          <text:p text:style-name="P17"><text:span text:style-name="T30">Open </text:span><text:span text:style-name="T33">marketplace </text:span><text:span text:style-name="T30">– 42,000 + sellers 380 product category and <text:s/>coun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9" draw:text-style-name="P20" draw:layer="layout" svg:width="24.067cm" svg:height="1cm" svg:x="0.54cm" svg:y="7.701cm">
          <text:p text:style-name="P57"><text:span text:style-name="T30">Localised vendor base: NCR, Agra-Kanpur,</text:span><text:span text:style-name="T66"> </text:span><text:span text:style-name="T30">Ludhiana and</text:span><text:span text:style-name="T30"><text:tab/></text:span><text:span text:style-name="T30">Current supplier base from different regions: opportunity to do <text:s/>Kolkata</text:span><text:span text:style-name="T30"><text:tab/></text:span><text:span text:style-name="T30">business with</text:span><text:span text:style-name="T34"> </text:span><text:span text:style-name="T33">Gover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" draw:text-style-name="P5" draw:layer="layout" svg:width="9.901cm" svg:height="1.064cm" svg:x="0.684cm" svg:y="9.013cm">
          <text:p text:style-name="P17"><text:span text:style-name="T30">Tendering involved manual rate negotiation: resultant <text:s/>opacity and possible cartel</text:span><text:span text:style-name="T67"> </text:span><text:span text:style-name="T30">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" draw:text-style-name="P18" draw:layer="layout" svg:width="12.972cm" svg:height="2.107cm" svg:x="11.635cm" svg:y="9.077cm">
          <text:p/>
          <draw:enhanced-geometry draw:mirror-horizontal="false" draw:mirror-vertical="false" drawooo:sub-view-size="4671059 759460" draw:text-areas="0 0 ?f0 ?f1" svg:viewBox="0 0 0 0" draw:type="ooxml-non-primitive" draw:enhanced-path="M 0 0 L 4671060 0 4671060 759459 0 759459 0 0 Z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38" draw:text-style-name="P5" draw:layer="layout" svg:width="12.634cm" svg:height="1.526cm" svg:x="11.783cm" svg:y="9.013cm">
          <text:p text:style-name="P55"><text:span text:style-name="T30">Totally reengineered and objective processes, obviating paper <text:s/></text:span><text:span text:style-name="T33">submissions, </text:span><text:span text:style-name="T30">subjective discretions and visits to offices </text:span><text:span text:style-name="T33">of buyers </text:span><text:span text:style-name="T30">for <text:s/>transacting</text:span><text:span text:style-name="T34"> </text:span><text:span text:style-name="T30">busi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0" draw:text-style-name="P13" draw:layer="layout" svg:width="11.092cm" svg:height="2.11cm" svg:x="0.54cm" svg:y="11.187cm">
          <text:p/>
          <draw:enhanced-geometry draw:mirror-horizontal="false" draw:mirror-vertical="false" drawooo:sub-view-size="3994150 760729" draw:text-areas="0 0 ?f0 ?f1" svg:viewBox="0 0 0 0" draw:type="ooxml-non-primitive" draw:enhanced-path="M 0 0 L 3994150 0 3994150 760729 0 760729 0 0 Z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38" draw:text-style-name="P5" draw:layer="layout" svg:width="10.6cm" svg:height="1.526cm" svg:x="0.684cm" svg:y="11.123cm">
          <text:p text:style-name="P55"><text:span text:style-name="T30">Duration of RC one </text:span><text:span text:style-name="T34">year </text:span><text:span text:style-name="T30">or more – vendors, products and <text:s/>price locked for </text:span><text:span text:style-name="T33">years- </text:span><text:span text:style-name="T30">to </text:span><text:span text:style-name="T33">the </text:span><text:span text:style-name="T30">disadvantage </text:span><text:span text:style-name="T33">of </text:span><text:span text:style-name="T30">the <text:s/></text:span><text:span text:style-name="T33">Gover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" draw:text-style-name="P13" draw:layer="layout" svg:width="12.972cm" svg:height="2.11cm" svg:x="11.635cm" svg:y="11.187cm">
          <text:p/>
          <draw:enhanced-geometry draw:mirror-horizontal="false" draw:mirror-vertical="false" drawooo:sub-view-size="4671059 760729" draw:text-areas="0 0 ?f0 ?f1" svg:viewBox="0 0 0 0" draw:type="ooxml-non-primitive" draw:enhanced-path="M 0 0 L 4671060 0 4671060 760729 0 760729 0 0 Z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38" draw:text-style-name="P5" draw:layer="layout" svg:width="12.085cm" svg:height="1.526cm" svg:x="11.783cm" svg:y="11.123cm">
          <text:p text:style-name="P55"><text:span text:style-name="T30">The suppliers no longer get a license to supply one model at fixed <text:s/>price for one full </text:span><text:span text:style-name="T34">year; </text:span><text:span text:style-name="T30">they have to participate in multiple daily <text:s/>biddings on GeM and</text:span><text:span text:style-name="T65"> </text:span><text:span text:style-name="T30">compe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>
        <draw:custom-shape draw:name="CustomShape 1" draw:style-name="gr6" draw:text-style-name="P5" draw:layer="layout" svg:width="8.169cm" svg:height="2.419cm" svg:x="1.485cm" svg:y="4.279cm">
          <text:p text:style-name="P9"><text:span text:style-name="T68">Transacting </text:span><text:span text:style-name="T69">on</text:span><text:span text:style-name="T70"> </text:span><text:span text:style-name="T15">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6" draw:layer="layout" svg:width="0.632cm" svg:height="3.172cm" svg:x="0cm" svg:y="3.969cm">
          <text:p/>
          <draw:enhanced-geometry draw:mirror-horizontal="false" draw:mirror-vertical="false" drawooo:sub-view-size="228600 1143000" draw:text-areas="0 0 ?f0 ?f1" svg:viewBox="0 0 0 0" draw:type="ooxml-non-primitive" draw:enhanced-path="M 228600 0 L 0 0 0 1143000 228600 1143000 22860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3" draw:text-style-name="P6" draw:layer="layout" svg:width="0.632cm" svg:height="3.172cm" svg:x="0cm" svg:y="3.969cm">
          <text:p/>
          <draw:enhanced-geometry draw:mirror-horizontal="false" draw:mirror-vertical="false" drawooo:sub-view-size="228600 1143000" draw:text-areas="0 0 ?f0 ?f1" svg:viewBox="0 0 0 0" draw:type="ooxml-non-primitive" draw:enhanced-path="M 228600 0 L 0 0 0 1143000 228600 1143000 228600 0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6" draw:text-style-name="P5" draw:layer="layout" svg:width="12.697cm" svg:height="2.419cm" svg:x="1.531cm" svg:y="0.406cm">
          <text:p text:style-name="P9"><text:span text:style-name="T71">GeM </text:span><text:span text:style-name="T72">– </text:span><text:span text:style-name="T73">e-Procurement</text:span><text:span text:style-name="T74"> </text:span><text:span text:style-name="T73">life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0" draw:text-style-name="P58" draw:layer="layout" svg:width="5.906cm" svg:height="2.759cm" svg:x="18.359cm" svg:y="2.1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59" draw:layer="layout" svg:width="0.964cm" svg:height="1.129cm" svg:x="11.55cm" svg:y="3.0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2" draw:text-style-name="P60" draw:layer="layout" svg:width="0.957cm" svg:height="1.136cm" svg:x="5.757cm" svg:y="3.0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61" draw:layer="layout" svg:width="4.569cm" svg:height="2.773cm" svg:x="6.943cm" svg:y="2.2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4" draw:text-style-name="P62" draw:layer="layout" svg:width="7.278cm" svg:height="2.354cm" svg:x="16.612cm" svg:y="10.5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63" draw:layer="layout" svg:width="6.28cm" svg:height="2.354cm" svg:x="9.073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6" draw:text-style-name="P64" draw:layer="layout" svg:width="6.605cm" svg:height="2.354cm" svg:x="1.132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7" draw:text-style-name="P65" draw:layer="layout" svg:width="0.964cm" svg:height="1.129cm" svg:x="7.923cm" svg:y="11.1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8" draw:text-style-name="P66" draw:layer="layout" svg:width="1.136cm" svg:height="3.789cm" svg:x="20.913cm" svg:y="6.5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9" draw:text-style-name="P67" draw:layer="layout" svg:width="4.604cm" svg:height="2.756cm" svg:x="12.442cm" svg:y="2.2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0" draw:text-style-name="P68" draw:layer="layout" svg:width="0.981cm" svg:height="1.129cm" svg:x="17.156cm" svg:y="3.0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1" draw:text-style-name="P69" draw:layer="layout" svg:width="4.438cm" svg:height="2.728cm" svg:x="1.154cm" svg:y="2.3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1.934cm" svg:height="0.71cm" svg:x="2.103cm" svg:y="5.119cm">
          <text:p text:style-name="P9"><text:span text:style-name="T75">20</text:span><text:span text:style-name="T76"> </text:span><text:span text:style-name="T75">M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2" draw:text-style-name="P70" draw:layer="layout" svg:width="4.495cm" svg:height="2.724cm" svg:x="7.017cm" svg:y="6.2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3" draw:text-style-name="P71" draw:layer="layout" svg:width="0.928cm" svg:height="1.087cm" svg:x="5.768cm" svg:y="7.059cm">
          <text:p/>
          <draw:enhanced-geometry draw:mirror-horizontal="false" draw:mirror-vertical="false" drawooo:sub-view-size="335280 392430" draw:text-areas="0 0 ?f0 ?f1" svg:viewBox="0 0 0 0" draw:type="ooxml-non-primitive" draw:enhanced-path="M 167639 0 L 167639 78740 0 78740 0 313690 167639 313690 167639 392430 335280 195580 167639 0 Z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53" draw:text-style-name="P71" draw:layer="layout" svg:width="1.087cm" svg:height="0.928cm" svg:x="8.34cm" svg:y="5.031cm">
          <text:p/>
          <draw:enhanced-geometry draw:mirror-horizontal="false" draw:mirror-vertical="false" drawooo:sub-view-size="392429 335280" draw:text-areas="0 0 ?f0 ?f1" svg:viewBox="0 0 0 0" draw:type="ooxml-non-primitive" draw:enhanced-path="M 313690 167639 L 77469 167639 77469 335279 313690 335279 313690 167639 Z M 195580 0 L 0 167639 392430 167639 195580 0 Z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6" draw:text-style-name="P5" draw:layer="layout" svg:width="1.466cm" svg:height="0.71cm" svg:x="8.442cm" svg:y="9.049cm">
          <text:p text:style-name="P9"><text:span text:style-name="T75">48</text:span><text:span text:style-name="T76"> </text:span><text:span text:style-name="T75">h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4" draw:text-style-name="P72" draw:layer="layout" svg:width="4.442cm" svg:height="2.731cm" svg:x="0.956cm" svg:y="6.2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5" draw:layer="layout" svg:width="1.934cm" svg:height="0.71cm" svg:x="2.191cm" svg:y="9.031cm">
          <text:p text:style-name="P9"><text:span text:style-name="T75">20</text:span><text:span text:style-name="T77"> </text:span><text:span text:style-name="T75">M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5" draw:layer="layout" svg:width="3.982cm" svg:height="1.386cm" svg:x="19.177cm" svg:y="4.847cm">
          <text:p text:style-name="P73"><text:span text:style-name="T75">DP - 20 Mins <text:s/>Bid/ RA – 7</text:span><text:span text:style-name="T78"> </text:span><text:span text:style-name="T75">d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" draw:text-style-name="P5" draw:layer="layout" svg:width="6.705cm" svg:height="1.386cm" svg:x="16.785cm" svg:y="12.792cm">
          <text:p text:style-name="P74"><text:span text:style-name="T75">As per</text:span><text:span text:style-name="T79"> </text:span><text:span text:style-name="T75">contract</text:span></text:p>
          <text:p text:style-name="P75"><text:span text:style-name="T75">(Min 15/45(for</text:span><text:span text:style-name="T80"> </text:span><text:span text:style-name="T75">Automobil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" draw:text-style-name="P5" draw:layer="layout" svg:width="5.019cm" svg:height="0.71cm" svg:x="9.694cm" svg:y="13.19cm">
          <text:p text:style-name="P9"><text:span text:style-name="T75">10 days from</text:span><text:span text:style-name="T81"> </text:span><text:span text:style-name="T75">deliv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5" draw:layer="layout" svg:width="5.641cm" svg:height="0.71cm" svg:x="1.838cm" svg:y="13.243cm">
          <text:p text:style-name="P9"><text:span text:style-name="T75">10 days from</text:span><text:span text:style-name="T76"> </text:span><text:span text:style-name="T82">accep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76" draw:layer="layout" svg:width="0.981cm" svg:height="1.129cm" svg:x="15.459cm" svg:y="11.0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>
        <draw:custom-shape draw:name="CustomShape 1" draw:style-name="gr6" draw:text-style-name="P5" draw:layer="layout" svg:width="8.017cm" svg:height="2.419cm" svg:x="1.485cm" svg:y="4.279cm">
          <text:p text:style-name="P9"><text:span text:style-name="T83">Preview </text:span><text:span text:style-name="T84">of </text:span><text:span text:style-name="T24">GeM</text:span><text:span text:style-name="T16"> </text:span><text:span text:style-name="T85">3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6" draw:layer="layout" svg:width="0.632cm" svg:height="3.172cm" svg:x="0cm" svg:y="3.969cm">
          <text:p/>
          <draw:enhanced-geometry draw:mirror-horizontal="false" draw:mirror-vertical="false" drawooo:sub-view-size="228600 1143000" draw:text-areas="0 0 ?f0 ?f1" svg:viewBox="0 0 0 0" draw:type="ooxml-non-primitive" draw:enhanced-path="M 228600 0 L 0 0 0 1143000 228600 1143000 22860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6" draw:text-style-name="P5" draw:layer="layout" svg:width="9.501cm" svg:height="2.419cm" svg:x="1.789cm" svg:y="0.49cm">
          <text:p text:style-name="P9"><text:span text:style-name="T86">Learning </text:span><text:span text:style-name="T87">from </text:span><text:span text:style-name="T88">GeM</text:span><text:span text:style-name="T89"> </text:span><text:span text:style-name="T90">2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5.885cm" svg:height="1.558cm" svg:x="2.505cm" svg:y="4.657cm">
          <text:p text:style-name="P9"><text:span text:style-name="T91">STANDARDISATION</text:span><text:span text:style-name="T92"> </text:span><text:span text:style-name="T93">of</text:span></text:p>
          <text:p text:style-name="P77"><text:span text:style-name="T94">specifi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5" draw:layer="layout" svg:width="6.576cm" svg:height="2.318cm" svg:x="9.447cm" svg:y="4.759cm">
          <text:p text:style-name="P9"><text:span text:style-name="T95">PRICE </text:span><text:span text:style-name="T96">REASONABILITY</text:span><text:span text:style-name="T97"> </text:span><text:span text:style-name="T93">of</text:span></text:p>
          <text:p text:style-name="P77"><text:span text:style-name="T98">non </text:span><text:span text:style-name="T99">RC</text:span><text:span text:style-name="T100"> </text:span><text:span text:style-name="T101">i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5" draw:layer="layout" svg:width="6.455cm" svg:height="2.318cm" svg:x="17.678cm" svg:y="4.752cm">
          <text:p text:style-name="P9"><text:span text:style-name="T102">Need </text:span><text:span text:style-name="T103">for </text:span><text:span text:style-name="T104">BUNDLING</text:span><text:span text:style-name="T105"> </text:span><text:span text:style-name="T106">and</text:span></text:p>
          <text:p text:style-name="P77"><text:span text:style-name="T104">BUNC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5" draw:layer="layout" svg:width="4.76cm" svg:height="1.556cm" svg:x="2.505cm" svg:y="7.137cm">
          <text:p text:style-name="P9"><text:span text:style-name="T107">ONLINE</text:span><text:span text:style-name="T108"> </text:span><text:span text:style-name="T109">Pay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5" draw:layer="layout" svg:width="6.338cm" svg:height="2.32cm" svg:x="9.553cm" svg:y="7.239cm">
          <text:p text:style-name="P9"><text:span text:style-name="T91">QUALITY</text:span><text:span text:style-name="T110"> </text:span><text:span text:style-name="T111">ASSURANCE</text:span></text:p>
          <text:p text:style-name="P77"><text:span text:style-name="T112">(Lack </text:span><text:span text:style-name="T103">of </text:span><text:span text:style-name="T113">Offline</text:span><text:span text:style-name="T114"> </text:span><text:span text:style-name="T115">checking <text:s/></text:span><text:span text:style-name="T116">Syste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5" draw:layer="layout" svg:width="3.128cm" svg:height="0.796cm" svg:x="17.78cm" svg:y="7.25cm">
          <text:p text:style-name="P9"><text:span text:style-name="T117">WATCH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5" draw:layer="layout" svg:width="4.532cm" svg:height="1.556cm" svg:x="2.505cm" svg:y="9.719cm">
          <text:p text:style-name="P9"><text:span text:style-name="T109">Need </text:span><text:span text:style-name="T103">for</text:span><text:span text:style-name="T118"> </text:span><text:span text:style-name="T107">RA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6" draw:text-style-name="P78" draw:layer="layout" svg:width="0.914cm" svg:height="0.717cm" svg:x="1.365cm" svg:y="4.8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7" draw:text-style-name="P79" draw:layer="layout" svg:width="0.914cm" svg:height="0.717cm" svg:x="8.513cm" svg:y="4.8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8" draw:text-style-name="P80" draw:layer="layout" svg:width="0.914cm" svg:height="0.717cm" svg:x="16.669cm" svg:y="4.8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9" draw:text-style-name="P81" draw:layer="layout" svg:width="0.914cm" svg:height="0.717cm" svg:x="1.365cm" svg:y="7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0" draw:text-style-name="P82" draw:layer="layout" svg:width="0.914cm" svg:height="0.717cm" svg:x="8.513cm" svg:y="7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1" draw:text-style-name="P83" draw:layer="layout" svg:width="0.914cm" svg:height="0.717cm" svg:x="16.669cm" svg:y="7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2" draw:text-style-name="P84" draw:layer="layout" svg:width="0.914cm" svg:height="0.717cm" svg:x="1.365cm" svg:y="9.6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2">
        <draw:custom-shape draw:name="CustomShape 1" draw:style-name="gr6" draw:text-style-name="P5" draw:layer="layout" svg:width="7.407cm" svg:height="2.774cm" svg:x="3.193cm" svg:y="1.933cm">
          <text:p text:style-name="P9"><text:span text:style-name="T82">CATALOGUE/ </text:span><text:span text:style-name="T75">CMS</text:span></text:p>
          <text:p text:style-name="P85"><text:span text:style-name="T8">Catalogue </text:span><text:span text:style-name="T10">Based </text:span><text:span text:style-name="T8">Standardization of <text:s/>Specifications.</text:span></text:p>
          <text:p text:style-name="P86"><text:span text:style-name="T8">Services also on catalogue based generic <text:s/>Standardis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3" draw:text-style-name="P87" draw:layer="layout" svg:width="0.487cm" svg:height="0.35cm" svg:x="3.161cm" svg:y="2.7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4" draw:text-style-name="P5" draw:layer="layout" svg:width="7.478cm" svg:height="2.41cm" svg:x="13.183cm" svg:y="1.939cm">
          <text:p text:style-name="P88"><text:span text:style-name="T82">BUNDLING AND</text:span><text:span text:style-name="T119"> </text:span><text:span text:style-name="T82">BUNCHING</text:span></text:p>
          <text:p text:style-name="P89"><text:span text:style-name="T8">Bundling of Products and Services. <text:s/>Bunching of Products and</text:span><text:span text:style-name="T120"> </text:span><text:span text:style-name="T8">Produ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90" draw:layer="layout" svg:width="0.487cm" svg:height="0.35cm" svg:x="12.968cm" svg:y="2.9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5" draw:layer="layout" svg:width="7.813cm" svg:height="1.745cm" svg:x="10.135cm" svg:y="5.055cm">
          <text:p text:style-name="P9"><text:span text:style-name="T82">SECURITY</text:span></text:p>
          <text:p text:style-name="P91"><text:span text:style-name="T8">Encryption and Enhanced Security </text:span><text:span text:style-name="T10">Feature <text:s/></text:span><text:span text:style-name="T8">involving e-Signing and Hash</text:span><text:span text:style-name="T121"> </text:span><text:span text:style-name="T8">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6" draw:text-style-name="P92" draw:layer="layout" svg:width="0.501cm" svg:height="0.346cm" svg:x="10.008cm" svg:y="5.9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7" draw:text-style-name="P5" draw:layer="layout" svg:width="8.199cm" svg:height="2.061cm" svg:x="0.674cm" svg:y="5.818cm">
          <text:p text:style-name="P93"><text:span text:style-name="T82">USER</text:span><text:span text:style-name="T75"> </text:span><text:span text:style-name="T82">RATING</text:span></text:p>
          <text:p text:style-name="P94"><text:span text:style-name="T8">Performance Based </text:span><text:span text:style-name="T122">Buyer </text:span><text:span text:style-name="T8">and Vendor rating <text:s/>User Feed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8" draw:text-style-name="P95" draw:layer="layout" svg:width="0.48cm" svg:height="0.346cm" svg:x="0.646cm" svg:y="6.8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9" draw:text-style-name="P96" draw:layer="layout" svg:width="0.442cm" svg:height="0.346cm" svg:x="17.431cm" svg:y="9.1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5" draw:layer="layout" svg:width="6.769cm" svg:height="0.71cm" svg:x="2.198cm" svg:y="11.853cm">
          <text:p text:style-name="P9"><text:span text:style-name="T82">DEMAND</text:span><text:span text:style-name="T123"> </text:span><text:span text:style-name="T82">AGGREG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0" draw:text-style-name="P5" draw:layer="layout" svg:width="6.682cm" svg:height="2.07cm" svg:x="18.468cm" svg:y="4.71cm">
          <text:p text:style-name="P97"><text:span text:style-name="T75">UPGRADED</text:span><text:span text:style-name="T124"> </text:span><text:span text:style-name="T75">SEARCH</text:span></text:p>
          <text:p text:style-name="P98"><text:span text:style-name="T10">SOLR </text:span><text:span text:style-name="T8">, Full Text and Navigational <text:s/>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1" draw:text-style-name="P99" draw:layer="layout" svg:width="0.47cm" svg:height="0.346cm" svg:x="18.436cm" svg:y="5.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00" draw:layer="layout" svg:width="0.487cm" svg:height="0.35cm" svg:x="3.066cm" svg:y="3.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3" draw:text-style-name="P101" draw:layer="layout" svg:width="0.449cm" svg:height="0.35cm" svg:x="13.046cm" svg:y="3.4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5" draw:layer="layout" svg:width="7.451cm" svg:height="2.63cm" svg:x="17.48cm" svg:y="8.029cm">
          <text:p text:style-name="P102"><text:span text:style-name="T82">STANDARD</text:span><text:span text:style-name="T125"> </text:span><text:span text:style-name="T75">BID/RA</text:span></text:p>
          <text:p text:style-name="P103"><text:span text:style-name="T8">Products and Services </text:span><text:span text:style-name="T10">Integrated </text:span><text:span text:style-name="T8">leading <text:s/>to Seamless Bid/RA ,</text:span><text:span text:style-name="T126"> </text:span><text:span text:style-name="T8">Templates</text:span></text:p>
          <text:p text:style-name="P104"><text:span text:style-name="T8">e-EMD,</text:span><text:span text:style-name="T122"> </text:span><text:span text:style-name="T8">e-PB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6.255cm" svg:height="1.191cm" svg:x="16.016cm" svg:y="12.45cm">
          <text:p text:style-name="P105"><text:span text:style-name="T82">VENDOR</text:span><text:span text:style-name="T79"> </text:span><text:span text:style-name="T82">ASSESSMENT</text:span></text:p>
          <text:p text:style-name="P106"><text:span text:style-name="T8">Online Vendor Assessment</text:span><text:span text:style-name="T9"> </text:span><text:span text:style-name="T8">Enab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5" draw:text-style-name="P107" draw:layer="layout" svg:width="0.417cm" svg:height="0.35cm" svg:x="15.543cm" svg:y="13.2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7" draw:text-style-name="P5" draw:layer="layout" svg:width="7.3cm" svg:height="2.563cm" svg:x="0.642cm" svg:y="8.2cm">
          <text:p text:style-name="P108"><text:span text:style-name="T75">PRICE</text:span><text:span text:style-name="T80"> </text:span><text:span text:style-name="T75">COMPARISON</text:span></text:p>
          <text:p text:style-name="P109"><text:span text:style-name="T8">Price comparison using third party</text:span><text:span text:style-name="T127"> </text:span><text:span text:style-name="T8">sites</text:span></text:p>
          <text:p text:style-name="P110"><text:span text:style-name="T8">– </text:span><text:span text:style-name="T8">multisource and real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6" draw:text-style-name="P111" draw:layer="layout" svg:width="0.48cm" svg:height="0.346cm" svg:x="0.614cm" svg:y="9.3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7" draw:text-style-name="P112" draw:layer="layout" svg:width="0.42cm" svg:height="0.35cm" svg:x="0.6cm" svg:y="7.3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8" draw:text-style-name="P113" draw:layer="layout" svg:width="3.874cm" svg:height="2.304cm" svg:x="11.472cm" svg:y="10.4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9" draw:text-style-name="P114" draw:layer="layout" svg:width="2.043cm" svg:height="2.047cm" svg:x="13.645cm" svg:y="7.9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" draw:text-style-name="P5" draw:layer="layout" svg:width="8.629cm" svg:height="2.419cm" svg:x="1.538cm" svg:y="0.289cm">
          <text:p text:style-name="P9"><text:span text:style-name="T128">Major</text:span><text:span text:style-name="T129"> </text:span><text:span text:style-name="T130">Enhanc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6" draw:text-style-name="P5" draw:layer="layout" svg:width="4.532cm" svg:height="1.556cm" svg:x="2.508cm" svg:y="3.852cm">
          <text:p text:style-name="P9"><text:span text:style-name="T131">MULTIPLE</text:span><text:span text:style-name="T108"> </text:span><text:span text:style-name="T132">CA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5.096cm" svg:height="1.384cm" svg:x="10.537cm" svg:y="3.923cm">
          <text:p text:style-name="P9"><text:span text:style-name="T133">Integration </text:span><text:span text:style-name="T134">with</text:span><text:span text:style-name="T135"> </text:span><text:span text:style-name="T136">CP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5" draw:layer="layout" svg:width="6.418cm" svg:height="2.318cm" svg:x="18.471cm" svg:y="3.715cm">
          <text:p text:style-name="P115"><text:span text:style-name="T115">Linked </text:span><text:span text:style-name="T103">with</text:span><text:span text:style-name="T137"> </text:span><text:span text:style-name="T138">Certification <text:s/></text:span><text:span text:style-name="T139">Agencies</text:span><text:span text:style-name="T115"> </text:span><text:span text:style-name="T94">(Onlin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5" draw:layer="layout" svg:width="5.744cm" svg:height="1.384cm" svg:x="2.508cm" svg:y="6.163cm">
          <text:p text:style-name="P9"><text:span text:style-name="T140">Non </text:span><text:span text:style-name="T141">RC </text:span><text:span text:style-name="T142">Price</text:span><text:span text:style-name="T143"> </text:span><text:span text:style-name="T144">Frame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5" draw:layer="layout" svg:width="5.158cm" svg:height="2.23cm" svg:x="2.44cm" svg:y="7.549cm">
          <text:list text:style-name="L4">
            <text:list-item>
              <text:p text:style-name="P116"><text:span text:style-name="T145">Working</text:span><text:span text:style-name="T146"> </text:span><text:span text:style-name="T147">Groups</text:span></text:p>
            </text:list-item>
            <text:list-item>
              <text:p text:style-name="P117"><text:span text:style-name="T148">Standing</text:span><text:span text:style-name="T149"> </text:span><text:span text:style-name="T150">Committees</text:span></text:p>
            </text:list-item>
          </text:list>
          <text:list text:style-name="L5">
            <text:list-item>
              <text:p text:style-name="P117"><text:span text:style-name="T151">Price </text:span><text:span text:style-name="T152">Engine</text:span><text:span text:style-name="T153"> </text:span><text:span text:style-name="T154">Enabled</text:span></text:p>
            </text:list-item>
          </text:list>
          <text:p text:style-name="P118"><text:span text:style-name="T148">(Catalogue</text:span><text:span text:style-name="T155"> </text:span><text:span text:style-name="T156">Bas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0" draw:text-style-name="P5" draw:layer="layout" svg:width="5.275cm" svg:height="2.731cm" svg:x="10.728cm" svg:y="6.131cm">
          <text:p text:style-name="P119"><text:span text:style-name="T157">Filters </text:span><text:span text:style-name="T158">- </text:span><text:span text:style-name="T159">Govt. </text:span><text:span text:style-name="T140">Policy</text:span><text:span text:style-name="T160"> </text:span><text:span text:style-name="T134">of <text:s/></text:span><text:span text:style-name="T161">MSME</text:span><text:span text:style-name="T162">, </text:span><text:span text:style-name="T163">Make </text:span><text:span text:style-name="T164">in </text:span><text:span text:style-name="T165">India, <text:s/>Start up</text:span><text:span text:style-name="T166"> </text:span><text:span text:style-name="T143">Enab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5" draw:layer="layout" svg:width="5.738cm" svg:height="4.174cm" svg:x="18.38cm" svg:y="6.078cm">
          <text:p text:style-name="P9"><text:span text:style-name="T167">USER </text:span><text:span text:style-name="T105">ANALYTICS</text:span><text:span text:style-name="T168"> </text:span><text:span text:style-name="T169">as</text:span></text:p>
          <text:p text:style-name="P77"><text:span text:style-name="T170">Decision </text:span><text:span text:style-name="T159">Support</text:span><text:span text:style-name="T166"> </text:span><text:span text:style-name="T171">System <text:s/></text:span><text:span text:style-name="T134">for </text:span><text:span text:style-name="T172">Buyers </text:span><text:span text:style-name="T173">including </text:span><text:span text:style-name="T134">for <text:s/></text:span><text:span text:style-name="T159">establishing </text:span><text:span text:style-name="T165">price <text:s/></text:span><text:span text:style-name="T143">reasonable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5" draw:layer="layout" svg:width="6.402cm" svg:height="2.71cm" svg:x="2.674cm" svg:y="10.594cm">
          <text:p text:style-name="P120"><text:span text:style-name="T142">Features </text:span><text:span text:style-name="T134">of </text:span><text:span text:style-name="T174">ADVANCE <text:s/></text:span><text:span text:style-name="T175">ANALYTICS </text:span><text:span text:style-name="T176">such </text:span><text:span text:style-name="T177">as </text:span><text:span text:style-name="T133">product <text:s/></text:span><text:span text:style-name="T165">recommendation, </text:span><text:span text:style-name="T144">demand <text:s/></text:span><text:span text:style-name="T157">forecasting</text:span><text:span text:style-name="T143"> </text:span><text:span text:style-name="T158">et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1" draw:text-style-name="P121" draw:layer="layout" svg:width="0.914cm" svg:height="0.717cm" svg:x="1.365cm" svg:y="3.8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2" draw:text-style-name="P122" draw:layer="layout" svg:width="0.914cm" svg:height="0.717cm" svg:x="9.599cm" svg:y="3.8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3" draw:text-style-name="P123" draw:layer="layout" svg:width="0.914cm" svg:height="0.717cm" svg:x="17.265cm" svg:y="3.8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4" draw:text-style-name="P124" draw:layer="layout" svg:width="0.914cm" svg:height="0.71cm" svg:x="1.365cm" svg:y="6.3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5" draw:text-style-name="P125" draw:layer="layout" svg:width="0.914cm" svg:height="0.71cm" svg:x="9.599cm" svg:y="6.3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6" draw:text-style-name="P126" draw:layer="layout" svg:width="0.914cm" svg:height="0.71cm" svg:x="17.265cm" svg:y="6.3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7" draw:text-style-name="P127" draw:layer="layout" svg:width="0.914cm" svg:height="0.717cm" svg:x="1.365cm" svg:y="10.4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5.929cm" svg:height="1.558cm" svg:x="10.654cm" svg:y="10.195cm">
          <text:p text:style-name="P128"><text:span text:style-name="T178">SoPs </text:span><text:span text:style-name="T106">and </text:span><text:span text:style-name="T98">Manual</text:span><text:span text:style-name="T179"> </text:span><text:span text:style-name="T98">on</text:span></text:p>
          <text:p text:style-name="P77"><text:span text:style-name="T97">CONSULTATION</text:span><text:span text:style-name="T92"> </text:span><text:span text:style-name="T180">M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8" draw:text-style-name="P129" draw:layer="layout" svg:width="0.914cm" svg:height="0.717cm" svg:x="9.525cm" svg:y="10.4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4.867cm" svg:height="3.08cm" svg:x="18.309cm" svg:y="10.396cm">
          <text:p text:style-name="P130"><text:span text:style-name="T109">Sourcing </text:span><text:span text:style-name="T93">of </text:span><text:span text:style-name="T181">PRICE <text:s/></text:span><text:span text:style-name="T182">R</text:span><text:span text:style-name="T183">EA</text:span><text:span text:style-name="T184">S</text:span><text:span text:style-name="T185">O</text:span><text:span text:style-name="T137">N</text:span><text:span text:style-name="T186">A</text:span><text:span text:style-name="T187">B</text:span><text:span text:style-name="T185">L</text:span><text:span text:style-name="T182">E</text:span><text:span text:style-name="T188">N</text:span><text:span text:style-name="T182">E</text:span><text:span text:style-name="T189">SS</text:span></text:p>
          <text:p text:style-name="P131"><text:span text:style-name="T113">through</text:span><text:span text:style-name="T102"> </text:span><text:span text:style-name="T190">BUY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9" draw:text-style-name="P132" draw:layer="layout" svg:width="0.914cm" svg:height="0.717cm" svg:x="17.247cm" svg:y="10.4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8.629cm" svg:height="2.419cm" svg:x="1.538cm" svg:y="1.468cm">
          <text:p text:style-name="P9"><text:span text:style-name="T191">Major</text:span><text:span text:style-name="T192"> </text:span><text:span text:style-name="T193">Enhanc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5" draw:layer="layout" svg:width="2.253cm" svg:height="1.726cm" svg:x="19.318cm" svg:y="1.75cm">
          <text:p text:style-name="P9"><text:span text:style-name="T194">.</text:span><text:span text:style-name="T195">.</text:span><text:span text:style-name="T194">.</text:span><text:span text:style-name="T196">c</text:span><text:span text:style-name="T194">o</text:span><text:span text:style-name="T197">n</text:span><text:span text:style-name="T198">t</text:span><text:span text:style-name="T19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6" draw:text-style-name="P5" draw:layer="layout" svg:width="5.548cm" svg:height="2.014cm" svg:x="2.395cm" svg:y="4.854cm">
          <text:p text:style-name="P133"><text:span text:style-name="T108">Standing </text:span><text:span text:style-name="T200">Committee <text:s/></text:span><text:span text:style-name="T201">on</text:span><text:span text:style-name="T202"> </text:span><text:span text:style-name="T203">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3.876cm" svg:height="1.384cm" svg:x="10.537cm" svg:y="5.059cm">
          <text:p text:style-name="P9"><text:span text:style-name="T204">Working</text:span><text:span text:style-name="T205"> </text:span><text:span text:style-name="T206">Gro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5" draw:layer="layout" svg:width="5.53cm" svg:height="2.318cm" svg:x="18.471cm" svg:y="4.858cm">
          <text:p text:style-name="P115"><text:span text:style-name="T108">Price </text:span><text:span text:style-name="T201">Dekho </text:span><text:span text:style-name="T207">- </text:span><text:span text:style-name="T208">Online <text:s/></text:span><text:span text:style-name="T209">price</text:span><text:span text:style-name="T210"> </text:span><text:span text:style-name="T108">compari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5" draw:layer="layout" svg:width="7.01cm" svg:height="1.384cm" svg:x="2.371cm" svg:y="7.835cm">
          <text:p text:style-name="P9"><text:span text:style-name="T175">GS1 </text:span><text:span text:style-name="T211">- </text:span><text:span text:style-name="T205">Catalogue</text:span><text:span text:style-name="T212"> </text:span><text:span text:style-name="T213">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5" draw:layer="layout" svg:width="3.722cm" svg:height="1.556cm" svg:x="10.643cm" svg:y="7.634cm">
          <text:p text:style-name="P9"><text:span text:style-name="T210">Gartner </text:span><text:span text:style-name="T207">-</text:span><text:span text:style-name="T104"> </text:span><text:span text:style-name="T97">L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5" draw:layer="layout" svg:width="4.738cm" svg:height="1.556cm" svg:x="18.38cm" svg:y="7.634cm">
          <text:p text:style-name="P9"><text:span text:style-name="T104">QCI </text:span><text:span text:style-name="T207">- </text:span><text:span text:style-name="T92">Cert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5" draw:layer="layout" svg:width="3.244cm" svg:height="1.384cm" svg:x="2.6cm" svg:y="9.98cm">
          <text:p text:style-name="P9"><text:span text:style-name="T214">Post </text:span><text:span text:style-name="T211">-</text:span><text:span text:style-name="T215"> </text:span><text:span text:style-name="T216">Cou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0" draw:text-style-name="P134" draw:layer="layout" svg:width="0.914cm" svg:height="0.717cm" svg:x="1.365cm" svg:y="5.0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1" draw:text-style-name="P135" draw:layer="layout" svg:width="0.914cm" svg:height="0.717cm" svg:x="9.599cm" svg:y="5.0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2" draw:text-style-name="P136" draw:layer="layout" svg:width="0.914cm" svg:height="0.717cm" svg:x="17.265cm" svg:y="5.0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3" draw:text-style-name="P137" draw:layer="layout" svg:width="0.914cm" svg:height="0.717cm" svg:x="1.365cm" svg:y="7.7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4" draw:text-style-name="P138" draw:layer="layout" svg:width="0.914cm" svg:height="0.717cm" svg:x="9.599cm" svg:y="7.7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5" draw:text-style-name="P139" draw:layer="layout" svg:width="0.914cm" svg:height="0.717cm" svg:x="17.265cm" svg:y="7.7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6" draw:text-style-name="P140" draw:layer="layout" svg:width="0.914cm" svg:height="0.717cm" svg:x="1.365cm" svg:y="10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4.29cm" svg:height="1.556cm" svg:x="10.643cm" svg:y="9.98cm">
          <text:p text:style-name="P9"><text:span text:style-name="T217">Google </text:span><text:span text:style-name="T207">-</text:span><text:span text:style-name="T203"> </text:span><text:span text:style-name="T217">Im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7" draw:text-style-name="P141" draw:layer="layout" svg:width="0.914cm" svg:height="0.717cm" svg:x="9.525cm" svg:y="10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5.996cm" svg:height="1.556cm" svg:x="18.581cm" svg:y="9.98cm">
          <text:p text:style-name="P9"><text:span text:style-name="T105">NASSCCOM </text:span><text:span text:style-name="T207">-</text:span><text:span text:style-name="T111"> </text:span><text:span text:style-name="T200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8" draw:text-style-name="P142" draw:layer="layout" svg:width="0.914cm" svg:height="0.717cm" svg:x="17.247cm" svg:y="10.1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8.629cm" svg:height="2.419cm" svg:x="1.538cm" svg:y="1.468cm">
          <text:p text:style-name="P9"><text:span text:style-name="T128">Major</text:span><text:span text:style-name="T129"> </text:span><text:span text:style-name="T130">Enhanc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2.253cm" svg:height="1.726cm" svg:x="19.318cm" svg:y="1.75cm">
          <text:p text:style-name="P9"><text:span text:style-name="T194">.</text:span><text:span text:style-name="T195">.</text:span><text:span text:style-name="T194">.</text:span><text:span text:style-name="T196">c</text:span><text:span text:style-name="T194">o</text:span><text:span text:style-name="T197">n</text:span><text:span text:style-name="T198">t</text:span><text:span text:style-name="T19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5" draw:layer="layout" svg:width="6.508cm" svg:height="1.556cm" svg:x="2.148cm" svg:y="3.496cm">
          <text:p text:style-name="P9"><text:span text:style-name="T218">Institutional</text:span><text:span text:style-name="T208"> </text:span><text:span text:style-name="T219">Mechanis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99" draw:text-style-name="P5" draw:layer="layout" svg:width="25.274cm" svg:height="3.535cm" svg:x="0.124cm" svg:y="4.663cm">
          <text:p text:style-name="P75"><text:span text:style-name="T220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2" svg:font-family="'DejaVu Sans'"/>
    <style:font-face style:name="Times New Roman" svg:font-family="'Times New Roman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0000000002400000017653DE9A896F7E72CF.jpg" xlink:type="simple" xlink:show="embed" xlink:actuate="onLoad"/>
    <draw:fill-image draw:name="msFillBitmap_20_10" draw:display-name="msFillBitmap 10" xlink:href="Pictures/10000201000000F0000000F0DD1F13E9DAABC5B7.png" xlink:type="simple" xlink:show="embed" xlink:actuate="onLoad"/>
    <draw:fill-image draw:name="msFillBitmap_20_11" draw:display-name="msFillBitmap 11" xlink:href="Pictures/100000000000006B000000596A805957B5D33D4C.jpg" xlink:type="simple" xlink:show="embed" xlink:actuate="onLoad"/>
    <draw:fill-image draw:name="msFillBitmap_20_12" draw:display-name="msFillBitmap 12" xlink:href="Pictures/1000020100000080000000803AA538311AF4EEF1.png" xlink:type="simple" xlink:show="embed" xlink:actuate="onLoad"/>
    <draw:fill-image draw:name="msFillBitmap_20_13" draw:display-name="msFillBitmap 13" xlink:href="Pictures/100002010000008E0000008E9204478EF6AAC1F4.png" xlink:type="simple" xlink:show="embed" xlink:actuate="onLoad"/>
    <draw:fill-image draw:name="msFillBitmap_20_14" draw:display-name="msFillBitmap 14" xlink:href="Pictures/1000020100000088000000883E2C98C214A57C89.png" xlink:type="simple" xlink:show="embed" xlink:actuate="onLoad"/>
    <draw:fill-image draw:name="msFillBitmap_20_15" draw:display-name="msFillBitmap 15" xlink:href="Pictures/100002010000007B0000006A053453DB9E772E0F.png" xlink:type="simple" xlink:show="embed" xlink:actuate="onLoad"/>
    <draw:fill-image draw:name="msFillBitmap_20_16" draw:display-name="msFillBitmap 16" xlink:href="Pictures/100002010000027D00000159198434E179B42719.png" xlink:type="simple" xlink:show="embed" xlink:actuate="onLoad"/>
    <draw:fill-image draw:name="msFillBitmap_20_17" draw:display-name="msFillBitmap 17" xlink:href="Pictures/100002010000007D0000007DBD398A6EB9BBD350.png" xlink:type="simple" xlink:show="embed" xlink:actuate="onLoad"/>
    <draw:fill-image draw:name="msFillBitmap_20_18" draw:display-name="msFillBitmap 18" xlink:href="Pictures/10000201000000BD000000958390239F1B789798.png" xlink:type="simple" xlink:show="embed" xlink:actuate="onLoad"/>
    <draw:fill-image draw:name="msFillBitmap_20_19" draw:display-name="msFillBitmap 19" xlink:href="Pictures/100002010000015D000000A3C9C0133E2299ECDD.png" xlink:type="simple" xlink:show="embed" xlink:actuate="onLoad"/>
    <draw:fill-image draw:name="msFillBitmap_20_2" draw:display-name="msFillBitmap 2" xlink:href="Pictures/100000000000030800000316B32296B04460B84F.jpg" xlink:type="simple" xlink:show="embed" xlink:actuate="onLoad"/>
    <draw:fill-image draw:name="msFillBitmap_20_20" draw:display-name="msFillBitmap 20" xlink:href="Pictures/10000201000000390000004309EA038394741B67.png" xlink:type="simple" xlink:show="embed" xlink:actuate="onLoad"/>
    <draw:fill-image draw:name="msFillBitmap_20_21" draw:display-name="msFillBitmap 21" xlink:href="Pictures/100002010000003900000043BAE652D3DCDF4610.png" xlink:type="simple" xlink:show="embed" xlink:actuate="onLoad"/>
    <draw:fill-image draw:name="msFillBitmap_20_22" draw:display-name="msFillBitmap 22" xlink:href="Pictures/100002010000010E000000A471C73E4C6BD7608C.png" xlink:type="simple" xlink:show="embed" xlink:actuate="onLoad"/>
    <draw:fill-image draw:name="msFillBitmap_20_23" draw:display-name="msFillBitmap 23" xlink:href="Pictures/10000201000001AE0000008B505F7F9A6545739C.png" xlink:type="simple" xlink:show="embed" xlink:actuate="onLoad"/>
    <draw:fill-image draw:name="msFillBitmap_20_24" draw:display-name="msFillBitmap 24" xlink:href="Pictures/10000201000001730000008BB5E455E03677CD7B.png" xlink:type="simple" xlink:show="embed" xlink:actuate="onLoad"/>
    <draw:fill-image draw:name="msFillBitmap_20_25" draw:display-name="msFillBitmap 25" xlink:href="Pictures/10000201000001860000008B2C6DFDEEE30B2216.png" xlink:type="simple" xlink:show="embed" xlink:actuate="onLoad"/>
    <draw:fill-image draw:name="msFillBitmap_20_26" draw:display-name="msFillBitmap 26" xlink:href="Pictures/100002010000003900000043253240738AC6D4D9.png" xlink:type="simple" xlink:show="embed" xlink:actuate="onLoad"/>
    <draw:fill-image draw:name="msFillBitmap_20_27" draw:display-name="msFillBitmap 27" xlink:href="Pictures/1000020100000043000000E0E992F284078C90AB.png" xlink:type="simple" xlink:show="embed" xlink:actuate="onLoad"/>
    <draw:fill-image draw:name="msFillBitmap_20_28" draw:display-name="msFillBitmap 28" xlink:href="Pictures/1000020100000110000000A373B52A3DFB3A4DA0.png" xlink:type="simple" xlink:show="embed" xlink:actuate="onLoad"/>
    <draw:fill-image draw:name="msFillBitmap_20_29" draw:display-name="msFillBitmap 29" xlink:href="Pictures/100002010000003A000000439E4CD67B80C844B7.png" xlink:type="simple" xlink:show="embed" xlink:actuate="onLoad"/>
    <draw:fill-image draw:name="msFillBitmap_20_3" draw:display-name="msFillBitmap 3" xlink:href="Pictures/100002010000008C000000860D8C71553E56C577.png" xlink:type="simple" xlink:show="embed" xlink:actuate="onLoad"/>
    <draw:fill-image draw:name="msFillBitmap_20_30" draw:display-name="msFillBitmap 30" xlink:href="Pictures/100002010000010D000000A42CCDF5BF1C77183C.png" xlink:type="simple" xlink:show="embed" xlink:actuate="onLoad"/>
    <draw:fill-image draw:name="msFillBitmap_20_31" draw:display-name="msFillBitmap 31" xlink:href="Pictures/100002010000010C000000A33FE86ACCCDA75EE5.png" xlink:type="simple" xlink:show="embed" xlink:actuate="onLoad"/>
    <draw:fill-image draw:name="msFillBitmap_20_32" draw:display-name="msFillBitmap 32" xlink:href="Pictures/100002010000010C000000A49BF7AB4B9F7ACCC7.png" xlink:type="simple" xlink:show="embed" xlink:actuate="onLoad"/>
    <draw:fill-image draw:name="msFillBitmap_20_33" draw:display-name="msFillBitmap 33" xlink:href="Pictures/100002010000003A0000004340305FE8781BA786.png" xlink:type="simple" xlink:show="embed" xlink:actuate="onLoad"/>
    <draw:fill-image draw:name="msFillBitmap_20_34" draw:display-name="msFillBitmap 34" xlink:href="Pictures/100002010000002A0000001FA727E322A9101524.png" xlink:type="simple" xlink:show="embed" xlink:actuate="onLoad"/>
    <draw:fill-image draw:name="msFillBitmap_20_35" draw:display-name="msFillBitmap 35" xlink:href="Pictures/100002010000002A0000001FA727E322A9101524.png" xlink:type="simple" xlink:show="embed" xlink:actuate="onLoad"/>
    <draw:fill-image draw:name="msFillBitmap_20_36" draw:display-name="msFillBitmap 36" xlink:href="Pictures/100002010000002A0000001FA727E322A9101524.png" xlink:type="simple" xlink:show="embed" xlink:actuate="onLoad"/>
    <draw:fill-image draw:name="msFillBitmap_20_37" draw:display-name="msFillBitmap 37" xlink:href="Pictures/100002010000002A0000001FA727E322A9101524.png" xlink:type="simple" xlink:show="embed" xlink:actuate="onLoad"/>
    <draw:fill-image draw:name="msFillBitmap_20_38" draw:display-name="msFillBitmap 38" xlink:href="Pictures/100002010000002A0000001FA727E322A9101524.png" xlink:type="simple" xlink:show="embed" xlink:actuate="onLoad"/>
    <draw:fill-image draw:name="msFillBitmap_20_39" draw:display-name="msFillBitmap 39" xlink:href="Pictures/100002010000002A0000001FA727E322A9101524.png" xlink:type="simple" xlink:show="embed" xlink:actuate="onLoad"/>
    <draw:fill-image draw:name="msFillBitmap_20_4" draw:display-name="msFillBitmap 4" xlink:href="Pictures/1000020100000006000000748507B4EF5AFF36AF.png" xlink:type="simple" xlink:show="embed" xlink:actuate="onLoad"/>
    <draw:fill-image draw:name="msFillBitmap_20_40" draw:display-name="msFillBitmap 40" xlink:href="Pictures/100002010000002A0000001FA727E322A9101524.png" xlink:type="simple" xlink:show="embed" xlink:actuate="onLoad"/>
    <draw:fill-image draw:name="msFillBitmap_20_41" draw:display-name="msFillBitmap 41" xlink:href="Pictures/100000000000030800000316B32296B04460B84F.jpg" xlink:type="simple" xlink:show="embed" xlink:actuate="onLoad"/>
    <draw:fill-image draw:name="msFillBitmap_20_42" draw:display-name="msFillBitmap 42" xlink:href="Pictures/100002010000008C000000860D8C71553E56C577.png" xlink:type="simple" xlink:show="embed" xlink:actuate="onLoad"/>
    <draw:fill-image draw:name="msFillBitmap_20_43" draw:display-name="msFillBitmap 43" xlink:href="Pictures/10000000000002600000023F6D8B8C2712C30C72.jpg" xlink:type="simple" xlink:show="embed" xlink:actuate="onLoad"/>
    <draw:fill-image draw:name="msFillBitmap_20_44" draw:display-name="msFillBitmap 44" xlink:href="Pictures/100000000000003200000070E82508E261023915.png" xlink:type="simple" xlink:show="embed" xlink:actuate="onLoad"/>
    <draw:fill-image draw:name="msFillBitmap_20_45" draw:display-name="msFillBitmap 45" xlink:href="Pictures/10000201000000B20000004B7EE45484B8F5F3F2.png" xlink:type="simple" xlink:show="embed" xlink:actuate="onLoad"/>
    <draw:fill-image draw:name="msFillBitmap_20_46" draw:display-name="msFillBitmap 46" xlink:href="Pictures/1000020100000044000000213C3ABDE9A9EFE008.png" xlink:type="simple" xlink:show="embed" xlink:actuate="onLoad"/>
    <draw:fill-image draw:name="msFillBitmap_20_47" draw:display-name="msFillBitmap 47" xlink:href="Pictures/100002010000002C0000006DE2F95DA58BABACDC.png" xlink:type="simple" xlink:show="embed" xlink:actuate="onLoad"/>
    <draw:fill-image draw:name="msFillBitmap_20_48" draw:display-name="msFillBitmap 48" xlink:href="Pictures/10000201000000420000001DE4E53217F3FFE7BF.png" xlink:type="simple" xlink:show="embed" xlink:actuate="onLoad"/>
    <draw:fill-image draw:name="msFillBitmap_20_49" draw:display-name="msFillBitmap 49" xlink:href="Pictures/100002010000002C00000070511E3470481B6BA7.png" xlink:type="simple" xlink:show="embed" xlink:actuate="onLoad"/>
    <draw:fill-image draw:name="msFillBitmap_20_5" draw:display-name="msFillBitmap 5" xlink:href="Pictures/100002010000027700000078964F354EF717CF9F.png" xlink:type="simple" xlink:show="embed" xlink:actuate="onLoad"/>
    <draw:fill-image draw:name="msFillBitmap_20_50" draw:display-name="msFillBitmap 50" xlink:href="Pictures/100002010000001F000000438C54D1D5AE6CC03E.png" xlink:type="simple" xlink:show="embed" xlink:actuate="onLoad"/>
    <draw:fill-image draw:name="msFillBitmap_20_51" draw:display-name="msFillBitmap 51" xlink:href="Pictures/100002010000006E0000002F3222DB9FD0B62F91.png" xlink:type="simple" xlink:show="embed" xlink:actuate="onLoad"/>
    <draw:fill-image draw:name="msFillBitmap_20_52" draw:display-name="msFillBitmap 52" xlink:href="Pictures/100002010000002A0000001FA727E322A9101524.png" xlink:type="simple" xlink:show="embed" xlink:actuate="onLoad"/>
    <draw:fill-image draw:name="msFillBitmap_20_53" draw:display-name="msFillBitmap 53" xlink:href="Pictures/100002010000002A0000001FA727E322A9101524.png" xlink:type="simple" xlink:show="embed" xlink:actuate="onLoad"/>
    <draw:fill-image draw:name="msFillBitmap_20_54" draw:display-name="msFillBitmap 54" xlink:href="Pictures/100002010000002A0000001FA727E322A9101524.png" xlink:type="simple" xlink:show="embed" xlink:actuate="onLoad"/>
    <draw:fill-image draw:name="msFillBitmap_20_55" draw:display-name="msFillBitmap 55" xlink:href="Pictures/100002010000002A0000001FA727E322A9101524.png" xlink:type="simple" xlink:show="embed" xlink:actuate="onLoad"/>
    <draw:fill-image draw:name="msFillBitmap_20_56" draw:display-name="msFillBitmap 56" xlink:href="Pictures/100002010000002A0000001FA727E322A9101524.png" xlink:type="simple" xlink:show="embed" xlink:actuate="onLoad"/>
    <draw:fill-image draw:name="msFillBitmap_20_57" draw:display-name="msFillBitmap 57" xlink:href="Pictures/100002010000002A0000001FA727E322A9101524.png" xlink:type="simple" xlink:show="embed" xlink:actuate="onLoad"/>
    <draw:fill-image draw:name="msFillBitmap_20_58" draw:display-name="msFillBitmap 58" xlink:href="Pictures/100002010000002A0000001FA727E322A9101524.png" xlink:type="simple" xlink:show="embed" xlink:actuate="onLoad"/>
    <draw:fill-image draw:name="msFillBitmap_20_59" draw:display-name="msFillBitmap 59" xlink:href="Pictures/100002010000002A0000001FA727E322A9101524.png" xlink:type="simple" xlink:show="embed" xlink:actuate="onLoad"/>
    <draw:fill-image draw:name="msFillBitmap_20_6" draw:display-name="msFillBitmap 6" xlink:href="Pictures/1000020100000007000000E6FC01DD62C9F51442.png" xlink:type="simple" xlink:show="embed" xlink:actuate="onLoad"/>
    <draw:fill-image draw:name="msFillBitmap_20_60" draw:display-name="msFillBitmap 60" xlink:href="Pictures/100002010000002A0000001FA727E322A9101524.png" xlink:type="simple" xlink:show="embed" xlink:actuate="onLoad"/>
    <draw:fill-image draw:name="msFillBitmap_20_61" draw:display-name="msFillBitmap 61" xlink:href="Pictures/100002010000002A0000001FA727E322A9101524.png" xlink:type="simple" xlink:show="embed" xlink:actuate="onLoad"/>
    <draw:fill-image draw:name="msFillBitmap_20_62" draw:display-name="msFillBitmap 62" xlink:href="Pictures/100002010000002A0000001FA727E322A9101524.png" xlink:type="simple" xlink:show="embed" xlink:actuate="onLoad"/>
    <draw:fill-image draw:name="msFillBitmap_20_63" draw:display-name="msFillBitmap 63" xlink:href="Pictures/1000000000000123000000AD7C38329C9317F9E1.jpg" xlink:type="simple" xlink:show="embed" xlink:actuate="onLoad"/>
    <draw:fill-image draw:name="msFillBitmap_20_64" draw:display-name="msFillBitmap 64" xlink:href="Pictures/10000000000000B2000000B2B137B89AD138DCA2.png" xlink:type="simple" xlink:show="embed" xlink:actuate="onLoad"/>
    <draw:fill-image draw:name="msFillBitmap_20_65" draw:display-name="msFillBitmap 65" xlink:href="Pictures/100002010000002A0000001FA727E322A9101524.png" xlink:type="simple" xlink:show="embed" xlink:actuate="onLoad"/>
    <draw:fill-image draw:name="msFillBitmap_20_66" draw:display-name="msFillBitmap 66" xlink:href="Pictures/100002010000002A0000001FA727E322A9101524.png" xlink:type="simple" xlink:show="embed" xlink:actuate="onLoad"/>
    <draw:fill-image draw:name="msFillBitmap_20_67" draw:display-name="msFillBitmap 67" xlink:href="Pictures/100002010000002A0000001FA727E322A9101524.png" xlink:type="simple" xlink:show="embed" xlink:actuate="onLoad"/>
    <draw:fill-image draw:name="msFillBitmap_20_68" draw:display-name="msFillBitmap 68" xlink:href="Pictures/100002010000002A0000001FA727E322A9101524.png" xlink:type="simple" xlink:show="embed" xlink:actuate="onLoad"/>
    <draw:fill-image draw:name="msFillBitmap_20_69" draw:display-name="msFillBitmap 69" xlink:href="Pictures/100002010000002A0000001FA727E322A9101524.png" xlink:type="simple" xlink:show="embed" xlink:actuate="onLoad"/>
    <draw:fill-image draw:name="msFillBitmap_20_7" draw:display-name="msFillBitmap 7" xlink:href="Pictures/1000020100000006000000748507B4EF5AFF36AF.png" xlink:type="simple" xlink:show="embed" xlink:actuate="onLoad"/>
    <draw:fill-image draw:name="msFillBitmap_20_70" draw:display-name="msFillBitmap 70" xlink:href="Pictures/100002010000002A0000001FA727E322A9101524.png" xlink:type="simple" xlink:show="embed" xlink:actuate="onLoad"/>
    <draw:fill-image draw:name="msFillBitmap_20_71" draw:display-name="msFillBitmap 71" xlink:href="Pictures/100002010000002A0000001FA727E322A9101524.png" xlink:type="simple" xlink:show="embed" xlink:actuate="onLoad"/>
    <draw:fill-image draw:name="msFillBitmap_20_72" draw:display-name="msFillBitmap 72" xlink:href="Pictures/100002010000002A0000001FA727E322A9101524.png" xlink:type="simple" xlink:show="embed" xlink:actuate="onLoad"/>
    <draw:fill-image draw:name="msFillBitmap_20_73" draw:display-name="msFillBitmap 73" xlink:href="Pictures/100002010000002A0000001FA727E322A9101524.png" xlink:type="simple" xlink:show="embed" xlink:actuate="onLoad"/>
    <draw:fill-image draw:name="msFillBitmap_20_74" draw:display-name="msFillBitmap 74" xlink:href="Pictures/100002010000002A0000001FA727E322A9101524.png" xlink:type="simple" xlink:show="embed" xlink:actuate="onLoad"/>
    <draw:fill-image draw:name="msFillBitmap_20_75" draw:display-name="msFillBitmap 75" xlink:href="Pictures/100002010000002A0000001FA727E322A9101524.png" xlink:type="simple" xlink:show="embed" xlink:actuate="onLoad"/>
    <draw:fill-image draw:name="msFillBitmap_20_76" draw:display-name="msFillBitmap 76" xlink:href="Pictures/100002010000002A0000001FA727E322A9101524.png" xlink:type="simple" xlink:show="embed" xlink:actuate="onLoad"/>
    <draw:fill-image draw:name="msFillBitmap_20_77" draw:display-name="msFillBitmap 77" xlink:href="Pictures/100002010000002A0000001FA727E322A9101524.png" xlink:type="simple" xlink:show="embed" xlink:actuate="onLoad"/>
    <draw:fill-image draw:name="msFillBitmap_20_78" draw:display-name="msFillBitmap 78" xlink:href="Pictures/100002010000002A0000001FA727E322A9101524.png" xlink:type="simple" xlink:show="embed" xlink:actuate="onLoad"/>
    <draw:fill-image draw:name="msFillBitmap_20_79" draw:display-name="msFillBitmap 79" xlink:href="Pictures/100002010000002A0000001FA727E322A9101524.png" xlink:type="simple" xlink:show="embed" xlink:actuate="onLoad"/>
    <draw:fill-image draw:name="msFillBitmap_20_8" draw:display-name="msFillBitmap 8" xlink:href="Pictures/10000201000000070000015A4A0D726AE44800EE.png" xlink:type="simple" xlink:show="embed" xlink:actuate="onLoad"/>
    <draw:fill-image draw:name="msFillBitmap_20_80" draw:display-name="msFillBitmap 80" xlink:href="Pictures/100002010000002A0000001FA727E322A9101524.png" xlink:type="simple" xlink:show="embed" xlink:actuate="onLoad"/>
    <draw:fill-image draw:name="msFillBitmap_20_81" draw:display-name="msFillBitmap 81" xlink:href="Pictures/100002010000002A0000001FA727E322A9101524.png" xlink:type="simple" xlink:show="embed" xlink:actuate="onLoad"/>
    <draw:fill-image draw:name="msFillBitmap_20_82" draw:display-name="msFillBitmap 82" xlink:href="Pictures/100002010000002A0000001FA727E322A9101524.png" xlink:type="simple" xlink:show="embed" xlink:actuate="onLoad"/>
    <draw:fill-image draw:name="msFillBitmap_20_9" draw:display-name="msFillBitmap 9" xlink:href="Pictures/100002010000000700000155724A0222F4CA8E6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4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21.799999237060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71cm" fo:text-align="center" fo:text-indent="0cm">
        <style:tab-stops/>
      </style:paragraph-properties>
      <style:text-properties fo:font-size="14.8000001907349pt"/>
    </style:style>
    <style:style style:name="Focus-outline3" style:family="presentation" style:parent-style-name="Focus-outline2">
      <style:paragraph-properties fo:margin-left="0cm" fo:margin-right="0cm" fo:margin-top="0cm" fo:margin-bottom="0.204cm" fo:text-align="center" fo:text-indent="0cm">
        <style:tab-stops/>
      </style:paragraph-properties>
      <style:text-properties fo:font-size="10.1000003814697pt"/>
    </style:style>
    <style:style style:name="Focus-outline4" style:family="presentation" style:parent-style-name="Focus-outline3">
      <style:paragraph-properties fo:margin-left="0cm" fo:margin-right="0cm" fo:margin-top="0cm" fo:margin-bottom="0.135cm" fo:text-align="center" fo:text-indent="0cm">
        <style:tab-stops/>
      </style:paragraph-properties>
      <style:text-properties fo:font-size="6.90000009536743pt"/>
    </style:style>
    <style:style style:name="Focus-outline5" style:family="presentation" style:parent-style-name="Focus-outline4">
      <style:paragraph-properties fo:margin-left="0cm" fo:margin-right="0cm" fo:margin-top="0cm" fo:margin-bottom="0.067cm" fo:text-align="center" fo:text-indent="0cm">
        <style:tab-stops/>
      </style:paragraph-properties>
      <style:text-properties fo:font-size="4.59999990463257pt"/>
    </style:style>
    <style:style style:name="Focus-outline6" style:family="presentation" style:parent-style-name="Focus-outline5">
      <style:paragraph-properties fo:margin-left="0cm" fo:margin-right="0cm" fo:margin-top="0cm" fo:margin-bottom="0.067cm" fo:text-align="center" fo:text-indent="0cm">
        <style:tab-stops/>
      </style:paragraph-properties>
      <style:text-properties fo:font-size="3.09999990463257pt"/>
    </style:style>
    <style:style style:name="Focus-outline7" style:family="presentation" style:parent-style-name="Focus-outline6">
      <style:paragraph-properties fo:margin-left="0cm" fo:margin-right="0cm" fo:margin-top="0cm" fo:margin-bottom="0.067cm" fo:text-align="center" fo:text-indent="0cm">
        <style:tab-stops/>
      </style:paragraph-properties>
      <style:text-properties fo:font-size="2.09999990463257pt"/>
    </style:style>
    <style:style style:name="Focus-outline8" style:family="presentation" style:parent-style-name="Focus-outline7">
      <style:paragraph-properties fo:margin-left="0cm" fo:margin-right="0cm" fo:margin-top="0cm" fo:margin-bottom="0.067cm" fo:text-indent="0cm"/>
      <style:text-properties fo:font-size="1.39999997615814pt"/>
    </style:style>
    <style:style style:name="Focus-outline9" style:family="presentation" style:parent-style-name="Focus-outline8">
      <style:paragraph-properties fo:margin-left="0cm" fo:margin-right="0cm" fo:margin-top="0cm" fo:margin-bottom="0.068cm" fo:text-indent="0cm"/>
      <style:text-properties fo:font-size="1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" fo:font-family="'DejaVu Sans'" style:font-style-name="Book" style:font-family-generic="swiss" style:font-pitch="variable" fo:font-size="31.799999237060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5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6" style:family="graphic" style:parent-style-name="standard">
      <style:graphic-properties draw:stroke="none" svg:stroke-width="0cm" draw:fill="solid" draw:fill-color="#7d7d7d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7e7e7e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7f7f7f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808080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818181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828282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38383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48484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858585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868686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solid" draw:fill-color="#878787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solid" draw:fill-color="#888888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solid" draw:fill-color="#898989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solid" draw:fill-color="#8a8a8a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solid" draw:fill-color="#8b8b8b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solid" draw:fill-color="#8c8c8c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solid" draw:fill-color="#8d8d8d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solid" draw:fill-color="#8e8e8e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solid" draw:fill-color="#8f8f8f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solid" draw:fill-color="#909090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cm" draw:fill="solid" draw:fill-color="#919191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cm" draw:fill="solid" draw:fill-color="#929292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cm" draw:fill="solid" draw:fill-color="#939393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solid" draw:fill-color="#949494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none" svg:stroke-width="0cm" draw:fill="solid" draw:fill-color="#959595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none" svg:stroke-width="0cm" draw:fill="solid" draw:fill-color="#969696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cm" draw:fill="solid" draw:fill-color="#979797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cm" draw:fill="solid" draw:fill-color="#999999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cm" draw:fill="solid" draw:fill-color="#9a9a9a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cm" draw:fill="solid" draw:fill-color="#9b9b9b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6" style:family="graphic" style:parent-style-name="standard">
      <style:graphic-properties draw:stroke="none" svg:stroke-width="0cm" draw:fill="solid" draw:fill-color="#9c9c9c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7" style:family="graphic" style:parent-style-name="standard">
      <style:graphic-properties draw:stroke="none" svg:stroke-width="0cm" draw:fill="solid" draw:fill-color="#9d9d9d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8" style:family="graphic" style:parent-style-name="standard">
      <style:graphic-properties draw:stroke="none" svg:stroke-width="0cm" draw:fill="solid" draw:fill-color="#9e9e9e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cm" draw:fill="solid" draw:fill-color="#9f9f9f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0" style:family="graphic" style:parent-style-name="standard">
      <style:graphic-properties draw:stroke="none" svg:stroke-width="0cm" draw:fill="solid" draw:fill-color="#a0a0a0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1" style:family="graphic" style:parent-style-name="standard">
      <style:graphic-properties draw:stroke="none" svg:stroke-width="0cm" draw:fill="solid" draw:fill-color="#a1a1a1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2" style:family="graphic" style:parent-style-name="standard">
      <style:graphic-properties draw:stroke="none" svg:stroke-width="0cm" draw:fill="solid" draw:fill-color="#a2a2a2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3" style:family="graphic" style:parent-style-name="standard">
      <style:graphic-properties draw:stroke="none" svg:stroke-width="0cm" draw:fill="solid" draw:fill-color="#a3a3a3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4" style:family="graphic" style:parent-style-name="standard">
      <style:graphic-properties draw:stroke="none" svg:stroke-width="0cm" draw:fill="solid" draw:fill-color="#a4a4a4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5" style:family="graphic" style:parent-style-name="standard">
      <style:graphic-properties draw:stroke="none" svg:stroke-width="0cm" draw:fill="solid" draw:fill-color="#a5a5a5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6" style:family="graphic" style:parent-style-name="standard">
      <style:graphic-properties draw:stroke="none" svg:stroke-width="0cm" draw:fill="solid" draw:fill-color="#a6a6a6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7" style:family="graphic" style:parent-style-name="standard">
      <style:graphic-properties draw:stroke="none" svg:stroke-width="0cm" draw:fill="solid" draw:fill-color="#a7a7a7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8" style:family="graphic" style:parent-style-name="standard">
      <style:graphic-properties draw:stroke="none" svg:stroke-width="0cm" draw:fill="solid" draw:fill-color="#a8a8a8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9" style:family="graphic" style:parent-style-name="standard">
      <style:graphic-properties draw:stroke="none" svg:stroke-width="0cm" draw:fill="solid" draw:fill-color="#a9a9a9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0" style:family="graphic" style:parent-style-name="standard">
      <style:graphic-properties draw:stroke="none" svg:stroke-width="0cm" draw:fill="solid" draw:fill-color="#aaaaaa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1" style:family="graphic" style:parent-style-name="standard">
      <style:graphic-properties draw:stroke="none" svg:stroke-width="0cm" draw:fill="solid" draw:fill-color="#ababab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2" style:family="graphic" style:parent-style-name="standard">
      <style:graphic-properties draw:stroke="none" svg:stroke-width="0cm" draw:fill="solid" draw:fill-color="#acacac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3" style:family="graphic" style:parent-style-name="standard">
      <style:graphic-properties draw:stroke="none" svg:stroke-width="0cm" draw:fill="solid" draw:fill-color="#adadad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4" style:family="graphic" style:parent-style-name="standard">
      <style:graphic-properties draw:stroke="none" svg:stroke-width="0cm" draw:fill="solid" draw:fill-color="#aeaeae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5" style:family="graphic" style:parent-style-name="standard">
      <style:graphic-properties draw:stroke="none" svg:stroke-width="0cm" draw:fill="solid" draw:fill-color="#afafaf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6" style:family="graphic" style:parent-style-name="standard">
      <style:graphic-properties draw:stroke="none" svg:stroke-width="0cm" draw:fill="solid" draw:fill-color="#b0b0b0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7" style:family="graphic" style:parent-style-name="standard">
      <style:graphic-properties draw:stroke="none" svg:stroke-width="0cm" draw:fill="solid" draw:fill-color="#b1b1b1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8" style:family="graphic" style:parent-style-name="standard">
      <style:graphic-properties draw:stroke="none" svg:stroke-width="0cm" draw:fill="solid" draw:fill-color="#b2b2b2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9" style:family="graphic" style:parent-style-name="standard">
      <style:graphic-properties draw:stroke="none" svg:stroke-width="0cm" draw:fill="solid" draw:fill-color="#b3b3b3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0" style:family="graphic" style:parent-style-name="standard">
      <style:graphic-properties draw:stroke="none" svg:stroke-width="0cm" draw:fill="solid" draw:fill-color="#b4b4b4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1" style:family="graphic" style:parent-style-name="standard">
      <style:graphic-properties draw:stroke="none" svg:stroke-width="0cm" draw:fill="solid" draw:fill-color="#b5b5b5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2" style:family="graphic" style:parent-style-name="standard">
      <style:graphic-properties draw:stroke="none" svg:stroke-width="0cm" draw:fill="solid" draw:fill-color="#b6b6b6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3" style:family="graphic" style:parent-style-name="standard">
      <style:graphic-properties draw:stroke="none" svg:stroke-width="0cm" draw:fill="solid" draw:fill-color="#b7b7b7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4" style:family="graphic" style:parent-style-name="standard">
      <style:graphic-properties draw:stroke="none" svg:stroke-width="0cm" draw:fill="solid" draw:fill-color="#b8b8b8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5" style:family="graphic" style:parent-style-name="standard">
      <style:graphic-properties draw:stroke="none" svg:stroke-width="0cm" draw:fill="solid" draw:fill-color="#b9b9b9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6" style:family="graphic" style:parent-style-name="standard">
      <style:graphic-properties draw:stroke="none" svg:stroke-width="0cm" draw:fill="solid" draw:fill-color="#bababa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7" style:family="graphic" style:parent-style-name="standard">
      <style:graphic-properties draw:stroke="none" svg:stroke-width="0cm" draw:fill="solid" draw:fill-color="#bbbbbb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8" style:family="graphic" style:parent-style-name="standard">
      <style:graphic-properties draw:stroke="none" svg:stroke-width="0cm" draw:fill="solid" draw:fill-color="#bcbcbc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9" style:family="graphic" style:parent-style-name="standard">
      <style:graphic-properties draw:stroke="none" svg:stroke-width="0cm" draw:fill="solid" draw:fill-color="#bdbdbd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0" style:family="graphic" style:parent-style-name="standard">
      <style:graphic-properties draw:stroke="none" svg:stroke-width="0cm" draw:fill="solid" draw:fill-color="#bebebe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1" style:family="graphic" style:parent-style-name="standard">
      <style:graphic-properties draw:stroke="none" svg:stroke-width="0cm" draw:fill="solid" draw:fill-color="#bfbfbf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2" style:family="graphic" style:parent-style-name="standard">
      <style:graphic-properties draw:stroke="none" svg:stroke-width="0cm" draw:fill="solid" draw:fill-color="#c0c0c0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3" style:family="graphic" style:parent-style-name="standard">
      <style:graphic-properties draw:stroke="none" svg:stroke-width="0cm" draw:fill="solid" draw:fill-color="#c1c1c1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4" style:family="graphic" style:parent-style-name="standard">
      <style:graphic-properties draw:stroke="none" svg:stroke-width="0cm" draw:fill="solid" draw:fill-color="#c2c2c2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5" style:family="graphic" style:parent-style-name="standard">
      <style:graphic-properties draw:stroke="none" svg:stroke-width="0cm" draw:fill="solid" draw:fill-color="#c3c3c3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6" style:family="graphic" style:parent-style-name="standard">
      <style:graphic-properties draw:stroke="none" svg:stroke-width="0cm" draw:fill="solid" draw:fill-color="#c4c4c4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7" style:family="graphic" style:parent-style-name="standard">
      <style:graphic-properties draw:stroke="none" svg:stroke-width="0cm" draw:fill="solid" draw:fill-color="#c5c5c5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8" style:family="graphic" style:parent-style-name="standard">
      <style:graphic-properties draw:stroke="none" svg:stroke-width="0cm" draw:fill="solid" draw:fill-color="#c6c6c6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9" style:family="graphic" style:parent-style-name="standard">
      <style:graphic-properties draw:stroke="none" svg:stroke-width="0cm" draw:fill="solid" draw:fill-color="#c7c7c7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0" style:family="graphic" style:parent-style-name="standard">
      <style:graphic-properties draw:stroke="none" svg:stroke-width="0cm" draw:fill="solid" draw:fill-color="#c8c8c8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1" style:family="graphic" style:parent-style-name="standard">
      <style:graphic-properties draw:stroke="none" svg:stroke-width="0cm" draw:fill="solid" draw:fill-color="#c9c9c9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2" style:family="graphic" style:parent-style-name="standard">
      <style:graphic-properties draw:stroke="none" svg:stroke-width="0cm" draw:fill="solid" draw:fill-color="#cacaca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3" style:family="graphic" style:parent-style-name="standard">
      <style:graphic-properties draw:stroke="none" svg:stroke-width="0cm" draw:fill="solid" draw:fill-color="#cccccc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4" style:family="graphic" style:parent-style-name="standard">
      <style:graphic-properties draw:stroke="none" svg:stroke-width="0cm" draw:fill="solid" draw:fill-color="#cdcdcd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5" style:family="graphic" style:parent-style-name="standard">
      <style:graphic-properties draw:stroke="none" svg:stroke-width="0cm" draw:fill="solid" draw:fill-color="#cecece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6" style:family="graphic" style:parent-style-name="standard">
      <style:graphic-properties draw:stroke="none" svg:stroke-width="0cm" draw:fill="solid" draw:fill-color="#cfcfcf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7" style:family="graphic" style:parent-style-name="standard">
      <style:graphic-properties draw:stroke="none" svg:stroke-width="0cm" draw:fill="solid" draw:fill-color="#d0d0d0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8" style:family="graphic" style:parent-style-name="standard">
      <style:graphic-properties draw:stroke="none" svg:stroke-width="0cm" draw:fill="solid" draw:fill-color="#d1d1d1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9" style:family="graphic" style:parent-style-name="standard">
      <style:graphic-properties draw:stroke="none" svg:stroke-width="0cm" draw:fill="solid" draw:fill-color="#d2d2d2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0" style:family="graphic" style:parent-style-name="standard">
      <style:graphic-properties draw:stroke="none" svg:stroke-width="0cm" draw:fill="solid" draw:fill-color="#d3d3d3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1" style:family="graphic" style:parent-style-name="standard">
      <style:graphic-properties draw:stroke="none" svg:stroke-width="0cm" draw:fill="solid" draw:fill-color="#d4d4d4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2" style:family="graphic" style:parent-style-name="standard">
      <style:graphic-properties draw:stroke="none" svg:stroke-width="0cm" draw:fill="solid" draw:fill-color="#d5d5d5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3" style:family="graphic" style:parent-style-name="standard">
      <style:graphic-properties draw:stroke="none" svg:stroke-width="0cm" draw:fill="solid" draw:fill-color="#d6d6d6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4" style:family="graphic" style:parent-style-name="standard">
      <style:graphic-properties draw:stroke="none" svg:stroke-width="0cm" draw:fill="solid" draw:fill-color="#d7d7d7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5" style:family="graphic" style:parent-style-name="standard">
      <style:graphic-properties draw:stroke="none" svg:stroke-width="0cm" draw:fill="solid" draw:fill-color="#d8d8d8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6" style:family="graphic" style:parent-style-name="standard">
      <style:graphic-properties draw:stroke="none" svg:stroke-width="0cm" draw:fill="solid" draw:fill-color="#d9d9d9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7" style:family="graphic" style:parent-style-name="standard">
      <style:graphic-properties draw:stroke="none" svg:stroke-width="0cm" draw:fill="solid" draw:fill-color="#dadada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8" style:family="graphic" style:parent-style-name="standard">
      <style:graphic-properties draw:stroke="none" svg:stroke-width="0cm" draw:fill="solid" draw:fill-color="#dbdbdb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9" style:family="graphic" style:parent-style-name="standard">
      <style:graphic-properties draw:stroke="none" svg:stroke-width="0cm" draw:fill="solid" draw:fill-color="#dcdcdc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0" style:family="graphic" style:parent-style-name="standard">
      <style:graphic-properties draw:stroke="none" svg:stroke-width="0cm" draw:fill="solid" draw:fill-color="#dddddd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1" style:family="graphic" style:parent-style-name="standard">
      <style:graphic-properties draw:stroke="none" svg:stroke-width="0cm" draw:fill="solid" draw:fill-color="#dedede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2" style:family="graphic" style:parent-style-name="standard">
      <style:graphic-properties draw:stroke="none" svg:stroke-width="0cm" draw:fill="solid" draw:fill-color="#dfdfdf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3" style:family="graphic" style:parent-style-name="standard">
      <style:graphic-properties draw:stroke="none" svg:stroke-width="0cm" draw:fill="solid" draw:fill-color="#e0e0e0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4" style:family="graphic" style:parent-style-name="standard">
      <style:graphic-properties draw:stroke="none" svg:stroke-width="0cm" draw:fill="solid" draw:fill-color="#e1e1e1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5" style:family="graphic" style:parent-style-name="standard">
      <style:graphic-properties draw:stroke="none" svg:stroke-width="0cm" draw:fill="solid" draw:fill-color="#e2e2e2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6" style:family="graphic" style:parent-style-name="standard">
      <style:graphic-properties draw:stroke="none" svg:stroke-width="0cm" draw:fill="solid" draw:fill-color="#e3e3e3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7" style:family="graphic" style:parent-style-name="standard">
      <style:graphic-properties draw:stroke="none" svg:stroke-width="0cm" draw:fill="solid" draw:fill-color="#e4e4e4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8" style:family="graphic" style:parent-style-name="standard">
      <style:graphic-properties draw:stroke="none" svg:stroke-width="0cm" draw:fill="solid" draw:fill-color="#e5e5e5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9" style:family="graphic" style:parent-style-name="standard">
      <style:graphic-properties draw:stroke="none" svg:stroke-width="0cm" draw:fill="solid" draw:fill-color="#e6e6e6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0" style:family="graphic" style:parent-style-name="standard">
      <style:graphic-properties draw:stroke="none" svg:stroke-width="0cm" draw:fill="solid" draw:fill-color="#e7e7e7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1" style:family="graphic" style:parent-style-name="standard">
      <style:graphic-properties draw:stroke="none" svg:stroke-width="0cm" draw:fill="solid" draw:fill-color="#e8e8e8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2" style:family="graphic" style:parent-style-name="standard">
      <style:graphic-properties draw:stroke="none" svg:stroke-width="0cm" draw:fill="solid" draw:fill-color="#e9e9e9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3" style:family="graphic" style:parent-style-name="standard">
      <style:graphic-properties draw:stroke="none" svg:stroke-width="0cm" draw:fill="solid" draw:fill-color="#eaeaea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4" style:family="graphic" style:parent-style-name="standard">
      <style:graphic-properties draw:stroke="none" svg:stroke-width="0cm" draw:fill="solid" draw:fill-color="#ebebeb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5" style:family="graphic" style:parent-style-name="standard">
      <style:graphic-properties draw:stroke="none" svg:stroke-width="0cm" draw:fill="solid" draw:fill-color="#ececec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6" style:family="graphic" style:parent-style-name="standard">
      <style:graphic-properties draw:stroke="none" svg:stroke-width="0cm" draw:fill="solid" draw:fill-color="#ededed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7" style:family="graphic" style:parent-style-name="standard">
      <style:graphic-properties draw:stroke="none" svg:stroke-width="0cm" draw:fill="solid" draw:fill-color="#eeeeee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8" style:family="graphic" style:parent-style-name="standard">
      <style:graphic-properties draw:stroke="none" svg:stroke-width="0cm" draw:fill="solid" draw:fill-color="#efefef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9" style:family="graphic" style:parent-style-name="standard">
      <style:graphic-properties draw:stroke="none" svg:stroke-width="0cm" draw:fill="solid" draw:fill-color="#f0f0f0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0" style:family="graphic" style:parent-style-name="standard">
      <style:graphic-properties draw:stroke="none" svg:stroke-width="0cm" draw:fill="solid" draw:fill-color="#f1f1f1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1" style:family="graphic" style:parent-style-name="standard">
      <style:graphic-properties draw:stroke="none" svg:stroke-width="0cm" draw:fill="solid" draw:fill-color="#f2f2f2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2" style:family="graphic" style:parent-style-name="standard">
      <style:graphic-properties draw:stroke="none" svg:stroke-width="0cm" draw:fill="solid" draw:fill-color="#f3f3f3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3" style:family="graphic" style:parent-style-name="standard">
      <style:graphic-properties draw:stroke="none" svg:stroke-width="0cm" draw:fill="solid" draw:fill-color="#f4f4f4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4" style:family="graphic" style:parent-style-name="standard">
      <style:graphic-properties draw:stroke="none" svg:stroke-width="0cm" draw:fill="solid" draw:fill-color="#f5f5f5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5" style:family="graphic" style:parent-style-name="standard">
      <style:graphic-properties draw:stroke="none" svg:stroke-width="0cm" draw:fill="solid" draw:fill-color="#f6f6f6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6" style:family="graphic" style:parent-style-name="standard">
      <style:graphic-properties draw:stroke="none" svg:stroke-width="0cm" draw:fill="solid" draw:fill-color="#f7f7f7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7" style:family="graphic" style:parent-style-name="standard">
      <style:graphic-properties draw:stroke="none" svg:stroke-width="0cm" draw:fill="solid" draw:fill-color="#f8f8f8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8" style:family="graphic" style:parent-style-name="standard">
      <style:graphic-properties draw:stroke="none" svg:stroke-width="0cm" draw:fill="solid" draw:fill-color="#f9f9f9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9" style:family="graphic" style:parent-style-name="standard">
      <style:graphic-properties draw:stroke="none" svg:stroke-width="0cm" draw:fill="solid" draw:fill-color="#fafafa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0" style:family="graphic" style:parent-style-name="standard">
      <style:graphic-properties draw:stroke="none" svg:stroke-width="0cm" draw:fill="solid" draw:fill-color="#fbfbfb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1" style:family="graphic" style:parent-style-name="standard">
      <style:graphic-properties draw:stroke="none" svg:stroke-width="0cm" draw:fill="solid" draw:fill-color="#fcfcfc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2" style:family="graphic" style:parent-style-name="standard">
      <style:graphic-properties draw:stroke="none" svg:stroke-width="0cm" draw:fill="bitmap" draw:fill-image-name="msFillBitmap_20_4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133" style:family="graphic" style:parent-style-name="standard">
      <style:graphic-properties draw:stroke="none" svg:stroke-width="0cm" draw:fill="bitmap" draw:fill-image-name="msFillBitmap_20_4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134" style:family="graphic" style:parent-style-name="standard">
      <style:graphic-properties draw:stroke="none" svg:stroke-width="0cm" draw:fill="bitmap" draw:fill-image-name="msFillBitmap_20_4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135" style:family="graphic" style:parent-style-name="standard">
      <style:graphic-properties draw:stroke="none" svg:stroke-width="0cm" draw:fill="bitmap" draw:fill-image-name="msFillBitmap_20_4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136" style:family="graphic" style:parent-style-name="standard">
      <style:graphic-properties draw:stroke="none" svg:stroke-width="0cm" draw:fill="bitmap" draw:fill-image-name="msFillBitmap_20_4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137" style:family="graphic" style:parent-style-name="standard">
      <style:graphic-properties draw:stroke="none" svg:stroke-width="0cm" draw:fill="bitmap" draw:fill-image-name="msFillBitmap_20_4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138" style:family="graphic" style:parent-style-name="standard">
      <style:graphic-properties draw:stroke="none" svg:stroke-width="0cm" draw:fill="bitmap" draw:fill-image-name="msFillBitmap_20_4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139" style:family="graphic" style:parent-style-name="standard">
      <style:graphic-properties draw:stroke="none" svg:stroke-width="0cm" draw:fill="bitmap" draw:fill-image-name="msFillBitmap_20_4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140" style:family="graphic" style:parent-style-name="standard">
      <style:graphic-properties draw:stroke="none" svg:stroke-width="0cm" draw:fill="bitmap" draw:fill-image-name="msFillBitmap_20_4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141" style:family="graphic" style:parent-style-name="standard">
      <style:graphic-properties draw:stroke="none" svg:stroke-width="0cm" draw:fill="bitmap" draw:fill-image-name="msFillBitmap_20_5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142" style:family="graphic" style:parent-style-name="standard">
      <style:graphic-properties draw:stroke="none" svg:stroke-width="0cm" draw:fill="bitmap" draw:fill-image-name="msFillBitmap_20_5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14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10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11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MP7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MP8" style:family="paragraph">
      <loext:graphic-properties draw:fill="solid" draw:fill-color="#7d7d7d" draw:opacity="51%"/>
      <style:paragraph-properties fo:text-align="start"/>
      <style:text-properties fo:font-size="18pt"/>
    </style:style>
    <style:style style:name="MP9" style:family="paragraph">
      <loext:graphic-properties draw:fill="solid" draw:fill-color="#7e7e7e" draw:opacity="51%"/>
      <style:paragraph-properties fo:text-align="start"/>
      <style:text-properties fo:font-size="18pt"/>
    </style:style>
    <style:style style:name="MP10" style:family="paragraph">
      <loext:graphic-properties draw:fill="solid" draw:fill-color="#7f7f7f" draw:opacity="51%"/>
      <style:paragraph-properties fo:text-align="start"/>
      <style:text-properties fo:font-size="18pt"/>
    </style:style>
    <style:style style:name="MP11" style:family="paragraph">
      <loext:graphic-properties draw:fill="solid" draw:fill-color="#808080" draw:opacity="51%"/>
      <style:paragraph-properties fo:text-align="start"/>
      <style:text-properties fo:font-size="18pt"/>
    </style:style>
    <style:style style:name="MP12" style:family="paragraph">
      <loext:graphic-properties draw:fill="solid" draw:fill-color="#818181" draw:opacity="51%"/>
      <style:paragraph-properties fo:text-align="start"/>
      <style:text-properties fo:font-size="18pt"/>
    </style:style>
    <style:style style:name="MP13" style:family="paragraph">
      <loext:graphic-properties draw:fill="solid" draw:fill-color="#828282" draw:opacity="51%"/>
      <style:paragraph-properties fo:text-align="start"/>
      <style:text-properties fo:font-size="18pt"/>
    </style:style>
    <style:style style:name="MP14" style:family="paragraph">
      <loext:graphic-properties draw:fill="solid" draw:fill-color="#838383" draw:opacity="51%"/>
      <style:paragraph-properties fo:text-align="start"/>
      <style:text-properties fo:font-size="18pt"/>
    </style:style>
    <style:style style:name="MP15" style:family="paragraph">
      <loext:graphic-properties draw:fill="solid" draw:fill-color="#848484" draw:opacity="51%"/>
      <style:paragraph-properties fo:text-align="start"/>
      <style:text-properties fo:font-size="18pt"/>
    </style:style>
    <style:style style:name="MP16" style:family="paragraph">
      <loext:graphic-properties draw:fill="solid" draw:fill-color="#858585" draw:opacity="51%"/>
      <style:paragraph-properties fo:text-align="start"/>
      <style:text-properties fo:font-size="18pt"/>
    </style:style>
    <style:style style:name="MP17" style:family="paragraph">
      <loext:graphic-properties draw:fill="solid" draw:fill-color="#868686" draw:opacity="51%"/>
      <style:paragraph-properties fo:text-align="start"/>
      <style:text-properties fo:font-size="18pt"/>
    </style:style>
    <style:style style:name="MP18" style:family="paragraph">
      <loext:graphic-properties draw:fill="solid" draw:fill-color="#878787" draw:opacity="51%"/>
      <style:paragraph-properties fo:text-align="start"/>
      <style:text-properties fo:font-size="18pt"/>
    </style:style>
    <style:style style:name="MP19" style:family="paragraph">
      <loext:graphic-properties draw:fill="solid" draw:fill-color="#888888" draw:opacity="51%"/>
      <style:paragraph-properties fo:text-align="start"/>
      <style:text-properties fo:font-size="18pt"/>
    </style:style>
    <style:style style:name="MP20" style:family="paragraph">
      <loext:graphic-properties draw:fill="solid" draw:fill-color="#898989" draw:opacity="51%"/>
      <style:paragraph-properties fo:text-align="start"/>
      <style:text-properties fo:font-size="18pt"/>
    </style:style>
    <style:style style:name="MP21" style:family="paragraph">
      <loext:graphic-properties draw:fill="solid" draw:fill-color="#8a8a8a" draw:opacity="51%"/>
      <style:paragraph-properties fo:text-align="start"/>
      <style:text-properties fo:font-size="18pt"/>
    </style:style>
    <style:style style:name="MP22" style:family="paragraph">
      <loext:graphic-properties draw:fill="solid" draw:fill-color="#8b8b8b" draw:opacity="51%"/>
      <style:paragraph-properties fo:text-align="start"/>
      <style:text-properties fo:font-size="18pt"/>
    </style:style>
    <style:style style:name="MP23" style:family="paragraph">
      <loext:graphic-properties draw:fill="solid" draw:fill-color="#8c8c8c" draw:opacity="51%"/>
      <style:paragraph-properties fo:text-align="start"/>
      <style:text-properties fo:font-size="18pt"/>
    </style:style>
    <style:style style:name="MP24" style:family="paragraph">
      <loext:graphic-properties draw:fill="solid" draw:fill-color="#8d8d8d" draw:opacity="51%"/>
      <style:paragraph-properties fo:text-align="start"/>
      <style:text-properties fo:font-size="18pt"/>
    </style:style>
    <style:style style:name="MP25" style:family="paragraph">
      <loext:graphic-properties draw:fill="solid" draw:fill-color="#8e8e8e" draw:opacity="51%"/>
      <style:paragraph-properties fo:text-align="start"/>
      <style:text-properties fo:font-size="18pt"/>
    </style:style>
    <style:style style:name="MP26" style:family="paragraph">
      <loext:graphic-properties draw:fill="solid" draw:fill-color="#8f8f8f" draw:opacity="51%"/>
      <style:paragraph-properties fo:text-align="start"/>
      <style:text-properties fo:font-size="18pt"/>
    </style:style>
    <style:style style:name="MP27" style:family="paragraph">
      <loext:graphic-properties draw:fill="solid" draw:fill-color="#909090" draw:opacity="51%"/>
      <style:paragraph-properties fo:text-align="start"/>
      <style:text-properties fo:font-size="18pt"/>
    </style:style>
    <style:style style:name="MP28" style:family="paragraph">
      <loext:graphic-properties draw:fill="solid" draw:fill-color="#919191" draw:opacity="51%"/>
      <style:paragraph-properties fo:text-align="start"/>
      <style:text-properties fo:font-size="18pt"/>
    </style:style>
    <style:style style:name="MP29" style:family="paragraph">
      <loext:graphic-properties draw:fill="solid" draw:fill-color="#929292" draw:opacity="51%"/>
      <style:paragraph-properties fo:text-align="start"/>
      <style:text-properties fo:font-size="18pt"/>
    </style:style>
    <style:style style:name="MP30" style:family="paragraph">
      <loext:graphic-properties draw:fill="solid" draw:fill-color="#939393" draw:opacity="51%"/>
      <style:paragraph-properties fo:text-align="start"/>
      <style:text-properties fo:font-size="18pt"/>
    </style:style>
    <style:style style:name="MP31" style:family="paragraph">
      <loext:graphic-properties draw:fill="solid" draw:fill-color="#949494" draw:opacity="51%"/>
      <style:paragraph-properties fo:text-align="start"/>
      <style:text-properties fo:font-size="18pt"/>
    </style:style>
    <style:style style:name="MP32" style:family="paragraph">
      <loext:graphic-properties draw:fill="solid" draw:fill-color="#959595" draw:opacity="51%"/>
      <style:paragraph-properties fo:text-align="start"/>
      <style:text-properties fo:font-size="18pt"/>
    </style:style>
    <style:style style:name="MP33" style:family="paragraph">
      <loext:graphic-properties draw:fill="solid" draw:fill-color="#969696" draw:opacity="51%"/>
      <style:paragraph-properties fo:text-align="start"/>
      <style:text-properties fo:font-size="18pt"/>
    </style:style>
    <style:style style:name="MP34" style:family="paragraph">
      <loext:graphic-properties draw:fill="solid" draw:fill-color="#979797" draw:opacity="51%"/>
      <style:paragraph-properties fo:text-align="start"/>
      <style:text-properties fo:font-size="18pt"/>
    </style:style>
    <style:style style:name="MP35" style:family="paragraph">
      <loext:graphic-properties draw:fill="solid" draw:fill-color="#999999" draw:opacity="51%"/>
      <style:paragraph-properties fo:text-align="start"/>
      <style:text-properties fo:font-size="18pt"/>
    </style:style>
    <style:style style:name="MP36" style:family="paragraph">
      <loext:graphic-properties draw:fill="solid" draw:fill-color="#9a9a9a" draw:opacity="51%"/>
      <style:paragraph-properties fo:text-align="start"/>
      <style:text-properties fo:font-size="18pt"/>
    </style:style>
    <style:style style:name="MP37" style:family="paragraph">
      <loext:graphic-properties draw:fill="solid" draw:fill-color="#9b9b9b" draw:opacity="51%"/>
      <style:paragraph-properties fo:text-align="start"/>
      <style:text-properties fo:font-size="18pt"/>
    </style:style>
    <style:style style:name="MP38" style:family="paragraph">
      <loext:graphic-properties draw:fill="solid" draw:fill-color="#9c9c9c" draw:opacity="51%"/>
      <style:paragraph-properties fo:text-align="start"/>
      <style:text-properties fo:font-size="18pt"/>
    </style:style>
    <style:style style:name="MP39" style:family="paragraph">
      <loext:graphic-properties draw:fill="solid" draw:fill-color="#9d9d9d" draw:opacity="51%"/>
      <style:paragraph-properties fo:text-align="start"/>
      <style:text-properties fo:font-size="18pt"/>
    </style:style>
    <style:style style:name="MP40" style:family="paragraph">
      <loext:graphic-properties draw:fill="solid" draw:fill-color="#9e9e9e" draw:opacity="51%"/>
      <style:paragraph-properties fo:text-align="start"/>
      <style:text-properties fo:font-size="18pt"/>
    </style:style>
    <style:style style:name="MP41" style:family="paragraph">
      <loext:graphic-properties draw:fill="solid" draw:fill-color="#9f9f9f" draw:opacity="51%"/>
      <style:paragraph-properties fo:text-align="start"/>
      <style:text-properties fo:font-size="18pt"/>
    </style:style>
    <style:style style:name="MP42" style:family="paragraph">
      <loext:graphic-properties draw:fill="solid" draw:fill-color="#a0a0a0" draw:opacity="51%"/>
      <style:paragraph-properties fo:text-align="start"/>
      <style:text-properties fo:font-size="18pt"/>
    </style:style>
    <style:style style:name="MP43" style:family="paragraph">
      <loext:graphic-properties draw:fill="solid" draw:fill-color="#a1a1a1" draw:opacity="51%"/>
      <style:paragraph-properties fo:text-align="start"/>
      <style:text-properties fo:font-size="18pt"/>
    </style:style>
    <style:style style:name="MP44" style:family="paragraph">
      <loext:graphic-properties draw:fill="solid" draw:fill-color="#a2a2a2" draw:opacity="51%"/>
      <style:paragraph-properties fo:text-align="start"/>
      <style:text-properties fo:font-size="18pt"/>
    </style:style>
    <style:style style:name="MP45" style:family="paragraph">
      <loext:graphic-properties draw:fill="solid" draw:fill-color="#a3a3a3" draw:opacity="51%"/>
      <style:paragraph-properties fo:text-align="start"/>
      <style:text-properties fo:font-size="18pt"/>
    </style:style>
    <style:style style:name="MP46" style:family="paragraph">
      <loext:graphic-properties draw:fill="solid" draw:fill-color="#a4a4a4" draw:opacity="51%"/>
      <style:paragraph-properties fo:text-align="start"/>
      <style:text-properties fo:font-size="18pt"/>
    </style:style>
    <style:style style:name="MP47" style:family="paragraph">
      <loext:graphic-properties draw:fill="solid" draw:fill-color="#a5a5a5" draw:opacity="51%"/>
      <style:paragraph-properties fo:text-align="start"/>
      <style:text-properties fo:font-size="18pt"/>
    </style:style>
    <style:style style:name="MP48" style:family="paragraph">
      <loext:graphic-properties draw:fill="solid" draw:fill-color="#a6a6a6" draw:opacity="51%"/>
      <style:paragraph-properties fo:text-align="start"/>
      <style:text-properties fo:font-size="18pt"/>
    </style:style>
    <style:style style:name="MP49" style:family="paragraph">
      <loext:graphic-properties draw:fill="solid" draw:fill-color="#a7a7a7" draw:opacity="51%"/>
      <style:paragraph-properties fo:text-align="start"/>
      <style:text-properties fo:font-size="18pt"/>
    </style:style>
    <style:style style:name="MP50" style:family="paragraph">
      <loext:graphic-properties draw:fill="solid" draw:fill-color="#a8a8a8" draw:opacity="51%"/>
      <style:paragraph-properties fo:text-align="start"/>
      <style:text-properties fo:font-size="18pt"/>
    </style:style>
    <style:style style:name="MP51" style:family="paragraph">
      <loext:graphic-properties draw:fill="solid" draw:fill-color="#a9a9a9" draw:opacity="51%"/>
      <style:paragraph-properties fo:text-align="start"/>
      <style:text-properties fo:font-size="18pt"/>
    </style:style>
    <style:style style:name="MP52" style:family="paragraph">
      <loext:graphic-properties draw:fill="solid" draw:fill-color="#aaaaaa" draw:opacity="51%"/>
      <style:paragraph-properties fo:text-align="start"/>
      <style:text-properties fo:font-size="18pt"/>
    </style:style>
    <style:style style:name="MP53" style:family="paragraph">
      <loext:graphic-properties draw:fill="solid" draw:fill-color="#ababab" draw:opacity="51%"/>
      <style:paragraph-properties fo:text-align="start"/>
      <style:text-properties fo:font-size="18pt"/>
    </style:style>
    <style:style style:name="MP54" style:family="paragraph">
      <loext:graphic-properties draw:fill="solid" draw:fill-color="#acacac" draw:opacity="51%"/>
      <style:paragraph-properties fo:text-align="start"/>
      <style:text-properties fo:font-size="18pt"/>
    </style:style>
    <style:style style:name="MP55" style:family="paragraph">
      <loext:graphic-properties draw:fill="solid" draw:fill-color="#adadad" draw:opacity="51%"/>
      <style:paragraph-properties fo:text-align="start"/>
      <style:text-properties fo:font-size="18pt"/>
    </style:style>
    <style:style style:name="MP56" style:family="paragraph">
      <loext:graphic-properties draw:fill="solid" draw:fill-color="#aeaeae" draw:opacity="51%"/>
      <style:paragraph-properties fo:text-align="start"/>
      <style:text-properties fo:font-size="18pt"/>
    </style:style>
    <style:style style:name="MP57" style:family="paragraph">
      <loext:graphic-properties draw:fill="solid" draw:fill-color="#afafaf" draw:opacity="51%"/>
      <style:paragraph-properties fo:text-align="start"/>
      <style:text-properties fo:font-size="18pt"/>
    </style:style>
    <style:style style:name="MP58" style:family="paragraph">
      <loext:graphic-properties draw:fill="solid" draw:fill-color="#b0b0b0" draw:opacity="51%"/>
      <style:paragraph-properties fo:text-align="start"/>
      <style:text-properties fo:font-size="18pt"/>
    </style:style>
    <style:style style:name="MP59" style:family="paragraph">
      <loext:graphic-properties draw:fill="solid" draw:fill-color="#b1b1b1" draw:opacity="51%"/>
      <style:paragraph-properties fo:text-align="start"/>
      <style:text-properties fo:font-size="18pt"/>
    </style:style>
    <style:style style:name="MP60" style:family="paragraph">
      <loext:graphic-properties draw:fill="solid" draw:fill-color="#b2b2b2" draw:opacity="51%"/>
      <style:paragraph-properties fo:text-align="start"/>
      <style:text-properties fo:font-size="18pt"/>
    </style:style>
    <style:style style:name="MP61" style:family="paragraph">
      <loext:graphic-properties draw:fill="solid" draw:fill-color="#b3b3b3" draw:opacity="51%"/>
      <style:paragraph-properties fo:text-align="start"/>
      <style:text-properties fo:font-size="18pt"/>
    </style:style>
    <style:style style:name="MP62" style:family="paragraph">
      <loext:graphic-properties draw:fill="solid" draw:fill-color="#b4b4b4" draw:opacity="51%"/>
      <style:paragraph-properties fo:text-align="start"/>
      <style:text-properties fo:font-size="18pt"/>
    </style:style>
    <style:style style:name="MP63" style:family="paragraph">
      <loext:graphic-properties draw:fill="solid" draw:fill-color="#b5b5b5" draw:opacity="51%"/>
      <style:paragraph-properties fo:text-align="start"/>
      <style:text-properties fo:font-size="18pt"/>
    </style:style>
    <style:style style:name="MP64" style:family="paragraph">
      <loext:graphic-properties draw:fill="solid" draw:fill-color="#b6b6b6" draw:opacity="51%"/>
      <style:paragraph-properties fo:text-align="start"/>
      <style:text-properties fo:font-size="18pt"/>
    </style:style>
    <style:style style:name="MP65" style:family="paragraph">
      <loext:graphic-properties draw:fill="solid" draw:fill-color="#b7b7b7" draw:opacity="51%"/>
      <style:paragraph-properties fo:text-align="start"/>
      <style:text-properties fo:font-size="18pt"/>
    </style:style>
    <style:style style:name="MP66" style:family="paragraph">
      <loext:graphic-properties draw:fill="solid" draw:fill-color="#b8b8b8" draw:opacity="51%"/>
      <style:paragraph-properties fo:text-align="start"/>
      <style:text-properties fo:font-size="18pt"/>
    </style:style>
    <style:style style:name="MP67" style:family="paragraph">
      <loext:graphic-properties draw:fill="solid" draw:fill-color="#b9b9b9" draw:opacity="51%"/>
      <style:paragraph-properties fo:text-align="start"/>
      <style:text-properties fo:font-size="18pt"/>
    </style:style>
    <style:style style:name="MP68" style:family="paragraph">
      <loext:graphic-properties draw:fill="solid" draw:fill-color="#bababa" draw:opacity="51%"/>
      <style:paragraph-properties fo:text-align="start"/>
      <style:text-properties fo:font-size="18pt"/>
    </style:style>
    <style:style style:name="MP69" style:family="paragraph">
      <loext:graphic-properties draw:fill="solid" draw:fill-color="#bbbbbb" draw:opacity="51%"/>
      <style:paragraph-properties fo:text-align="start"/>
      <style:text-properties fo:font-size="18pt"/>
    </style:style>
    <style:style style:name="MP70" style:family="paragraph">
      <loext:graphic-properties draw:fill="solid" draw:fill-color="#bcbcbc" draw:opacity="51%"/>
      <style:paragraph-properties fo:text-align="start"/>
      <style:text-properties fo:font-size="18pt"/>
    </style:style>
    <style:style style:name="MP71" style:family="paragraph">
      <loext:graphic-properties draw:fill="solid" draw:fill-color="#bdbdbd" draw:opacity="51%"/>
      <style:paragraph-properties fo:text-align="start"/>
      <style:text-properties fo:font-size="18pt"/>
    </style:style>
    <style:style style:name="MP72" style:family="paragraph">
      <loext:graphic-properties draw:fill="solid" draw:fill-color="#bebebe" draw:opacity="51%"/>
      <style:paragraph-properties fo:text-align="start"/>
      <style:text-properties fo:font-size="18pt"/>
    </style:style>
    <style:style style:name="MP73" style:family="paragraph">
      <loext:graphic-properties draw:fill="solid" draw:fill-color="#bfbfbf" draw:opacity="51%"/>
      <style:paragraph-properties fo:text-align="start"/>
      <style:text-properties fo:font-size="18pt"/>
    </style:style>
    <style:style style:name="MP74" style:family="paragraph">
      <loext:graphic-properties draw:fill="solid" draw:fill-color="#c0c0c0" draw:opacity="51%"/>
      <style:paragraph-properties fo:text-align="start"/>
      <style:text-properties fo:font-size="18pt"/>
    </style:style>
    <style:style style:name="MP75" style:family="paragraph">
      <loext:graphic-properties draw:fill="solid" draw:fill-color="#c1c1c1" draw:opacity="51%"/>
      <style:paragraph-properties fo:text-align="start"/>
      <style:text-properties fo:font-size="18pt"/>
    </style:style>
    <style:style style:name="MP76" style:family="paragraph">
      <loext:graphic-properties draw:fill="solid" draw:fill-color="#c2c2c2" draw:opacity="51%"/>
      <style:paragraph-properties fo:text-align="start"/>
      <style:text-properties fo:font-size="18pt"/>
    </style:style>
    <style:style style:name="MP77" style:family="paragraph">
      <loext:graphic-properties draw:fill="solid" draw:fill-color="#c3c3c3" draw:opacity="51%"/>
      <style:paragraph-properties fo:text-align="start"/>
      <style:text-properties fo:font-size="18pt"/>
    </style:style>
    <style:style style:name="MP78" style:family="paragraph">
      <loext:graphic-properties draw:fill="solid" draw:fill-color="#c4c4c4" draw:opacity="51%"/>
      <style:paragraph-properties fo:text-align="start"/>
      <style:text-properties fo:font-size="18pt"/>
    </style:style>
    <style:style style:name="MP79" style:family="paragraph">
      <loext:graphic-properties draw:fill="solid" draw:fill-color="#c5c5c5" draw:opacity="51%"/>
      <style:paragraph-properties fo:text-align="start"/>
      <style:text-properties fo:font-size="18pt"/>
    </style:style>
    <style:style style:name="MP80" style:family="paragraph">
      <loext:graphic-properties draw:fill="solid" draw:fill-color="#c6c6c6" draw:opacity="51%"/>
      <style:paragraph-properties fo:text-align="start"/>
      <style:text-properties fo:font-size="18pt"/>
    </style:style>
    <style:style style:name="MP81" style:family="paragraph">
      <loext:graphic-properties draw:fill="solid" draw:fill-color="#c7c7c7" draw:opacity="51%"/>
      <style:paragraph-properties fo:text-align="start"/>
      <style:text-properties fo:font-size="18pt"/>
    </style:style>
    <style:style style:name="MP82" style:family="paragraph">
      <loext:graphic-properties draw:fill="solid" draw:fill-color="#c8c8c8" draw:opacity="51%"/>
      <style:paragraph-properties fo:text-align="start"/>
      <style:text-properties fo:font-size="18pt"/>
    </style:style>
    <style:style style:name="MP83" style:family="paragraph">
      <loext:graphic-properties draw:fill="solid" draw:fill-color="#c9c9c9" draw:opacity="51%"/>
      <style:paragraph-properties fo:text-align="start"/>
      <style:text-properties fo:font-size="18pt"/>
    </style:style>
    <style:style style:name="MP84" style:family="paragraph">
      <loext:graphic-properties draw:fill="solid" draw:fill-color="#cacaca" draw:opacity="51%"/>
      <style:paragraph-properties fo:text-align="start"/>
      <style:text-properties fo:font-size="18pt"/>
    </style:style>
    <style:style style:name="MP85" style:family="paragraph">
      <loext:graphic-properties draw:fill="solid" draw:fill-color="#cccccc" draw:opacity="51%"/>
      <style:paragraph-properties fo:text-align="start"/>
      <style:text-properties fo:font-size="18pt"/>
    </style:style>
    <style:style style:name="MP86" style:family="paragraph">
      <loext:graphic-properties draw:fill="solid" draw:fill-color="#cdcdcd" draw:opacity="51%"/>
      <style:paragraph-properties fo:text-align="start"/>
      <style:text-properties fo:font-size="18pt"/>
    </style:style>
    <style:style style:name="MP87" style:family="paragraph">
      <loext:graphic-properties draw:fill="solid" draw:fill-color="#cecece" draw:opacity="51%"/>
      <style:paragraph-properties fo:text-align="start"/>
      <style:text-properties fo:font-size="18pt"/>
    </style:style>
    <style:style style:name="MP88" style:family="paragraph">
      <loext:graphic-properties draw:fill="solid" draw:fill-color="#cfcfcf" draw:opacity="51%"/>
      <style:paragraph-properties fo:text-align="start"/>
      <style:text-properties fo:font-size="18pt"/>
    </style:style>
    <style:style style:name="MP89" style:family="paragraph">
      <loext:graphic-properties draw:fill="solid" draw:fill-color="#d0d0d0" draw:opacity="51%"/>
      <style:paragraph-properties fo:text-align="start"/>
      <style:text-properties fo:font-size="18pt"/>
    </style:style>
    <style:style style:name="MP90" style:family="paragraph">
      <loext:graphic-properties draw:fill="solid" draw:fill-color="#d1d1d1" draw:opacity="51%"/>
      <style:paragraph-properties fo:text-align="start"/>
      <style:text-properties fo:font-size="18pt"/>
    </style:style>
    <style:style style:name="MP91" style:family="paragraph">
      <loext:graphic-properties draw:fill="solid" draw:fill-color="#d2d2d2" draw:opacity="51%"/>
      <style:paragraph-properties fo:text-align="start"/>
      <style:text-properties fo:font-size="18pt"/>
    </style:style>
    <style:style style:name="MP92" style:family="paragraph">
      <loext:graphic-properties draw:fill="solid" draw:fill-color="#d3d3d3" draw:opacity="51%"/>
      <style:paragraph-properties fo:text-align="start"/>
      <style:text-properties fo:font-size="18pt"/>
    </style:style>
    <style:style style:name="MP93" style:family="paragraph">
      <loext:graphic-properties draw:fill="solid" draw:fill-color="#d4d4d4" draw:opacity="51%"/>
      <style:paragraph-properties fo:text-align="start"/>
      <style:text-properties fo:font-size="18pt"/>
    </style:style>
    <style:style style:name="MP94" style:family="paragraph">
      <loext:graphic-properties draw:fill="solid" draw:fill-color="#d5d5d5" draw:opacity="51%"/>
      <style:paragraph-properties fo:text-align="start"/>
      <style:text-properties fo:font-size="18pt"/>
    </style:style>
    <style:style style:name="MP95" style:family="paragraph">
      <loext:graphic-properties draw:fill="solid" draw:fill-color="#d6d6d6" draw:opacity="51%"/>
      <style:paragraph-properties fo:text-align="start"/>
      <style:text-properties fo:font-size="18pt"/>
    </style:style>
    <style:style style:name="MP96" style:family="paragraph">
      <loext:graphic-properties draw:fill="solid" draw:fill-color="#d7d7d7" draw:opacity="51%"/>
      <style:paragraph-properties fo:text-align="start"/>
      <style:text-properties fo:font-size="18pt"/>
    </style:style>
    <style:style style:name="MP97" style:family="paragraph">
      <loext:graphic-properties draw:fill="solid" draw:fill-color="#d8d8d8" draw:opacity="51%"/>
      <style:paragraph-properties fo:text-align="start"/>
      <style:text-properties fo:font-size="18pt"/>
    </style:style>
    <style:style style:name="MP98" style:family="paragraph">
      <loext:graphic-properties draw:fill="solid" draw:fill-color="#d9d9d9" draw:opacity="51%"/>
      <style:paragraph-properties fo:text-align="start"/>
      <style:text-properties fo:font-size="18pt"/>
    </style:style>
    <style:style style:name="MP99" style:family="paragraph">
      <loext:graphic-properties draw:fill="solid" draw:fill-color="#dadada" draw:opacity="51%"/>
      <style:paragraph-properties fo:text-align="start"/>
      <style:text-properties fo:font-size="18pt"/>
    </style:style>
    <style:style style:name="MP100" style:family="paragraph">
      <loext:graphic-properties draw:fill="solid" draw:fill-color="#dbdbdb" draw:opacity="51%"/>
      <style:paragraph-properties fo:text-align="start"/>
      <style:text-properties fo:font-size="18pt"/>
    </style:style>
    <style:style style:name="MP101" style:family="paragraph">
      <loext:graphic-properties draw:fill="solid" draw:fill-color="#dcdcdc" draw:opacity="51%"/>
      <style:paragraph-properties fo:text-align="start"/>
      <style:text-properties fo:font-size="18pt"/>
    </style:style>
    <style:style style:name="MP102" style:family="paragraph">
      <loext:graphic-properties draw:fill="solid" draw:fill-color="#dddddd" draw:opacity="51%"/>
      <style:paragraph-properties fo:text-align="start"/>
      <style:text-properties fo:font-size="18pt"/>
    </style:style>
    <style:style style:name="MP103" style:family="paragraph">
      <loext:graphic-properties draw:fill="solid" draw:fill-color="#dedede" draw:opacity="51%"/>
      <style:paragraph-properties fo:text-align="start"/>
      <style:text-properties fo:font-size="18pt"/>
    </style:style>
    <style:style style:name="MP104" style:family="paragraph">
      <loext:graphic-properties draw:fill="solid" draw:fill-color="#dfdfdf" draw:opacity="51%"/>
      <style:paragraph-properties fo:text-align="start"/>
      <style:text-properties fo:font-size="18pt"/>
    </style:style>
    <style:style style:name="MP105" style:family="paragraph">
      <loext:graphic-properties draw:fill="solid" draw:fill-color="#e0e0e0" draw:opacity="51%"/>
      <style:paragraph-properties fo:text-align="start"/>
      <style:text-properties fo:font-size="18pt"/>
    </style:style>
    <style:style style:name="MP106" style:family="paragraph">
      <loext:graphic-properties draw:fill="solid" draw:fill-color="#e1e1e1" draw:opacity="51%"/>
      <style:paragraph-properties fo:text-align="start"/>
      <style:text-properties fo:font-size="18pt"/>
    </style:style>
    <style:style style:name="MP107" style:family="paragraph">
      <loext:graphic-properties draw:fill="solid" draw:fill-color="#e2e2e2" draw:opacity="51%"/>
      <style:paragraph-properties fo:text-align="start"/>
      <style:text-properties fo:font-size="18pt"/>
    </style:style>
    <style:style style:name="MP108" style:family="paragraph">
      <loext:graphic-properties draw:fill="solid" draw:fill-color="#e3e3e3" draw:opacity="51%"/>
      <style:paragraph-properties fo:text-align="start"/>
      <style:text-properties fo:font-size="18pt"/>
    </style:style>
    <style:style style:name="MP109" style:family="paragraph">
      <loext:graphic-properties draw:fill="solid" draw:fill-color="#e4e4e4" draw:opacity="51%"/>
      <style:paragraph-properties fo:text-align="start"/>
      <style:text-properties fo:font-size="18pt"/>
    </style:style>
    <style:style style:name="MP110" style:family="paragraph">
      <loext:graphic-properties draw:fill="solid" draw:fill-color="#e5e5e5" draw:opacity="51%"/>
      <style:paragraph-properties fo:text-align="start"/>
      <style:text-properties fo:font-size="18pt"/>
    </style:style>
    <style:style style:name="MP111" style:family="paragraph">
      <loext:graphic-properties draw:fill="solid" draw:fill-color="#e6e6e6" draw:opacity="51%"/>
      <style:paragraph-properties fo:text-align="start"/>
      <style:text-properties fo:font-size="18pt"/>
    </style:style>
    <style:style style:name="MP112" style:family="paragraph">
      <loext:graphic-properties draw:fill="solid" draw:fill-color="#e7e7e7" draw:opacity="51%"/>
      <style:paragraph-properties fo:text-align="start"/>
      <style:text-properties fo:font-size="18pt"/>
    </style:style>
    <style:style style:name="MP113" style:family="paragraph">
      <loext:graphic-properties draw:fill="solid" draw:fill-color="#e8e8e8" draw:opacity="51%"/>
      <style:paragraph-properties fo:text-align="start"/>
      <style:text-properties fo:font-size="18pt"/>
    </style:style>
    <style:style style:name="MP114" style:family="paragraph">
      <loext:graphic-properties draw:fill="solid" draw:fill-color="#e9e9e9" draw:opacity="51%"/>
      <style:paragraph-properties fo:text-align="start"/>
      <style:text-properties fo:font-size="18pt"/>
    </style:style>
    <style:style style:name="MP115" style:family="paragraph">
      <loext:graphic-properties draw:fill="solid" draw:fill-color="#eaeaea" draw:opacity="51%"/>
      <style:paragraph-properties fo:text-align="start"/>
      <style:text-properties fo:font-size="18pt"/>
    </style:style>
    <style:style style:name="MP116" style:family="paragraph">
      <loext:graphic-properties draw:fill="solid" draw:fill-color="#ebebeb" draw:opacity="51%"/>
      <style:paragraph-properties fo:text-align="start"/>
      <style:text-properties fo:font-size="18pt"/>
    </style:style>
    <style:style style:name="MP117" style:family="paragraph">
      <loext:graphic-properties draw:fill="solid" draw:fill-color="#ececec" draw:opacity="51%"/>
      <style:paragraph-properties fo:text-align="start"/>
      <style:text-properties fo:font-size="18pt"/>
    </style:style>
    <style:style style:name="MP118" style:family="paragraph">
      <loext:graphic-properties draw:fill="solid" draw:fill-color="#ededed" draw:opacity="51%"/>
      <style:paragraph-properties fo:text-align="start"/>
      <style:text-properties fo:font-size="18pt"/>
    </style:style>
    <style:style style:name="MP119" style:family="paragraph">
      <loext:graphic-properties draw:fill="solid" draw:fill-color="#eeeeee" draw:opacity="51%"/>
      <style:paragraph-properties fo:text-align="start"/>
      <style:text-properties fo:font-size="18pt"/>
    </style:style>
    <style:style style:name="MP120" style:family="paragraph">
      <loext:graphic-properties draw:fill="solid" draw:fill-color="#efefef" draw:opacity="51%"/>
      <style:paragraph-properties fo:text-align="start"/>
      <style:text-properties fo:font-size="18pt"/>
    </style:style>
    <style:style style:name="MP121" style:family="paragraph">
      <loext:graphic-properties draw:fill="solid" draw:fill-color="#f0f0f0" draw:opacity="51%"/>
      <style:paragraph-properties fo:text-align="start"/>
      <style:text-properties fo:font-size="18pt"/>
    </style:style>
    <style:style style:name="MP122" style:family="paragraph">
      <loext:graphic-properties draw:fill="solid" draw:fill-color="#f1f1f1" draw:opacity="51%"/>
      <style:paragraph-properties fo:text-align="start"/>
      <style:text-properties fo:font-size="18pt"/>
    </style:style>
    <style:style style:name="MP123" style:family="paragraph">
      <loext:graphic-properties draw:fill="solid" draw:fill-color="#f2f2f2" draw:opacity="51%"/>
      <style:paragraph-properties fo:text-align="start"/>
      <style:text-properties fo:font-size="18pt"/>
    </style:style>
    <style:style style:name="MP124" style:family="paragraph">
      <loext:graphic-properties draw:fill="solid" draw:fill-color="#f3f3f3" draw:opacity="51%"/>
      <style:paragraph-properties fo:text-align="start"/>
      <style:text-properties fo:font-size="18pt"/>
    </style:style>
    <style:style style:name="MP125" style:family="paragraph">
      <loext:graphic-properties draw:fill="solid" draw:fill-color="#f4f4f4" draw:opacity="51%"/>
      <style:paragraph-properties fo:text-align="start"/>
      <style:text-properties fo:font-size="18pt"/>
    </style:style>
    <style:style style:name="MP126" style:family="paragraph">
      <loext:graphic-properties draw:fill="solid" draw:fill-color="#f5f5f5" draw:opacity="51%"/>
      <style:paragraph-properties fo:text-align="start"/>
      <style:text-properties fo:font-size="18pt"/>
    </style:style>
    <style:style style:name="MP127" style:family="paragraph">
      <loext:graphic-properties draw:fill="solid" draw:fill-color="#f6f6f6" draw:opacity="51%"/>
      <style:paragraph-properties fo:text-align="start"/>
      <style:text-properties fo:font-size="18pt"/>
    </style:style>
    <style:style style:name="MP128" style:family="paragraph">
      <loext:graphic-properties draw:fill="solid" draw:fill-color="#f7f7f7" draw:opacity="51%"/>
      <style:paragraph-properties fo:text-align="start"/>
      <style:text-properties fo:font-size="18pt"/>
    </style:style>
    <style:style style:name="MP129" style:family="paragraph">
      <loext:graphic-properties draw:fill="solid" draw:fill-color="#f8f8f8" draw:opacity="51%"/>
      <style:paragraph-properties fo:text-align="start"/>
      <style:text-properties fo:font-size="18pt"/>
    </style:style>
    <style:style style:name="MP130" style:family="paragraph">
      <loext:graphic-properties draw:fill="solid" draw:fill-color="#f9f9f9" draw:opacity="51%"/>
      <style:paragraph-properties fo:text-align="start"/>
      <style:text-properties fo:font-size="18pt"/>
    </style:style>
    <style:style style:name="MP131" style:family="paragraph">
      <loext:graphic-properties draw:fill="solid" draw:fill-color="#fafafa" draw:opacity="51%"/>
      <style:paragraph-properties fo:text-align="start"/>
      <style:text-properties fo:font-size="18pt"/>
    </style:style>
    <style:style style:name="MP132" style:family="paragraph">
      <loext:graphic-properties draw:fill="solid" draw:fill-color="#fbfbfb" draw:opacity="51%"/>
      <style:paragraph-properties fo:text-align="start"/>
      <style:text-properties fo:font-size="18pt"/>
    </style:style>
    <style:style style:name="MP133" style:family="paragraph">
      <loext:graphic-properties draw:fill="solid" draw:fill-color="#fcfcfc" draw:opacity="51%"/>
      <style:paragraph-properties fo:text-align="start"/>
      <style:text-properties fo:font-size="18pt"/>
    </style:style>
    <style:style style:name="MP134" style:family="paragraph">
      <loext:graphic-properties draw:fill="bitmap" draw:fill-image-name="msFillBitmap_20_41" style:repeat="stretch"/>
      <style:paragraph-properties fo:text-align="start"/>
      <style:text-properties fo:font-size="18pt"/>
    </style:style>
    <style:style style:name="MP135" style:family="paragraph">
      <loext:graphic-properties draw:fill="bitmap" draw:fill-image-name="msFillBitmap_20_42" style:repeat="stretch"/>
      <style:paragraph-properties fo:text-align="start"/>
      <style:text-properties fo:font-size="18pt"/>
    </style:style>
    <style:style style:name="MP136" style:family="paragraph">
      <loext:graphic-properties draw:fill="bitmap" draw:fill-image-name="msFillBitmap_20_43" style:repeat="stretch"/>
      <style:paragraph-properties fo:text-align="start"/>
      <style:text-properties fo:font-size="18pt"/>
    </style:style>
    <style:style style:name="MP137" style:family="paragraph">
      <loext:graphic-properties draw:fill="bitmap" draw:fill-image-name="msFillBitmap_20_44" style:repeat="stretch"/>
      <style:paragraph-properties fo:text-align="start"/>
      <style:text-properties fo:font-size="18pt"/>
    </style:style>
    <style:style style:name="MP138" style:family="paragraph">
      <loext:graphic-properties draw:fill="bitmap" draw:fill-image-name="msFillBitmap_20_45" style:repeat="stretch"/>
      <style:paragraph-properties fo:text-align="start"/>
      <style:text-properties fo:font-size="18pt"/>
    </style:style>
    <style:style style:name="MP139" style:family="paragraph">
      <loext:graphic-properties draw:fill="bitmap" draw:fill-image-name="msFillBitmap_20_46" style:repeat="stretch"/>
      <style:paragraph-properties fo:text-align="start"/>
      <style:text-properties fo:font-size="18pt"/>
    </style:style>
    <style:style style:name="MP140" style:family="paragraph">
      <loext:graphic-properties draw:fill="bitmap" draw:fill-image-name="msFillBitmap_20_47" style:repeat="stretch"/>
      <style:paragraph-properties fo:text-align="start"/>
      <style:text-properties fo:font-size="18pt"/>
    </style:style>
    <style:style style:name="MP141" style:family="paragraph">
      <loext:graphic-properties draw:fill="bitmap" draw:fill-image-name="msFillBitmap_20_48" style:repeat="stretch"/>
      <style:paragraph-properties fo:text-align="start"/>
      <style:text-properties fo:font-size="18pt"/>
    </style:style>
    <style:style style:name="MP142" style:family="paragraph">
      <loext:graphic-properties draw:fill="bitmap" draw:fill-image-name="msFillBitmap_20_49" style:repeat="stretch"/>
      <style:paragraph-properties fo:text-align="start"/>
      <style:text-properties fo:font-size="18pt"/>
    </style:style>
    <style:style style:name="MP143" style:family="paragraph">
      <loext:graphic-properties draw:fill="bitmap" draw:fill-image-name="msFillBitmap_20_50" style:repeat="stretch"/>
      <style:paragraph-properties fo:text-align="start"/>
      <style:text-properties fo:font-size="18pt"/>
    </style:style>
    <style:style style:name="MP144" style:family="paragraph">
      <loext:graphic-properties draw:fill="bitmap" draw:fill-image-name="msFillBitmap_20_51" style:repeat="stretch"/>
      <style:paragraph-properties fo:text-align="start"/>
      <style:text-properties fo:font-size="18pt"/>
    </style:style>
    <style:style style:name="MP145" style:family="paragraph">
      <style:text-properties fo:font-size="14pt"/>
    </style:style>
    <style:style style:name="MP146" style:family="paragraph">
      <loext:graphic-properties draw:fill="none" draw:fill-color="#ffffff"/>
      <style:text-properties fo:font-size="14pt"/>
    </style:style>
    <style:style style:name="MP147" style:family="paragraph">
      <style:paragraph-properties fo:text-align="center"/>
      <style:text-properties fo:font-size="14pt"/>
    </style:style>
    <style:style style:name="MP148" style:family="paragraph">
      <loext:graphic-properties draw:fill="none" draw:fill-color="#ffffff"/>
      <style:paragraph-properties fo:text-align="center"/>
      <style:text-properties fo:font-size="14pt"/>
    </style:style>
    <style:style style:name="MP149" style:family="paragraph">
      <style:paragraph-properties fo:text-align="end"/>
      <style:text-properties fo:font-size="14pt"/>
    </style:style>
    <style:style style:name="MP150" style:family="paragraph">
      <loext:graphic-properties draw:fill="none" draw:fill-color="#ffffff"/>
      <style:paragraph-properties fo:text-align="end"/>
      <style:text-properties fo:font-size="14pt"/>
    </style:style>
    <style:style style:name="MP151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5" draw:layer="backgroundobjects" svg:width="25.666cm" svg:height="14.355cm" svg:x="-0.09cm" svg:y="0cm">
        <draw:image xlink:href="Pictures/100006E80000634100004A4C58D45B9BA5612718.emf" xlink:type="simple" xlink:show="embed" xlink:actuate="onLoad">
          <text:p/>
        </draw:image>
        <draw:image xlink:href="Pictures/100002010000033100000264A56CC42B2F5D2BEF.png" xlink:type="simple" xlink:show="embed" xlink:actuate="onLoad"/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4" draw:text-style-name="MP6" draw:layer="backgroundobjects" drawooo:display="printer" svg:width="8.956cm" svg:height="9.114cm" svg:x="16.441cm" svg:y="5.1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drawooo:display="printer" svg:width="1.599cm" svg:height="1.535cm" svg:x="23.283cm" svg:y="0.5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0.128cm" svg:height="3.176cm" svg:x="0.635cm" svg:y="3.965cm">
        <text:p/>
        <draw:enhanced-geometry draw:mirror-horizontal="false" draw:mirror-vertical="false" drawooo:sub-view-size="46989 1144270" draw:text-areas="0 0 ?f0 ?f1" svg:viewBox="0 0 0 0" draw:type="ooxml-non-primitive" draw:enhanced-path="M 0 1144270 L 46989 1144270 46989 0 0 0 0 1144270 Z N">
          <draw:equation draw:name="f0" draw:formula="logwidth"/>
          <draw:equation draw:name="f1" draw:formula="logheight"/>
        </draw:enhanced-geometry>
      </draw:custom-shape>
      <draw:custom-shape draw:name="CustomShape 4" draw:style-name="Mgr6" draw:text-style-name="MP8" draw:layer="backgroundobjects" svg:width="0.135cm" svg:height="3.176cm" svg:x="0.766cm" svg:y="3.965cm">
        <text:p/>
        <draw:enhanced-geometry draw:mirror-horizontal="false" draw:mirror-vertical="false" drawooo:sub-view-size="49529 1144270" draw:text-areas="0 0 ?f0 ?f1" svg:viewBox="0 0 0 0" draw:type="ooxml-non-primitive" draw:enhanced-path="M 0 1144270 L 49530 1144270 49530 0 0 0 0 1144270 Z N">
          <draw:equation draw:name="f0" draw:formula="logwidth"/>
          <draw:equation draw:name="f1" draw:formula="logheight"/>
        </draw:enhanced-geometry>
      </draw:custom-shape>
      <draw:custom-shape draw:name="CustomShape 5" draw:style-name="Mgr7" draw:text-style-name="MP9" draw:layer="backgroundobjects" svg:width="0.131cm" svg:height="3.176cm" svg:x="0.903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6" draw:style-name="Mgr8" draw:text-style-name="MP10" draw:layer="backgroundobjects" svg:width="0.131cm" svg:height="3.176cm" svg:x="1.037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7" draw:style-name="Mgr9" draw:text-style-name="MP11" draw:layer="backgroundobjects" svg:width="0.131cm" svg:height="3.176cm" svg:x="1.171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8" draw:style-name="Mgr10" draw:text-style-name="MP12" draw:layer="backgroundobjects" svg:width="0.131cm" svg:height="3.176cm" svg:x="1.305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9" draw:style-name="Mgr11" draw:text-style-name="MP13" draw:layer="backgroundobjects" svg:width="0.131cm" svg:height="3.176cm" svg:x="1.439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10" draw:style-name="Mgr12" draw:text-style-name="MP14" draw:layer="backgroundobjects" svg:width="0.131cm" svg:height="3.176cm" svg:x="1.573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1" draw:style-name="Mgr13" draw:text-style-name="MP15" draw:layer="backgroundobjects" svg:width="0.135cm" svg:height="3.176cm" svg:x="1.707cm" svg:y="3.965cm">
        <text:p/>
        <draw:enhanced-geometry draw:mirror-horizontal="false" draw:mirror-vertical="false" drawooo:sub-view-size="49529 1144270" draw:text-areas="0 0 ?f0 ?f1" svg:viewBox="0 0 0 0" draw:type="ooxml-non-primitive" draw:enhanced-path="M 0 1144270 L 49530 1144270 49530 0 0 0 0 1144270 Z N">
          <draw:equation draw:name="f0" draw:formula="logwidth"/>
          <draw:equation draw:name="f1" draw:formula="logheight"/>
        </draw:enhanced-geometry>
      </draw:custom-shape>
      <draw:custom-shape draw:name="CustomShape 12" draw:style-name="Mgr14" draw:text-style-name="MP16" draw:layer="backgroundobjects" svg:width="0.131cm" svg:height="3.176cm" svg:x="1.845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13" draw:style-name="Mgr15" draw:text-style-name="MP17" draw:layer="backgroundobjects" svg:width="0.131cm" svg:height="3.176cm" svg:x="1.979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4" draw:style-name="Mgr16" draw:text-style-name="MP18" draw:layer="backgroundobjects" svg:width="0.131cm" svg:height="3.176cm" svg:x="2.113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15" draw:style-name="Mgr17" draw:text-style-name="MP19" draw:layer="backgroundobjects" svg:width="0.131cm" svg:height="3.176cm" svg:x="2.247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6" draw:style-name="Mgr18" draw:text-style-name="MP20" draw:layer="backgroundobjects" svg:width="0.131cm" svg:height="3.176cm" svg:x="2.381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17" draw:style-name="Mgr19" draw:text-style-name="MP21" draw:layer="backgroundobjects" svg:width="0.131cm" svg:height="3.176cm" svg:x="2.515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8" draw:style-name="Mgr20" draw:text-style-name="MP22" draw:layer="backgroundobjects" svg:width="0.135cm" svg:height="3.176cm" svg:x="2.649cm" svg:y="3.965cm">
        <text:p/>
        <draw:enhanced-geometry draw:mirror-horizontal="false" draw:mirror-vertical="false" drawooo:sub-view-size="49530 1144270" draw:text-areas="0 0 ?f0 ?f1" svg:viewBox="0 0 0 0" draw:type="ooxml-non-primitive" draw:enhanced-path="M 0 1144270 L 49530 1144270 49530 0 0 0 0 1144270 Z N">
          <draw:equation draw:name="f0" draw:formula="logwidth"/>
          <draw:equation draw:name="f1" draw:formula="logheight"/>
        </draw:enhanced-geometry>
      </draw:custom-shape>
      <draw:custom-shape draw:name="CustomShape 19" draw:style-name="Mgr21" draw:text-style-name="MP23" draw:layer="backgroundobjects" svg:width="0.131cm" svg:height="3.176cm" svg:x="2.787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20" draw:style-name="Mgr22" draw:text-style-name="MP24" draw:layer="backgroundobjects" svg:width="0.131cm" svg:height="3.176cm" svg:x="2.921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21" draw:style-name="Mgr23" draw:text-style-name="MP25" draw:layer="backgroundobjects" svg:width="0.131cm" svg:height="3.176cm" svg:x="3.055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22" draw:style-name="Mgr24" draw:text-style-name="MP26" draw:layer="backgroundobjects" svg:width="0.131cm" svg:height="3.176cm" svg:x="3.189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23" draw:style-name="Mgr25" draw:text-style-name="MP27" draw:layer="backgroundobjects" svg:width="0.135cm" svg:height="3.176cm" svg:x="3.323cm" svg:y="3.965cm">
        <text:p/>
        <draw:enhanced-geometry draw:mirror-horizontal="false" draw:mirror-vertical="false" drawooo:sub-view-size="49530 1144270" draw:text-areas="0 0 ?f0 ?f1" svg:viewBox="0 0 0 0" draw:type="ooxml-non-primitive" draw:enhanced-path="M 0 1144270 L 49529 1144270 49529 0 0 0 0 1144270 Z N">
          <draw:equation draw:name="f0" draw:formula="logwidth"/>
          <draw:equation draw:name="f1" draw:formula="logheight"/>
        </draw:enhanced-geometry>
      </draw:custom-shape>
      <draw:custom-shape draw:name="CustomShape 24" draw:style-name="Mgr26" draw:text-style-name="MP28" draw:layer="backgroundobjects" svg:width="0.128cm" svg:height="3.176cm" svg:x="3.461cm" svg:y="3.965cm">
        <text:p/>
        <draw:enhanced-geometry draw:mirror-horizontal="false" draw:mirror-vertical="false" drawooo:sub-view-size="46990 1144270" draw:text-areas="0 0 ?f0 ?f1" svg:viewBox="0 0 0 0" draw:type="ooxml-non-primitive" draw:enhanced-path="M 0 1144270 L 46990 1144270 46990 0 0 0 0 1144270 Z N">
          <draw:equation draw:name="f0" draw:formula="logwidth"/>
          <draw:equation draw:name="f1" draw:formula="logheight"/>
        </draw:enhanced-geometry>
      </draw:custom-shape>
      <draw:custom-shape draw:name="CustomShape 25" draw:style-name="Mgr27" draw:text-style-name="MP29" draw:layer="backgroundobjects" svg:width="0.135cm" svg:height="3.176cm" svg:x="3.591cm" svg:y="3.965cm">
        <text:p/>
        <draw:enhanced-geometry draw:mirror-horizontal="false" draw:mirror-vertical="false" drawooo:sub-view-size="49530 1144270" draw:text-areas="0 0 ?f0 ?f1" svg:viewBox="0 0 0 0" draw:type="ooxml-non-primitive" draw:enhanced-path="M 0 1144270 L 49529 1144270 49529 0 0 0 0 1144270 Z N">
          <draw:equation draw:name="f0" draw:formula="logwidth"/>
          <draw:equation draw:name="f1" draw:formula="logheight"/>
        </draw:enhanced-geometry>
      </draw:custom-shape>
      <draw:custom-shape draw:name="CustomShape 26" draw:style-name="Mgr28" draw:text-style-name="MP30" draw:layer="backgroundobjects" svg:width="0.131cm" svg:height="3.176cm" svg:x="3.729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27" draw:style-name="Mgr29" draw:text-style-name="MP31" draw:layer="backgroundobjects" svg:width="0.131cm" svg:height="3.176cm" svg:x="3.863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28" draw:style-name="Mgr30" draw:text-style-name="MP32" draw:layer="backgroundobjects" svg:width="0.131cm" svg:height="3.176cm" svg:x="3.997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29" draw:style-name="Mgr31" draw:text-style-name="MP33" draw:layer="backgroundobjects" svg:width="0.131cm" svg:height="3.176cm" svg:x="4.131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30" draw:style-name="Mgr32" draw:text-style-name="MP34" draw:layer="backgroundobjects" svg:width="0.131cm" svg:height="3.176cm" svg:x="4.265cm" svg:y="3.965cm">
        <text:p/>
        <draw:enhanced-geometry draw:mirror-horizontal="false" draw:mirror-vertical="false" drawooo:sub-view-size="48259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31" draw:style-name="Mgr33" draw:text-style-name="MP35" draw:layer="backgroundobjects" svg:width="0.135cm" svg:height="3.176cm" svg:x="4.399cm" svg:y="3.965cm">
        <text:p/>
        <draw:enhanced-geometry draw:mirror-horizontal="false" draw:mirror-vertical="false" drawooo:sub-view-size="49530 1144270" draw:text-areas="0 0 ?f0 ?f1" svg:viewBox="0 0 0 0" draw:type="ooxml-non-primitive" draw:enhanced-path="M 0 1144270 L 49529 1144270 49529 0 0 0 0 1144270 Z N">
          <draw:equation draw:name="f0" draw:formula="logwidth"/>
          <draw:equation draw:name="f1" draw:formula="logheight"/>
        </draw:enhanced-geometry>
      </draw:custom-shape>
      <draw:custom-shape draw:name="CustomShape 32" draw:style-name="Mgr33" draw:text-style-name="MP35" draw:layer="backgroundobjects" svg:width="0.128cm" svg:height="3.176cm" svg:x="4.537cm" svg:y="3.965cm">
        <text:p/>
        <draw:enhanced-geometry draw:mirror-horizontal="false" draw:mirror-vertical="false" drawooo:sub-view-size="46989 1144270" draw:text-areas="0 0 ?f0 ?f1" svg:viewBox="0 0 0 0" draw:type="ooxml-non-primitive" draw:enhanced-path="M 0 1144270 L 46990 1144270 46990 0 0 0 0 1144270 Z N">
          <draw:equation draw:name="f0" draw:formula="logwidth"/>
          <draw:equation draw:name="f1" draw:formula="logheight"/>
        </draw:enhanced-geometry>
      </draw:custom-shape>
      <draw:custom-shape draw:name="CustomShape 33" draw:style-name="Mgr34" draw:text-style-name="MP36" draw:layer="backgroundobjects" svg:width="0.135cm" svg:height="3.176cm" svg:x="4.667cm" svg:y="3.965cm">
        <text:p/>
        <draw:enhanced-geometry draw:mirror-horizontal="false" draw:mirror-vertical="false" drawooo:sub-view-size="49530 1144270" draw:text-areas="0 0 ?f0 ?f1" svg:viewBox="0 0 0 0" draw:type="ooxml-non-primitive" draw:enhanced-path="M 0 1144270 L 49529 1144270 49529 0 0 0 0 1144270 Z N">
          <draw:equation draw:name="f0" draw:formula="logwidth"/>
          <draw:equation draw:name="f1" draw:formula="logheight"/>
        </draw:enhanced-geometry>
      </draw:custom-shape>
      <draw:custom-shape draw:name="CustomShape 34" draw:style-name="Mgr35" draw:text-style-name="MP37" draw:layer="backgroundobjects" svg:width="0.131cm" svg:height="3.176cm" svg:x="4.805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35" draw:style-name="Mgr36" draw:text-style-name="MP38" draw:layer="backgroundobjects" svg:width="0.131cm" svg:height="3.176cm" svg:x="4.939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36" draw:style-name="Mgr37" draw:text-style-name="MP39" draw:layer="backgroundobjects" svg:width="0.131cm" svg:height="3.176cm" svg:x="5.073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37" draw:style-name="Mgr38" draw:text-style-name="MP40" draw:layer="backgroundobjects" svg:width="0.131cm" svg:height="3.176cm" svg:x="5.207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38" draw:style-name="Mgr39" draw:text-style-name="MP41" draw:layer="backgroundobjects" svg:width="0.135cm" svg:height="3.176cm" svg:x="5.341cm" svg:y="3.965cm">
        <text:p/>
        <draw:enhanced-geometry draw:mirror-horizontal="false" draw:mirror-vertical="false" drawooo:sub-view-size="49530 1144270" draw:text-areas="0 0 ?f0 ?f1" svg:viewBox="0 0 0 0" draw:type="ooxml-non-primitive" draw:enhanced-path="M 0 1144270 L 49529 1144270 49529 0 0 0 0 1144270 Z N">
          <draw:equation draw:name="f0" draw:formula="logwidth"/>
          <draw:equation draw:name="f1" draw:formula="logheight"/>
        </draw:enhanced-geometry>
      </draw:custom-shape>
      <draw:custom-shape draw:name="CustomShape 39" draw:style-name="Mgr40" draw:text-style-name="MP42" draw:layer="backgroundobjects" svg:width="0.131cm" svg:height="3.176cm" svg:x="5.479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40" draw:style-name="Mgr41" draw:text-style-name="MP43" draw:layer="backgroundobjects" svg:width="0.131cm" svg:height="3.176cm" svg:x="5.613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41" draw:style-name="Mgr42" draw:text-style-name="MP44" draw:layer="backgroundobjects" svg:width="0.131cm" svg:height="3.176cm" svg:x="5.747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42" draw:style-name="Mgr43" draw:text-style-name="MP45" draw:layer="backgroundobjects" svg:width="0.131cm" svg:height="3.176cm" svg:x="5.881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43" draw:style-name="Mgr44" draw:text-style-name="MP46" draw:layer="backgroundobjects" svg:width="0.131cm" svg:height="3.176cm" svg:x="6.015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44" draw:style-name="Mgr45" draw:text-style-name="MP47" draw:layer="backgroundobjects" svg:width="0.131cm" svg:height="3.176cm" svg:x="6.149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45" draw:style-name="Mgr46" draw:text-style-name="MP48" draw:layer="backgroundobjects" svg:width="0.135cm" svg:height="3.176cm" svg:x="6.283cm" svg:y="3.965cm">
        <text:p/>
        <draw:enhanced-geometry draw:mirror-horizontal="false" draw:mirror-vertical="false" drawooo:sub-view-size="49530 1144270" draw:text-areas="0 0 ?f0 ?f1" svg:viewBox="0 0 0 0" draw:type="ooxml-non-primitive" draw:enhanced-path="M 0 1144270 L 49530 1144270 49530 0 0 0 0 1144270 Z N">
          <draw:equation draw:name="f0" draw:formula="logwidth"/>
          <draw:equation draw:name="f1" draw:formula="logheight"/>
        </draw:enhanced-geometry>
      </draw:custom-shape>
      <draw:custom-shape draw:name="CustomShape 46" draw:style-name="Mgr47" draw:text-style-name="MP49" draw:layer="backgroundobjects" svg:width="0.131cm" svg:height="3.176cm" svg:x="6.421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47" draw:style-name="Mgr48" draw:text-style-name="MP50" draw:layer="backgroundobjects" svg:width="0.131cm" svg:height="3.176cm" svg:x="6.555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48" draw:style-name="Mgr49" draw:text-style-name="MP51" draw:layer="backgroundobjects" svg:width="0.131cm" svg:height="3.176cm" svg:x="6.689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49" draw:style-name="Mgr50" draw:text-style-name="MP52" draw:layer="backgroundobjects" svg:width="0.131cm" svg:height="3.176cm" svg:x="6.823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50" draw:style-name="Mgr51" draw:text-style-name="MP53" draw:layer="backgroundobjects" svg:width="0.131cm" svg:height="3.176cm" svg:x="6.957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51" draw:style-name="Mgr52" draw:text-style-name="MP54" draw:layer="backgroundobjects" svg:width="0.131cm" svg:height="3.176cm" svg:x="7.091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52" draw:style-name="Mgr53" draw:text-style-name="MP55" draw:layer="backgroundobjects" svg:width="0.135cm" svg:height="3.176cm" svg:x="7.225cm" svg:y="3.965cm">
        <text:p/>
        <draw:enhanced-geometry draw:mirror-horizontal="false" draw:mirror-vertical="false" drawooo:sub-view-size="49530 1144270" draw:text-areas="0 0 ?f0 ?f1" svg:viewBox="0 0 0 0" draw:type="ooxml-non-primitive" draw:enhanced-path="M 0 1144270 L 49529 1144270 49529 0 0 0 0 1144270 Z N">
          <draw:equation draw:name="f0" draw:formula="logwidth"/>
          <draw:equation draw:name="f1" draw:formula="logheight"/>
        </draw:enhanced-geometry>
      </draw:custom-shape>
      <draw:custom-shape draw:name="CustomShape 53" draw:style-name="Mgr54" draw:text-style-name="MP56" draw:layer="backgroundobjects" svg:width="0.131cm" svg:height="3.176cm" svg:x="7.362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54" draw:style-name="Mgr55" draw:text-style-name="MP57" draw:layer="backgroundobjects" svg:width="0.131cm" svg:height="3.176cm" svg:x="7.497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55" draw:style-name="Mgr56" draw:text-style-name="MP58" draw:layer="backgroundobjects" svg:width="0.131cm" svg:height="3.176cm" svg:x="7.631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56" draw:style-name="Mgr57" draw:text-style-name="MP59" draw:layer="backgroundobjects" svg:width="0.131cm" svg:height="3.176cm" svg:x="7.765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57" draw:style-name="Mgr58" draw:text-style-name="MP60" draw:layer="backgroundobjects" svg:width="0.131cm" svg:height="3.176cm" svg:x="7.899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58" draw:style-name="Mgr59" draw:text-style-name="MP61" draw:layer="backgroundobjects" svg:width="0.131cm" svg:height="3.176cm" svg:x="8.033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59" draw:style-name="Mgr60" draw:text-style-name="MP62" draw:layer="backgroundobjects" svg:width="0.135cm" svg:height="3.176cm" svg:x="8.167cm" svg:y="3.965cm">
        <text:p/>
        <draw:enhanced-geometry draw:mirror-horizontal="false" draw:mirror-vertical="false" drawooo:sub-view-size="49530 1144270" draw:text-areas="0 0 ?f0 ?f1" svg:viewBox="0 0 0 0" draw:type="ooxml-non-primitive" draw:enhanced-path="M 0 1144270 L 49529 1144270 49529 0 0 0 0 1144270 Z N">
          <draw:equation draw:name="f0" draw:formula="logwidth"/>
          <draw:equation draw:name="f1" draw:formula="logheight"/>
        </draw:enhanced-geometry>
      </draw:custom-shape>
      <draw:custom-shape draw:name="CustomShape 60" draw:style-name="Mgr61" draw:text-style-name="MP63" draw:layer="backgroundobjects" svg:width="0.131cm" svg:height="3.176cm" svg:x="8.304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61" draw:style-name="Mgr62" draw:text-style-name="MP64" draw:layer="backgroundobjects" svg:width="0.131cm" svg:height="3.176cm" svg:x="8.438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62" draw:style-name="Mgr63" draw:text-style-name="MP65" draw:layer="backgroundobjects" svg:width="0.131cm" svg:height="3.176cm" svg:x="8.573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63" draw:style-name="Mgr64" draw:text-style-name="MP66" draw:layer="backgroundobjects" svg:width="0.131cm" svg:height="3.176cm" svg:x="8.707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64" draw:style-name="Mgr65" draw:text-style-name="MP67" draw:layer="backgroundobjects" svg:width="0.131cm" svg:height="3.176cm" svg:x="8.841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65" draw:style-name="Mgr66" draw:text-style-name="MP68" draw:layer="backgroundobjects" svg:width="0.135cm" svg:height="3.176cm" svg:x="8.975cm" svg:y="3.965cm">
        <text:p/>
        <draw:enhanced-geometry draw:mirror-horizontal="false" draw:mirror-vertical="false" drawooo:sub-view-size="49529 1144270" draw:text-areas="0 0 ?f0 ?f1" svg:viewBox="0 0 0 0" draw:type="ooxml-non-primitive" draw:enhanced-path="M 0 1144270 L 49530 1144270 49530 0 0 0 0 1144270 Z N">
          <draw:equation draw:name="f0" draw:formula="logwidth"/>
          <draw:equation draw:name="f1" draw:formula="logheight"/>
        </draw:enhanced-geometry>
      </draw:custom-shape>
      <draw:custom-shape draw:name="CustomShape 66" draw:style-name="Mgr67" draw:text-style-name="MP69" draw:layer="backgroundobjects" svg:width="0.131cm" svg:height="3.176cm" svg:x="9.112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67" draw:style-name="Mgr68" draw:text-style-name="MP70" draw:layer="backgroundobjects" svg:width="0.131cm" svg:height="3.176cm" svg:x="9.246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68" draw:style-name="Mgr69" draw:text-style-name="MP71" draw:layer="backgroundobjects" svg:width="0.131cm" svg:height="3.176cm" svg:x="9.38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69" draw:style-name="Mgr70" draw:text-style-name="MP72" draw:layer="backgroundobjects" svg:width="0.131cm" svg:height="3.176cm" svg:x="9.514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70" draw:style-name="Mgr71" draw:text-style-name="MP73" draw:layer="backgroundobjects" svg:width="0.131cm" svg:height="3.176cm" svg:x="9.648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71" draw:style-name="Mgr72" draw:text-style-name="MP74" draw:layer="backgroundobjects" svg:width="0.131cm" svg:height="3.176cm" svg:x="9.783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72" draw:style-name="Mgr73" draw:text-style-name="MP75" draw:layer="backgroundobjects" svg:width="0.135cm" svg:height="3.176cm" svg:x="9.917cm" svg:y="3.965cm">
        <text:p/>
        <draw:enhanced-geometry draw:mirror-horizontal="false" draw:mirror-vertical="false" drawooo:sub-view-size="49529 1144270" draw:text-areas="0 0 ?f0 ?f1" svg:viewBox="0 0 0 0" draw:type="ooxml-non-primitive" draw:enhanced-path="M 0 1144270 L 49529 1144270 49529 0 0 0 0 1144270 Z N">
          <draw:equation draw:name="f0" draw:formula="logwidth"/>
          <draw:equation draw:name="f1" draw:formula="logheight"/>
        </draw:enhanced-geometry>
      </draw:custom-shape>
      <draw:custom-shape draw:name="CustomShape 73" draw:style-name="Mgr74" draw:text-style-name="MP76" draw:layer="backgroundobjects" svg:width="0.131cm" svg:height="3.176cm" svg:x="10.054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74" draw:style-name="Mgr75" draw:text-style-name="MP77" draw:layer="backgroundobjects" svg:width="0.131cm" svg:height="3.176cm" svg:x="10.188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75" draw:style-name="Mgr76" draw:text-style-name="MP78" draw:layer="backgroundobjects" svg:width="0.131cm" svg:height="3.176cm" svg:x="10.322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76" draw:style-name="Mgr77" draw:text-style-name="MP79" draw:layer="backgroundobjects" svg:width="0.131cm" svg:height="3.176cm" svg:x="10.456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77" draw:style-name="Mgr78" draw:text-style-name="MP80" draw:layer="backgroundobjects" svg:width="0.131cm" svg:height="3.176cm" svg:x="10.59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78" draw:style-name="Mgr79" draw:text-style-name="MP81" draw:layer="backgroundobjects" svg:width="0.131cm" svg:height="3.176cm" svg:x="10.724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79" draw:style-name="Mgr80" draw:text-style-name="MP82" draw:layer="backgroundobjects" svg:width="0.135cm" svg:height="3.176cm" svg:x="10.858cm" svg:y="3.965cm">
        <text:p/>
        <draw:enhanced-geometry draw:mirror-horizontal="false" draw:mirror-vertical="false" drawooo:sub-view-size="49529 1144270" draw:text-areas="0 0 ?f0 ?f1" svg:viewBox="0 0 0 0" draw:type="ooxml-non-primitive" draw:enhanced-path="M 0 1144270 L 49530 1144270 49530 0 0 0 0 1144270 Z N">
          <draw:equation draw:name="f0" draw:formula="logwidth"/>
          <draw:equation draw:name="f1" draw:formula="logheight"/>
        </draw:enhanced-geometry>
      </draw:custom-shape>
      <draw:custom-shape draw:name="CustomShape 80" draw:style-name="Mgr81" draw:text-style-name="MP83" draw:layer="backgroundobjects" svg:width="0.131cm" svg:height="3.176cm" svg:x="10.996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81" draw:style-name="Mgr82" draw:text-style-name="MP84" draw:layer="backgroundobjects" svg:width="0.131cm" svg:height="3.176cm" svg:x="11.13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82" draw:style-name="Mgr83" draw:text-style-name="MP85" draw:layer="backgroundobjects" svg:width="0.131cm" svg:height="3.176cm" svg:x="11.264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83" draw:style-name="Mgr83" draw:text-style-name="MP85" draw:layer="backgroundobjects" svg:width="0.131cm" svg:height="3.176cm" svg:x="11.398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84" draw:style-name="Mgr84" draw:text-style-name="MP86" draw:layer="backgroundobjects" svg:width="0.131cm" svg:height="3.176cm" svg:x="11.532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85" draw:style-name="Mgr85" draw:text-style-name="MP87" draw:layer="backgroundobjects" svg:width="0.131cm" svg:height="3.176cm" svg:x="11.666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86" draw:style-name="Mgr86" draw:text-style-name="MP88" draw:layer="backgroundobjects" svg:width="0.135cm" svg:height="3.176cm" svg:x="11.8cm" svg:y="3.965cm">
        <text:p/>
        <draw:enhanced-geometry draw:mirror-horizontal="false" draw:mirror-vertical="false" drawooo:sub-view-size="49529 1144270" draw:text-areas="0 0 ?f0 ?f1" svg:viewBox="0 0 0 0" draw:type="ooxml-non-primitive" draw:enhanced-path="M 0 1144270 L 49529 1144270 49529 0 0 0 0 1144270 Z N">
          <draw:equation draw:name="f0" draw:formula="logwidth"/>
          <draw:equation draw:name="f1" draw:formula="logheight"/>
        </draw:enhanced-geometry>
      </draw:custom-shape>
      <draw:custom-shape draw:name="CustomShape 87" draw:style-name="Mgr87" draw:text-style-name="MP89" draw:layer="backgroundobjects" svg:width="0.131cm" svg:height="3.176cm" svg:x="11.938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88" draw:style-name="Mgr88" draw:text-style-name="MP90" draw:layer="backgroundobjects" svg:width="0.131cm" svg:height="3.176cm" svg:x="12.072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89" draw:style-name="Mgr89" draw:text-style-name="MP91" draw:layer="backgroundobjects" svg:width="0.131cm" svg:height="3.176cm" svg:x="12.206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90" draw:style-name="Mgr90" draw:text-style-name="MP92" draw:layer="backgroundobjects" svg:width="0.131cm" svg:height="3.176cm" svg:x="12.34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91" draw:style-name="Mgr91" draw:text-style-name="MP93" draw:layer="backgroundobjects" svg:width="0.131cm" svg:height="3.176cm" svg:x="12.474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92" draw:style-name="Mgr92" draw:text-style-name="MP94" draw:layer="backgroundobjects" svg:width="0.135cm" svg:height="3.176cm" svg:x="12.608cm" svg:y="3.965cm">
        <text:p/>
        <draw:enhanced-geometry draw:mirror-horizontal="false" draw:mirror-vertical="false" drawooo:sub-view-size="49529 1144270" draw:text-areas="0 0 ?f0 ?f1" svg:viewBox="0 0 0 0" draw:type="ooxml-non-primitive" draw:enhanced-path="M 0 1144270 L 49530 1144270 49530 0 0 0 0 1144270 Z N">
          <draw:equation draw:name="f0" draw:formula="logwidth"/>
          <draw:equation draw:name="f1" draw:formula="logheight"/>
        </draw:enhanced-geometry>
      </draw:custom-shape>
      <draw:custom-shape draw:name="CustomShape 93" draw:style-name="Mgr93" draw:text-style-name="MP95" draw:layer="backgroundobjects" svg:width="0.131cm" svg:height="3.176cm" svg:x="12.746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94" draw:style-name="Mgr94" draw:text-style-name="MP96" draw:layer="backgroundobjects" svg:width="0.131cm" svg:height="3.176cm" svg:x="12.88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95" draw:style-name="Mgr95" draw:text-style-name="MP97" draw:layer="backgroundobjects" svg:width="0.131cm" svg:height="3.176cm" svg:x="13.014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96" draw:style-name="Mgr96" draw:text-style-name="MP98" draw:layer="backgroundobjects" svg:width="0.131cm" svg:height="3.176cm" svg:x="13.148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97" draw:style-name="Mgr97" draw:text-style-name="MP99" draw:layer="backgroundobjects" svg:width="0.131cm" svg:height="3.176cm" svg:x="13.282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98" draw:style-name="Mgr98" draw:text-style-name="MP100" draw:layer="backgroundobjects" svg:width="0.135cm" svg:height="3.176cm" svg:x="13.416cm" svg:y="3.965cm">
        <text:p/>
        <draw:enhanced-geometry draw:mirror-horizontal="false" draw:mirror-vertical="false" drawooo:sub-view-size="49529 1144270" draw:text-areas="0 0 ?f0 ?f1" svg:viewBox="0 0 0 0" draw:type="ooxml-non-primitive" draw:enhanced-path="M 0 1144270 L 49530 1144270 49530 0 0 0 0 1144270 Z N">
          <draw:equation draw:name="f0" draw:formula="logwidth"/>
          <draw:equation draw:name="f1" draw:formula="logheight"/>
        </draw:enhanced-geometry>
      </draw:custom-shape>
      <draw:custom-shape draw:name="CustomShape 99" draw:style-name="Mgr99" draw:text-style-name="MP101" draw:layer="backgroundobjects" svg:width="0.131cm" svg:height="3.176cm" svg:x="13.554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00" draw:style-name="Mgr100" draw:text-style-name="MP102" draw:layer="backgroundobjects" svg:width="0.131cm" svg:height="3.176cm" svg:x="13.688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01" draw:style-name="Mgr101" draw:text-style-name="MP103" draw:layer="backgroundobjects" svg:width="0.131cm" svg:height="3.176cm" svg:x="13.822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102" draw:style-name="Mgr102" draw:text-style-name="MP104" draw:layer="backgroundobjects" svg:width="0.131cm" svg:height="3.176cm" svg:x="13.956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03" draw:style-name="Mgr103" draw:text-style-name="MP105" draw:layer="backgroundobjects" svg:width="0.131cm" svg:height="3.176cm" svg:x="14.09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04" draw:style-name="Mgr104" draw:text-style-name="MP106" draw:layer="backgroundobjects" svg:width="0.135cm" svg:height="3.176cm" svg:x="14.224cm" svg:y="3.965cm">
        <text:p/>
        <draw:enhanced-geometry draw:mirror-horizontal="false" draw:mirror-vertical="false" drawooo:sub-view-size="49529 1144270" draw:text-areas="0 0 ?f0 ?f1" svg:viewBox="0 0 0 0" draw:type="ooxml-non-primitive" draw:enhanced-path="M 0 1144270 L 49530 1144270 49530 0 0 0 0 1144270 Z N">
          <draw:equation draw:name="f0" draw:formula="logwidth"/>
          <draw:equation draw:name="f1" draw:formula="logheight"/>
        </draw:enhanced-geometry>
      </draw:custom-shape>
      <draw:custom-shape draw:name="CustomShape 105" draw:style-name="Mgr105" draw:text-style-name="MP107" draw:layer="backgroundobjects" svg:width="0.131cm" svg:height="3.176cm" svg:x="14.362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06" draw:style-name="Mgr106" draw:text-style-name="MP108" draw:layer="backgroundobjects" svg:width="0.131cm" svg:height="3.176cm" svg:x="14.496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07" draw:style-name="Mgr107" draw:text-style-name="MP109" draw:layer="backgroundobjects" svg:width="0.131cm" svg:height="3.176cm" svg:x="14.63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08" draw:style-name="Mgr108" draw:text-style-name="MP110" draw:layer="backgroundobjects" svg:width="0.131cm" svg:height="3.176cm" svg:x="14.764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09" draw:style-name="Mgr109" draw:text-style-name="MP111" draw:layer="backgroundobjects" svg:width="0.131cm" svg:height="3.176cm" svg:x="14.898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110" draw:style-name="Mgr110" draw:text-style-name="MP112" draw:layer="backgroundobjects" svg:width="0.131cm" svg:height="3.176cm" svg:x="15.032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11" draw:style-name="Mgr111" draw:text-style-name="MP113" draw:layer="backgroundobjects" svg:width="0.135cm" svg:height="3.176cm" svg:x="15.166cm" svg:y="3.965cm">
        <text:p/>
        <draw:enhanced-geometry draw:mirror-horizontal="false" draw:mirror-vertical="false" drawooo:sub-view-size="49529 1144270" draw:text-areas="0 0 ?f0 ?f1" svg:viewBox="0 0 0 0" draw:type="ooxml-non-primitive" draw:enhanced-path="M 0 1144270 L 49530 1144270 49530 0 0 0 0 1144270 Z N">
          <draw:equation draw:name="f0" draw:formula="logwidth"/>
          <draw:equation draw:name="f1" draw:formula="logheight"/>
        </draw:enhanced-geometry>
      </draw:custom-shape>
      <draw:custom-shape draw:name="CustomShape 112" draw:style-name="Mgr112" draw:text-style-name="MP114" draw:layer="backgroundobjects" svg:width="0.131cm" svg:height="3.176cm" svg:x="15.303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13" draw:style-name="Mgr113" draw:text-style-name="MP115" draw:layer="backgroundobjects" svg:width="0.131cm" svg:height="3.176cm" svg:x="15.438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14" draw:style-name="Mgr114" draw:text-style-name="MP116" draw:layer="backgroundobjects" svg:width="0.131cm" svg:height="3.176cm" svg:x="15.572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15" draw:style-name="Mgr115" draw:text-style-name="MP117" draw:layer="backgroundobjects" svg:width="0.131cm" svg:height="3.176cm" svg:x="15.706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116" draw:style-name="Mgr116" draw:text-style-name="MP118" draw:layer="backgroundobjects" svg:width="0.131cm" svg:height="3.176cm" svg:x="15.84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17" draw:style-name="Mgr117" draw:text-style-name="MP119" draw:layer="backgroundobjects" svg:width="0.131cm" svg:height="3.176cm" svg:x="15.974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118" draw:style-name="Mgr118" draw:text-style-name="MP120" draw:layer="backgroundobjects" svg:width="0.135cm" svg:height="3.176cm" svg:x="16.108cm" svg:y="3.965cm">
        <text:p/>
        <draw:enhanced-geometry draw:mirror-horizontal="false" draw:mirror-vertical="false" drawooo:sub-view-size="49529 1144270" draw:text-areas="0 0 ?f0 ?f1" svg:viewBox="0 0 0 0" draw:type="ooxml-non-primitive" draw:enhanced-path="M 0 1144270 L 49529 1144270 49529 0 0 0 0 1144270 Z N">
          <draw:equation draw:name="f0" draw:formula="logwidth"/>
          <draw:equation draw:name="f1" draw:formula="logheight"/>
        </draw:enhanced-geometry>
      </draw:custom-shape>
      <draw:custom-shape draw:name="CustomShape 119" draw:style-name="Mgr119" draw:text-style-name="MP121" draw:layer="backgroundobjects" svg:width="0.131cm" svg:height="3.176cm" svg:x="16.245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20" draw:style-name="Mgr120" draw:text-style-name="MP122" draw:layer="backgroundobjects" svg:width="0.131cm" svg:height="3.176cm" svg:x="16.379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121" draw:style-name="Mgr121" draw:text-style-name="MP123" draw:layer="backgroundobjects" svg:width="0.131cm" svg:height="3.176cm" svg:x="16.514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22" draw:style-name="Mgr122" draw:text-style-name="MP124" draw:layer="backgroundobjects" svg:width="0.131cm" svg:height="3.176cm" svg:x="16.648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23" draw:style-name="Mgr123" draw:text-style-name="MP125" draw:layer="backgroundobjects" svg:width="0.131cm" svg:height="3.176cm" svg:x="16.782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124" draw:style-name="Mgr124" draw:text-style-name="MP126" draw:layer="backgroundobjects" svg:width="0.131cm" svg:height="3.176cm" svg:x="16.916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25" draw:style-name="Mgr125" draw:text-style-name="MP127" draw:layer="backgroundobjects" svg:width="0.135cm" svg:height="3.176cm" svg:x="17.05cm" svg:y="3.965cm">
        <text:p/>
        <draw:enhanced-geometry draw:mirror-horizontal="false" draw:mirror-vertical="false" drawooo:sub-view-size="49529 1144270" draw:text-areas="0 0 ?f0 ?f1" svg:viewBox="0 0 0 0" draw:type="ooxml-non-primitive" draw:enhanced-path="M 0 1144270 L 49529 1144270 49529 0 0 0 0 1144270 Z N">
          <draw:equation draw:name="f0" draw:formula="logwidth"/>
          <draw:equation draw:name="f1" draw:formula="logheight"/>
        </draw:enhanced-geometry>
      </draw:custom-shape>
      <draw:custom-shape draw:name="CustomShape 126" draw:style-name="Mgr126" draw:text-style-name="MP128" draw:layer="backgroundobjects" svg:width="0.131cm" svg:height="3.176cm" svg:x="17.187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127" draw:style-name="Mgr127" draw:text-style-name="MP129" draw:layer="backgroundobjects" svg:width="0.131cm" svg:height="3.176cm" svg:x="17.321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28" draw:style-name="Mgr128" draw:text-style-name="MP130" draw:layer="backgroundobjects" svg:width="0.131cm" svg:height="3.176cm" svg:x="17.455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60 1144270 48260 0 0 0 0 1144270 Z N">
          <draw:equation draw:name="f0" draw:formula="logwidth"/>
          <draw:equation draw:name="f1" draw:formula="logheight"/>
        </draw:enhanced-geometry>
      </draw:custom-shape>
      <draw:custom-shape draw:name="CustomShape 129" draw:style-name="Mgr129" draw:text-style-name="MP131" draw:layer="backgroundobjects" svg:width="0.131cm" svg:height="3.176cm" svg:x="17.59cm" svg:y="3.965cm">
        <text:p/>
        <draw:enhanced-geometry draw:mirror-horizontal="false" draw:mirror-vertical="false" drawooo:sub-view-size="48260 1144270" draw:text-areas="0 0 ?f0 ?f1" svg:viewBox="0 0 0 0" draw:type="ooxml-non-primitive" draw:enhanced-path="M 0 1144270 L 48259 1144270 48259 0 0 0 0 1144270 Z N">
          <draw:equation draw:name="f0" draw:formula="logwidth"/>
          <draw:equation draw:name="f1" draw:formula="logheight"/>
        </draw:enhanced-geometry>
      </draw:custom-shape>
      <draw:custom-shape draw:name="CustomShape 130" draw:style-name="Mgr130" draw:text-style-name="MP132" draw:layer="backgroundobjects" svg:width="0.145cm" svg:height="3.176cm" svg:x="17.724cm" svg:y="3.965cm">
        <text:p/>
        <draw:enhanced-geometry draw:mirror-horizontal="false" draw:mirror-vertical="false" drawooo:sub-view-size="53339 1144270" draw:text-areas="0 0 ?f0 ?f1" svg:viewBox="0 0 0 0" draw:type="ooxml-non-primitive" draw:enhanced-path="M 0 1144270 L 53340 1144270 53340 0 0 0 0 1144270 Z N">
          <draw:equation draw:name="f0" draw:formula="logwidth"/>
          <draw:equation draw:name="f1" draw:formula="logheight"/>
        </draw:enhanced-geometry>
      </draw:custom-shape>
      <draw:custom-shape draw:name="CustomShape 131" draw:style-name="Mgr131" draw:text-style-name="MP133" draw:layer="backgroundobjects" svg:width="0.131cm" svg:height="3.172cm" svg:x="17.858cm" svg:y="3.969cm">
        <text:p/>
        <draw:enhanced-geometry draw:mirror-horizontal="false" draw:mirror-vertical="false" drawooo:sub-view-size="48260 1143000" draw:text-areas="0 0 ?f0 ?f1" svg:viewBox="0 0 0 0" draw:type="ooxml-non-primitive" draw:enhanced-path="M 0 1143000 L 48259 1143000 48259 0 0 0 0 1143000 Z N">
          <draw:equation draw:name="f0" draw:formula="logwidth"/>
          <draw:equation draw:name="f1" draw:formula="logheight"/>
        </draw:enhanced-geometry>
      </draw:custom-shap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7cm" svg:height="11.136cm" svg:x="0.60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132" draw:text-style-name="MP134" draw:layer="backgroundobjects" drawooo:display="printer" svg:width="8.956cm" svg:height="9.114cm" svg:x="16.441cm" svg:y="5.1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33" draw:text-style-name="MP135" draw:layer="backgroundobjects" drawooo:display="printer" svg:width="1.599cm" svg:height="1.535cm" svg:x="23.283cm" svg:y="0.5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134" draw:text-style-name="MP136" draw:layer="backgroundobjects" svg:width="7.088cm" svg:height="6.71cm" svg:x="8.731cm" svg:y="6.53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35" draw:text-style-name="MP137" draw:layer="backgroundobjects" svg:width="0.65cm" svg:height="1.461cm" svg:x="0.635cm" svg:y="2.60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36" draw:text-style-name="MP138" draw:layer="backgroundobjects" svg:width="2.329cm" svg:height="0.974cm" svg:x="0.635cm" svg:y="1.7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137" draw:text-style-name="MP139" draw:layer="backgroundobjects" svg:width="1.489cm" svg:height="0.717cm" svg:x="22.087cm" svg:y="1.83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138" draw:text-style-name="MP140" draw:layer="backgroundobjects" svg:width="0.96cm" svg:height="2.385cm" svg:x="23.34cm" svg:y="1.7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139" draw:text-style-name="MP141" draw:layer="backgroundobjects" svg:width="1.507cm" svg:height="0.658cm" svg:x="1.415cm" svg:y="13.06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40" draw:text-style-name="MP142" draw:layer="backgroundobjects" svg:width="1.002cm" svg:height="2.558cm" svg:x="0.596cm" svg:y="11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141" draw:text-style-name="MP143" draw:layer="backgroundobjects" svg:width="0.614cm" svg:height="1.334cm" svg:x="23.805cm" svg:y="11.90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142" draw:text-style-name="MP144" draw:layer="backgroundobjects" svg:width="2.202cm" svg:height="0.935cm" svg:x="22.225cm" svg:y="13.01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9.797cm" svg:height="11.136cm" svg:x="0.601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cus" style:page-layout-name="PM1" draw:style-name="Mdp1">
      <draw:frame presentation:style-name="Mpr9" draw:text-style-name="MP146" draw:layer="backgroundobjects" svg:width="5.917cm" svg:height="0.985cm" svg:x="1.27cm" svg:y="13.016cm" presentation:class="date-time">
        <draw:text-box>
          <text:p text:style-name="MP145"><text:span text:style-name="MT1"><presentation:date-time/></text:span></text:p>
        </draw:text-box>
      </draw:frame>
      <draw:frame presentation:style-name="Mpr9" draw:text-style-name="MP148" draw:layer="backgroundobjects" svg:width="8.051cm" svg:height="0.985cm" svg:x="8.686cm" svg:y="13.016cm" presentation:class="footer">
        <draw:text-box>
          <text:p text:style-name="MP147"><text:span text:style-name="MT1"><presentation:footer/></text:span></text:p>
        </draw:text-box>
      </draw:frame>
      <draw:frame presentation:style-name="Mpr9" draw:text-style-name="MP150" draw:layer="backgroundobjects" svg:width="5.917cm" svg:height="0.985cm" svg:x="18.211cm" svg:y="13.016cm" presentation:class="page-number">
        <draw:text-box>
          <text:p text:style-name="MP149"><text:span text:style-name="MT1"><text:page-number>&lt;number&gt;</text:page-number></text:span></text:p>
        </draw:text-box>
      </draw:frame>
      <draw:frame draw:style-name="Mgr143" draw:text-style-name="MP151" draw:layer="backgroundobjects" svg:width="25.667cm" svg:height="14.356cm" svg:x="-0.09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6.455cm" svg:height="4.671cm" svg:x="9.437cm" svg:y="4.816cm" presentation:class="outline" presentation:placeholder="true">
        <draw:text-box/>
      </draw:frame>
      <draw:frame presentation:style-name="Focus-title" draw:layer="backgroundobjects" svg:width="10.179cm" svg:height="2.386cm" svg:x="1.27cm" svg:y="0.569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146" draw:layer="backgroundobjects" svg:width="9.113cm" svg:height="1.484cm" svg:x="0cm" svg:y="0cm" presentation:class="header">
          <draw:text-box>
            <text:p text:style-name="MP145"><text:span text:style-name="MT1"><presentation:header/></text:span></text:p>
          </draw:text-box>
        </draw:frame>
        <draw:frame presentation:style-name="Mpr10" draw:text-style-name="MP150" draw:layer="backgroundobjects" svg:width="9.113cm" svg:height="1.484cm" svg:x="11.886cm" svg:y="0cm" presentation:class="date-time">
          <draw:text-box>
            <text:p text:style-name="MP149"><text:span text:style-name="MT1"><presentation:date-time/></text:span></text:p>
          </draw:text-box>
        </draw:frame>
        <draw:frame presentation:style-name="Mpr11" draw:text-style-name="MP146" draw:layer="backgroundobjects" svg:width="9.113cm" svg:height="1.484cm" svg:x="0cm" svg:y="28.215cm" presentation:class="footer">
          <draw:text-box>
            <text:p text:style-name="MP145"><text:span text:style-name="MT1"><presentation:footer/></text:span></text:p>
          </draw:text-box>
        </draw:frame>
        <draw:frame presentation:style-name="Mpr11" draw:text-style-name="MP150" draw:layer="backgroundobjects" svg:width="9.113cm" svg:height="1.484cm" svg:x="11.886cm" svg:y="28.215cm" presentation:class="page-number">
          <draw:text-box>
            <text:p text:style-name="MP14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05:55:17</meta:creation-date>
    <dc:language>en-IN</dc:language>
    <dc:date>2019-11-15T11:41:14.872515783</dc:date>
    <meta:editing-cycles>3</meta:editing-cycles>
    <meta:editing-duration>PT13M8S</meta:editing-duration>
    <meta:generator>LibreOffice/6.0.7.3$Linux_X86_64 LibreOffice_project/00m0$Build-3</meta:generator>
    <meta:document-statistic meta:object-count="536"/>
    <meta:user-defined meta:name="AppVersion">12.0000</meta:user-defined>
    <meta:user-defined meta:name="Created" meta:value-type="date">2018-01-23T00:00:00</meta:user-defined>
    <meta:user-defined meta:name="Creator">pdftk 1.44 - www.pdftk.com</meta:user-defined>
    <meta:user-defined meta:name="HyperlinksChanged" meta:value-type="boolean">false</meta:user-defined>
    <meta:user-defined meta:name="LastSaved" meta:value-type="date">2019-11-15T00:00:00</meta:user-defined>
    <meta:user-defined meta:name="LinksUpToDate" meta:value-type="boolean">false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